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327in"/>
    </style:style>
    <style:style style:name="co2" style:family="table-column">
      <style:table-column-properties fo:break-before="auto" style:column-width="0.4055in"/>
    </style:style>
    <style:style style:name="co3" style:family="table-column">
      <style:table-column-properties fo:break-before="auto" style:column-width="0.4945in"/>
    </style:style>
    <style:style style:name="co4" style:family="table-column">
      <style:table-column-properties fo:break-before="auto" style:column-width="0.852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6" table:default-cell-style-name="ce2"/>
        <table:table-column table:style-name="co6" table:default-cell-style-name="Default"/>
        <table:table-column table:style-name="co6" table:number-columns-repeated="2" table:default-cell-style-name="ce2"/>
        <table:table-column table:style-name="co4" table:number-columns-repeated="7" table:default-cell-style-name="Default"/>
        <table:table-column table:style-name="co7" table:number-columns-repeated="1002" table:default-cell-style-name="Default"/>
        <table:table-row table:style-name="ro1">
          <table:table-cell table:style-name="ce1" office:value-type="string">
            <text:p>%element</text:p>
          </table:table-cell>
          <table:table-cell table:style-name="ce1" office:value-type="string">
            <text:p>local</text:p>
          </table:table-cell>
          <table:table-cell table:style-name="ce1" office:value-type="string">
            <text:p>globa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dx</text:p>
          </table:table-cell>
          <table:table-cell table:style-name="ce1" office:value-type="string">
            <text:p>dy</text:p>
          </table:table-cell>
          <table:table-cell table:style-name="ce1" office:value-type="string">
            <text:p>dz</text:p>
          </table:table-cell>
          <table:table-cell table:style-name="ce1" office:value-type="string">
            <text:p>e11</text:p>
          </table:table-cell>
          <table:table-cell table:style-name="ce1" office:value-type="string">
            <text:p>e22</text:p>
          </table:table-cell>
          <table:table-cell table:style-name="ce1" office:value-type="string">
            <text:p>e33</text:p>
          </table:table-cell>
          <table:table-cell table:style-name="ce1" office:value-type="string">
            <text:p>e12</text:p>
          </table:table-cell>
          <table:table-cell table:style-name="ce1" office:value-type="string">
            <text:p>e23</text:p>
          </table:table-cell>
          <table:table-cell table:style-name="ce1" office:value-type="string">
            <text:p>e13</text:p>
          </table:table-cell>
          <table:table-cell table:style-name="ce1" office:value-type="string">
            <text:p>s1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s33</text:p>
          </table:table-cell>
          <table:table-cell table:style-name="ce1" office:value-type="string">
            <text:p>s12</text:p>
          </table:table-cell>
          <table:table-cell table:style-name="ce1" office:value-type="string">
            <text:p>s23</text:p>
          </table:table-cell>
          <table:table-cell table:style-name="ce1" office:value-type="string">
            <text:p>s13</text:p>
          </table:table-cell>
          <table:table-cell table:style-name="ce1" office:value-type="string">
            <text:p>von</text:p>
          </table:table-cell>
          <table:table-cell table:style-name="ce1" table:number-columns-repeated="100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-0.023">
            <text:p>-0.023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1648e-08</text:p>
          </table:table-cell>
          <table:table-cell office:value-type="float" office:value="0">
            <text:p>0</text:p>
          </table:table-cell>
          <table:table-cell office:value-type="string">
            <text:p>-8.66052e-09</text:p>
          </table:table-cell>
          <table:table-cell office:value-type="string">
            <text:p>5.44448e-09</text:p>
          </table:table-cell>
          <table:table-cell table:number-columns-repeated="2" office:value-type="float" office:value="1.47381">
            <text:p>1.47381</text:p>
          </table:table-cell>
          <table:table-cell office:value-type="float" office:value="3.43889">
            <text:p>3.43889</text:p>
          </table:table-cell>
          <table:table-cell office:value-type="float" office:value="0">
            <text:p>0</text:p>
          </table:table-cell>
          <table:table-cell office:value-type="float" office:value="-0.699504">
            <text:p>-0.699504</text:p>
          </table:table-cell>
          <table:table-cell office:value-type="float" office:value="0.439746">
            <text:p>0.439746</text:p>
          </table:table-cell>
          <table:table-cell office:value-type="float" office:value="2.43096">
            <text:p>2.43096</text:p>
          </table:table-cell>
          <table:table-cell table:number-columns-repeated="100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-0.023">
            <text:p>-0.023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1648e-08</text:p>
          </table:table-cell>
          <table:table-cell office:value-type="float" office:value="0">
            <text:p>0</text:p>
          </table:table-cell>
          <table:table-cell office:value-type="string">
            <text:p>-8.66052e-09</text:p>
          </table:table-cell>
          <table:table-cell office:value-type="string">
            <text:p>5.44448e-09</text:p>
          </table:table-cell>
          <table:table-cell table:number-columns-repeated="2" office:value-type="float" office:value="1.47381">
            <text:p>1.47381</text:p>
          </table:table-cell>
          <table:table-cell office:value-type="float" office:value="3.43889">
            <text:p>3.43889</text:p>
          </table:table-cell>
          <table:table-cell office:value-type="float" office:value="0">
            <text:p>0</text:p>
          </table:table-cell>
          <table:table-cell office:value-type="float" office:value="-0.699504">
            <text:p>-0.699504</text:p>
          </table:table-cell>
          <table:table-cell office:value-type="float" office:value="0.439746">
            <text:p>0.439746</text:p>
          </table:table-cell>
          <table:table-cell office:value-type="float" office:value="2.43096">
            <text:p>2.43096</text:p>
          </table:table-cell>
          <table:table-cell table:number-columns-repeated="100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06">
            <text:p>1606</text:p>
          </table:table-cell>
          <table:table-cell office:value-type="float" office:value="-0.0209875">
            <text:p>-0.02098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162e-08</text:p>
          </table:table-cell>
          <table:table-cell office:value-type="float" office:value="0">
            <text:p>0</text:p>
          </table:table-cell>
          <table:table-cell office:value-type="string">
            <text:p>-9.4745e-09</text:p>
          </table:table-cell>
          <table:table-cell office:value-type="string">
            <text:p>4.89215e-09</text:p>
          </table:table-cell>
          <table:table-cell table:number-columns-repeated="2" office:value-type="float" office:value="1.41947">
            <text:p>1.41947</text:p>
          </table:table-cell>
          <table:table-cell office:value-type="float" office:value="3.31209">
            <text:p>3.31209</text:p>
          </table:table-cell>
          <table:table-cell office:value-type="float" office:value="0">
            <text:p>0</text:p>
          </table:table-cell>
          <table:table-cell office:value-type="float" office:value="-0.765248">
            <text:p>-0.765248</text:p>
          </table:table-cell>
          <table:table-cell office:value-type="float" office:value="0.395135">
            <text:p>0.395135</text:p>
          </table:table-cell>
          <table:table-cell office:value-type="float" office:value="2.40982">
            <text:p>2.40982</text:p>
          </table:table-cell>
          <table:table-cell table:number-columns-repeated="100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06">
            <text:p>1606</text:p>
          </table:table-cell>
          <table:table-cell office:value-type="float" office:value="-0.0209875">
            <text:p>-0.02098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162e-08</text:p>
          </table:table-cell>
          <table:table-cell office:value-type="float" office:value="0">
            <text:p>0</text:p>
          </table:table-cell>
          <table:table-cell office:value-type="string">
            <text:p>-9.4745e-09</text:p>
          </table:table-cell>
          <table:table-cell office:value-type="string">
            <text:p>4.89215e-09</text:p>
          </table:table-cell>
          <table:table-cell table:number-columns-repeated="2" office:value-type="float" office:value="1.41947">
            <text:p>1.41947</text:p>
          </table:table-cell>
          <table:table-cell office:value-type="float" office:value="3.31209">
            <text:p>3.31209</text:p>
          </table:table-cell>
          <table:table-cell office:value-type="float" office:value="0">
            <text:p>0</text:p>
          </table:table-cell>
          <table:table-cell office:value-type="float" office:value="-0.765248">
            <text:p>-0.765248</text:p>
          </table:table-cell>
          <table:table-cell office:value-type="float" office:value="0.395135">
            <text:p>0.395135</text:p>
          </table:table-cell>
          <table:table-cell office:value-type="float" office:value="2.40982">
            <text:p>2.40982</text:p>
          </table:table-cell>
          <table:table-cell table:number-columns-repeated="100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">
            <text:p>3</text:p>
          </table:table-cell>
          <table:table-cell office:value-type="float" office:value="1606">
            <text:p>1606</text:p>
          </table:table-cell>
          <table:table-cell office:value-type="float" office:value="-0.0209875">
            <text:p>-0.02098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162e-08</text:p>
          </table:table-cell>
          <table:table-cell office:value-type="float" office:value="0">
            <text:p>0</text:p>
          </table:table-cell>
          <table:table-cell office:value-type="string">
            <text:p>-9.4745e-09</text:p>
          </table:table-cell>
          <table:table-cell office:value-type="string">
            <text:p>4.89215e-09</text:p>
          </table:table-cell>
          <table:table-cell table:number-columns-repeated="2" office:value-type="float" office:value="1.41947">
            <text:p>1.41947</text:p>
          </table:table-cell>
          <table:table-cell office:value-type="float" office:value="3.31209">
            <text:p>3.31209</text:p>
          </table:table-cell>
          <table:table-cell office:value-type="float" office:value="0">
            <text:p>0</text:p>
          </table:table-cell>
          <table:table-cell office:value-type="float" office:value="-0.765248">
            <text:p>-0.765248</text:p>
          </table:table-cell>
          <table:table-cell office:value-type="float" office:value="0.395135">
            <text:p>0.395135</text:p>
          </table:table-cell>
          <table:table-cell office:value-type="float" office:value="2.40982">
            <text:p>2.40982</text:p>
          </table:table-cell>
          <table:table-cell table:number-columns-repeated="1002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1606">
            <text:p>1606</text:p>
          </table:table-cell>
          <table:table-cell office:value-type="float" office:value="-0.0209875">
            <text:p>-0.02098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162e-08</text:p>
          </table:table-cell>
          <table:table-cell office:value-type="float" office:value="0">
            <text:p>0</text:p>
          </table:table-cell>
          <table:table-cell office:value-type="string">
            <text:p>-9.4745e-09</text:p>
          </table:table-cell>
          <table:table-cell office:value-type="string">
            <text:p>4.89215e-09</text:p>
          </table:table-cell>
          <table:table-cell table:number-columns-repeated="2" office:value-type="float" office:value="1.41947">
            <text:p>1.41947</text:p>
          </table:table-cell>
          <table:table-cell office:value-type="float" office:value="3.31209">
            <text:p>3.31209</text:p>
          </table:table-cell>
          <table:table-cell office:value-type="float" office:value="0">
            <text:p>0</text:p>
          </table:table-cell>
          <table:table-cell office:value-type="float" office:value="-0.765248">
            <text:p>-0.765248</text:p>
          </table:table-cell>
          <table:table-cell office:value-type="float" office:value="0.395135">
            <text:p>0.395135</text:p>
          </table:table-cell>
          <table:table-cell office:value-type="float" office:value="2.40982">
            <text:p>2.40982</text:p>
          </table:table-cell>
          <table:table-cell table:number-columns-repeated="100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607">
            <text:p>1607</text:p>
          </table:table-cell>
          <table:table-cell office:value-type="float" office:value="-0.018975">
            <text:p>-0.0189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4627e-08</text:p>
          </table:table-cell>
          <table:table-cell office:value-type="float" office:value="0">
            <text:p>0</text:p>
          </table:table-cell>
          <table:table-cell office:value-type="string">
            <text:p>-1.01817e-08</text:p>
          </table:table-cell>
          <table:table-cell office:value-type="string">
            <text:p>4.3804e-09</text:p>
          </table:table-cell>
          <table:table-cell table:number-columns-repeated="2" office:value-type="float" office:value="1.38875">
            <text:p>1.38875</text:p>
          </table:table-cell>
          <table:table-cell office:value-type="float" office:value="3.24042">
            <text:p>3.24042</text:p>
          </table:table-cell>
          <table:table-cell office:value-type="float" office:value="0">
            <text:p>0</text:p>
          </table:table-cell>
          <table:table-cell office:value-type="float" office:value="-0.822365">
            <text:p>-0.822365</text:p>
          </table:table-cell>
          <table:table-cell office:value-type="float" office:value="0.353802">
            <text:p>0.353802</text:p>
          </table:table-cell>
          <table:table-cell office:value-type="float" office:value="2.41517">
            <text:p>2.41517</text:p>
          </table:table-cell>
          <table:table-cell table:number-columns-repeated="100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07">
            <text:p>1607</text:p>
          </table:table-cell>
          <table:table-cell office:value-type="float" office:value="-0.018975">
            <text:p>-0.0189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4627e-08</text:p>
          </table:table-cell>
          <table:table-cell office:value-type="float" office:value="0">
            <text:p>0</text:p>
          </table:table-cell>
          <table:table-cell office:value-type="string">
            <text:p>-1.01817e-08</text:p>
          </table:table-cell>
          <table:table-cell office:value-type="string">
            <text:p>4.3804e-09</text:p>
          </table:table-cell>
          <table:table-cell table:number-columns-repeated="2" office:value-type="float" office:value="1.38875">
            <text:p>1.38875</text:p>
          </table:table-cell>
          <table:table-cell office:value-type="float" office:value="3.24042">
            <text:p>3.24042</text:p>
          </table:table-cell>
          <table:table-cell office:value-type="float" office:value="0">
            <text:p>0</text:p>
          </table:table-cell>
          <table:table-cell office:value-type="float" office:value="-0.822365">
            <text:p>-0.822365</text:p>
          </table:table-cell>
          <table:table-cell office:value-type="float" office:value="0.353802">
            <text:p>0.353802</text:p>
          </table:table-cell>
          <table:table-cell office:value-type="float" office:value="2.41517">
            <text:p>2.41517</text:p>
          </table:table-cell>
          <table:table-cell table:number-columns-repeated="1002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3">
            <text:p>3</text:p>
          </table:table-cell>
          <table:table-cell office:value-type="float" office:value="1607">
            <text:p>1607</text:p>
          </table:table-cell>
          <table:table-cell office:value-type="float" office:value="-0.018975">
            <text:p>-0.0189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4627e-08</text:p>
          </table:table-cell>
          <table:table-cell office:value-type="float" office:value="0">
            <text:p>0</text:p>
          </table:table-cell>
          <table:table-cell office:value-type="string">
            <text:p>-1.01817e-08</text:p>
          </table:table-cell>
          <table:table-cell office:value-type="string">
            <text:p>4.3804e-09</text:p>
          </table:table-cell>
          <table:table-cell table:number-columns-repeated="2" office:value-type="float" office:value="1.38875">
            <text:p>1.38875</text:p>
          </table:table-cell>
          <table:table-cell office:value-type="float" office:value="3.24042">
            <text:p>3.24042</text:p>
          </table:table-cell>
          <table:table-cell office:value-type="float" office:value="0">
            <text:p>0</text:p>
          </table:table-cell>
          <table:table-cell office:value-type="float" office:value="-0.822365">
            <text:p>-0.822365</text:p>
          </table:table-cell>
          <table:table-cell office:value-type="float" office:value="0.353802">
            <text:p>0.353802</text:p>
          </table:table-cell>
          <table:table-cell office:value-type="float" office:value="2.41517">
            <text:p>2.41517</text:p>
          </table:table-cell>
          <table:table-cell table:number-columns-repeated="100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1607">
            <text:p>1607</text:p>
          </table:table-cell>
          <table:table-cell office:value-type="float" office:value="-0.018975">
            <text:p>-0.0189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4627e-08</text:p>
          </table:table-cell>
          <table:table-cell office:value-type="float" office:value="0">
            <text:p>0</text:p>
          </table:table-cell>
          <table:table-cell office:value-type="string">
            <text:p>-1.01817e-08</text:p>
          </table:table-cell>
          <table:table-cell office:value-type="string">
            <text:p>4.3804e-09</text:p>
          </table:table-cell>
          <table:table-cell table:number-columns-repeated="2" office:value-type="float" office:value="1.38875">
            <text:p>1.38875</text:p>
          </table:table-cell>
          <table:table-cell office:value-type="float" office:value="3.24042">
            <text:p>3.24042</text:p>
          </table:table-cell>
          <table:table-cell office:value-type="float" office:value="0">
            <text:p>0</text:p>
          </table:table-cell>
          <table:table-cell office:value-type="float" office:value="-0.822365">
            <text:p>-0.822365</text:p>
          </table:table-cell>
          <table:table-cell office:value-type="float" office:value="0.353802">
            <text:p>0.353802</text:p>
          </table:table-cell>
          <table:table-cell office:value-type="float" office:value="2.41517">
            <text:p>2.41517</text:p>
          </table:table-cell>
          <table:table-cell table:number-columns-repeated="100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608">
            <text:p>1608</text:p>
          </table:table-cell>
          <table:table-cell office:value-type="float" office:value="-0.0169625">
            <text:p>-0.01696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43e-08</text:p>
          </table:table-cell>
          <table:table-cell office:value-type="float" office:value="0">
            <text:p>0</text:p>
          </table:table-cell>
          <table:table-cell office:value-type="string">
            <text:p>-1.08218e-08</text:p>
          </table:table-cell>
          <table:table-cell office:value-type="string">
            <text:p>3.90482e-09</text:p>
          </table:table-cell>
          <table:table-cell table:number-columns-repeated="2" office:value-type="float" office:value="1.37425">
            <text:p>1.37425</text:p>
          </table:table-cell>
          <table:table-cell office:value-type="float" office:value="3.20658">
            <text:p>3.20658</text:p>
          </table:table-cell>
          <table:table-cell office:value-type="float" office:value="0">
            <text:p>0</text:p>
          </table:table-cell>
          <table:table-cell office:value-type="float" office:value="-0.874069">
            <text:p>-0.874069</text:p>
          </table:table-cell>
          <table:table-cell office:value-type="float" office:value="0.31539">
            <text:p>0.31539</text:p>
          </table:table-cell>
          <table:table-cell office:value-type="float" office:value="2.43882">
            <text:p>2.43882</text:p>
          </table:table-cell>
          <table:table-cell table:number-columns-repeated="100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608">
            <text:p>1608</text:p>
          </table:table-cell>
          <table:table-cell office:value-type="float" office:value="-0.0169625">
            <text:p>-0.01696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43e-08</text:p>
          </table:table-cell>
          <table:table-cell office:value-type="float" office:value="0">
            <text:p>0</text:p>
          </table:table-cell>
          <table:table-cell office:value-type="string">
            <text:p>-1.08218e-08</text:p>
          </table:table-cell>
          <table:table-cell office:value-type="string">
            <text:p>3.90482e-09</text:p>
          </table:table-cell>
          <table:table-cell table:number-columns-repeated="2" office:value-type="float" office:value="1.37425">
            <text:p>1.37425</text:p>
          </table:table-cell>
          <table:table-cell office:value-type="float" office:value="3.20658">
            <text:p>3.20658</text:p>
          </table:table-cell>
          <table:table-cell office:value-type="float" office:value="0">
            <text:p>0</text:p>
          </table:table-cell>
          <table:table-cell office:value-type="float" office:value="-0.874069">
            <text:p>-0.874069</text:p>
          </table:table-cell>
          <table:table-cell office:value-type="float" office:value="0.31539">
            <text:p>0.31539</text:p>
          </table:table-cell>
          <table:table-cell office:value-type="float" office:value="2.43882">
            <text:p>2.43882</text:p>
          </table:table-cell>
          <table:table-cell table:number-columns-repeated="100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">
            <text:p>3</text:p>
          </table:table-cell>
          <table:table-cell office:value-type="float" office:value="1608">
            <text:p>1608</text:p>
          </table:table-cell>
          <table:table-cell office:value-type="float" office:value="-0.0169625">
            <text:p>-0.01696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43e-08</text:p>
          </table:table-cell>
          <table:table-cell office:value-type="float" office:value="0">
            <text:p>0</text:p>
          </table:table-cell>
          <table:table-cell office:value-type="string">
            <text:p>-1.08218e-08</text:p>
          </table:table-cell>
          <table:table-cell office:value-type="string">
            <text:p>3.90482e-09</text:p>
          </table:table-cell>
          <table:table-cell table:number-columns-repeated="2" office:value-type="float" office:value="1.37425">
            <text:p>1.37425</text:p>
          </table:table-cell>
          <table:table-cell office:value-type="float" office:value="3.20658">
            <text:p>3.20658</text:p>
          </table:table-cell>
          <table:table-cell office:value-type="float" office:value="0">
            <text:p>0</text:p>
          </table:table-cell>
          <table:table-cell office:value-type="float" office:value="-0.874069">
            <text:p>-0.874069</text:p>
          </table:table-cell>
          <table:table-cell office:value-type="float" office:value="0.31539">
            <text:p>0.31539</text:p>
          </table:table-cell>
          <table:table-cell office:value-type="float" office:value="2.43882">
            <text:p>2.43882</text:p>
          </table:table-cell>
          <table:table-cell table:number-columns-repeated="1002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1608">
            <text:p>1608</text:p>
          </table:table-cell>
          <table:table-cell office:value-type="float" office:value="-0.0169625">
            <text:p>-0.01696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43e-08</text:p>
          </table:table-cell>
          <table:table-cell office:value-type="float" office:value="0">
            <text:p>0</text:p>
          </table:table-cell>
          <table:table-cell office:value-type="string">
            <text:p>-1.08218e-08</text:p>
          </table:table-cell>
          <table:table-cell office:value-type="string">
            <text:p>3.90482e-09</text:p>
          </table:table-cell>
          <table:table-cell table:number-columns-repeated="2" office:value-type="float" office:value="1.37425">
            <text:p>1.37425</text:p>
          </table:table-cell>
          <table:table-cell office:value-type="float" office:value="3.20658">
            <text:p>3.20658</text:p>
          </table:table-cell>
          <table:table-cell office:value-type="float" office:value="0">
            <text:p>0</text:p>
          </table:table-cell>
          <table:table-cell office:value-type="float" office:value="-0.874069">
            <text:p>-0.874069</text:p>
          </table:table-cell>
          <table:table-cell office:value-type="float" office:value="0.31539">
            <text:p>0.31539</text:p>
          </table:table-cell>
          <table:table-cell office:value-type="float" office:value="2.43882">
            <text:p>2.43882</text:p>
          </table:table-cell>
          <table:table-cell table:number-columns-repeated="100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609">
            <text:p>1609</text:p>
          </table:table-cell>
          <table:table-cell office:value-type="float" office:value="-0.01495">
            <text:p>-0.0149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235e-08</text:p>
          </table:table-cell>
          <table:table-cell office:value-type="float" office:value="0">
            <text:p>0</text:p>
          </table:table-cell>
          <table:table-cell office:value-type="string">
            <text:p>-1.14313e-08</text:p>
          </table:table-cell>
          <table:table-cell office:value-type="string">
            <text:p>3.45722e-09</text:p>
          </table:table-cell>
          <table:table-cell table:number-columns-repeated="2" office:value-type="float" office:value="1.37188">
            <text:p>1.37188</text:p>
          </table:table-cell>
          <table:table-cell office:value-type="float" office:value="3.20105">
            <text:p>3.20105</text:p>
          </table:table-cell>
          <table:table-cell office:value-type="float" office:value="0">
            <text:p>0</text:p>
          </table:table-cell>
          <table:table-cell office:value-type="float" office:value="-0.923298">
            <text:p>-0.923298</text:p>
          </table:table-cell>
          <table:table-cell office:value-type="float" office:value="0.279237">
            <text:p>0.279237</text:p>
          </table:table-cell>
          <table:table-cell office:value-type="float" office:value="2.47734">
            <text:p>2.47734</text:p>
          </table:table-cell>
          <table:table-cell table:number-columns-repeated="100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609">
            <text:p>1609</text:p>
          </table:table-cell>
          <table:table-cell office:value-type="float" office:value="-0.01495">
            <text:p>-0.0149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235e-08</text:p>
          </table:table-cell>
          <table:table-cell office:value-type="float" office:value="0">
            <text:p>0</text:p>
          </table:table-cell>
          <table:table-cell office:value-type="string">
            <text:p>-1.14313e-08</text:p>
          </table:table-cell>
          <table:table-cell office:value-type="string">
            <text:p>3.45722e-09</text:p>
          </table:table-cell>
          <table:table-cell table:number-columns-repeated="2" office:value-type="float" office:value="1.37188">
            <text:p>1.37188</text:p>
          </table:table-cell>
          <table:table-cell office:value-type="float" office:value="3.20105">
            <text:p>3.20105</text:p>
          </table:table-cell>
          <table:table-cell office:value-type="float" office:value="0">
            <text:p>0</text:p>
          </table:table-cell>
          <table:table-cell office:value-type="float" office:value="-0.923298">
            <text:p>-0.923298</text:p>
          </table:table-cell>
          <table:table-cell office:value-type="float" office:value="0.279237">
            <text:p>0.279237</text:p>
          </table:table-cell>
          <table:table-cell office:value-type="float" office:value="2.47734">
            <text:p>2.47734</text:p>
          </table:table-cell>
          <table:table-cell table:number-columns-repeated="1002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3">
            <text:p>3</text:p>
          </table:table-cell>
          <table:table-cell office:value-type="float" office:value="1609">
            <text:p>1609</text:p>
          </table:table-cell>
          <table:table-cell office:value-type="float" office:value="-0.01495">
            <text:p>-0.0149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235e-08</text:p>
          </table:table-cell>
          <table:table-cell office:value-type="float" office:value="0">
            <text:p>0</text:p>
          </table:table-cell>
          <table:table-cell office:value-type="string">
            <text:p>-1.14313e-08</text:p>
          </table:table-cell>
          <table:table-cell office:value-type="string">
            <text:p>3.45722e-09</text:p>
          </table:table-cell>
          <table:table-cell table:number-columns-repeated="2" office:value-type="float" office:value="1.37188">
            <text:p>1.37188</text:p>
          </table:table-cell>
          <table:table-cell office:value-type="float" office:value="3.20105">
            <text:p>3.20105</text:p>
          </table:table-cell>
          <table:table-cell office:value-type="float" office:value="0">
            <text:p>0</text:p>
          </table:table-cell>
          <table:table-cell office:value-type="float" office:value="-0.923298">
            <text:p>-0.923298</text:p>
          </table:table-cell>
          <table:table-cell office:value-type="float" office:value="0.279237">
            <text:p>0.279237</text:p>
          </table:table-cell>
          <table:table-cell office:value-type="float" office:value="2.47734">
            <text:p>2.47734</text:p>
          </table:table-cell>
          <table:table-cell table:number-columns-repeated="1002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-0.01495">
            <text:p>-0.0149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235e-08</text:p>
          </table:table-cell>
          <table:table-cell office:value-type="float" office:value="0">
            <text:p>0</text:p>
          </table:table-cell>
          <table:table-cell office:value-type="string">
            <text:p>-1.14313e-08</text:p>
          </table:table-cell>
          <table:table-cell office:value-type="string">
            <text:p>3.45722e-09</text:p>
          </table:table-cell>
          <table:table-cell table:number-columns-repeated="2" office:value-type="float" office:value="1.37188">
            <text:p>1.37188</text:p>
          </table:table-cell>
          <table:table-cell office:value-type="float" office:value="3.20105">
            <text:p>3.20105</text:p>
          </table:table-cell>
          <table:table-cell office:value-type="float" office:value="0">
            <text:p>0</text:p>
          </table:table-cell>
          <table:table-cell office:value-type="float" office:value="-0.923298">
            <text:p>-0.923298</text:p>
          </table:table-cell>
          <table:table-cell office:value-type="float" office:value="0.279237">
            <text:p>0.279237</text:p>
          </table:table-cell>
          <table:table-cell office:value-type="float" office:value="2.47734">
            <text:p>2.47734</text:p>
          </table:table-cell>
          <table:table-cell table:number-columns-repeated="100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610">
            <text:p>1610</text:p>
          </table:table-cell>
          <table:table-cell office:value-type="float" office:value="-0.0129375">
            <text:p>-0.01293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872e-08</text:p>
          </table:table-cell>
          <table:table-cell office:value-type="float" office:value="0">
            <text:p>0</text:p>
          </table:table-cell>
          <table:table-cell office:value-type="string">
            <text:p>-1.20396e-08</text:p>
          </table:table-cell>
          <table:table-cell office:value-type="string">
            <text:p>3.02987e-09</text:p>
          </table:table-cell>
          <table:table-cell table:number-columns-repeated="2" office:value-type="float" office:value="1.3796">
            <text:p>1.3796</text:p>
          </table:table-cell>
          <table:table-cell office:value-type="float" office:value="3.21906">
            <text:p>3.21906</text:p>
          </table:table-cell>
          <table:table-cell office:value-type="float" office:value="0">
            <text:p>0</text:p>
          </table:table-cell>
          <table:table-cell office:value-type="float" office:value="-0.972433">
            <text:p>-0.972433</text:p>
          </table:table-cell>
          <table:table-cell office:value-type="float" office:value="0.24472">
            <text:p>0.24472</text:p>
          </table:table-cell>
          <table:table-cell office:value-type="float" office:value="2.52986">
            <text:p>2.52986</text:p>
          </table:table-cell>
          <table:table-cell table:number-columns-repeated="100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1610">
            <text:p>1610</text:p>
          </table:table-cell>
          <table:table-cell office:value-type="float" office:value="-0.0129375">
            <text:p>-0.01293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872e-08</text:p>
          </table:table-cell>
          <table:table-cell office:value-type="float" office:value="0">
            <text:p>0</text:p>
          </table:table-cell>
          <table:table-cell office:value-type="string">
            <text:p>-1.20396e-08</text:p>
          </table:table-cell>
          <table:table-cell office:value-type="string">
            <text:p>3.02987e-09</text:p>
          </table:table-cell>
          <table:table-cell table:number-columns-repeated="2" office:value-type="float" office:value="1.3796">
            <text:p>1.3796</text:p>
          </table:table-cell>
          <table:table-cell office:value-type="float" office:value="3.21906">
            <text:p>3.21906</text:p>
          </table:table-cell>
          <table:table-cell office:value-type="float" office:value="0">
            <text:p>0</text:p>
          </table:table-cell>
          <table:table-cell office:value-type="float" office:value="-0.972433">
            <text:p>-0.972433</text:p>
          </table:table-cell>
          <table:table-cell office:value-type="float" office:value="0.24472">
            <text:p>0.24472</text:p>
          </table:table-cell>
          <table:table-cell office:value-type="float" office:value="2.52986">
            <text:p>2.52986</text:p>
          </table:table-cell>
          <table:table-cell table:number-columns-repeated="1002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3">
            <text:p>3</text:p>
          </table:table-cell>
          <table:table-cell office:value-type="float" office:value="1610">
            <text:p>1610</text:p>
          </table:table-cell>
          <table:table-cell office:value-type="float" office:value="-0.0129375">
            <text:p>-0.01293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872e-08</text:p>
          </table:table-cell>
          <table:table-cell office:value-type="float" office:value="0">
            <text:p>0</text:p>
          </table:table-cell>
          <table:table-cell office:value-type="string">
            <text:p>-1.20396e-08</text:p>
          </table:table-cell>
          <table:table-cell office:value-type="string">
            <text:p>3.02987e-09</text:p>
          </table:table-cell>
          <table:table-cell table:number-columns-repeated="2" office:value-type="float" office:value="1.3796">
            <text:p>1.3796</text:p>
          </table:table-cell>
          <table:table-cell office:value-type="float" office:value="3.21906">
            <text:p>3.21906</text:p>
          </table:table-cell>
          <table:table-cell office:value-type="float" office:value="0">
            <text:p>0</text:p>
          </table:table-cell>
          <table:table-cell office:value-type="float" office:value="-0.972433">
            <text:p>-0.972433</text:p>
          </table:table-cell>
          <table:table-cell office:value-type="float" office:value="0.24472">
            <text:p>0.24472</text:p>
          </table:table-cell>
          <table:table-cell office:value-type="float" office:value="2.52986">
            <text:p>2.52986</text:p>
          </table:table-cell>
          <table:table-cell table:number-columns-repeated="1002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-0.0129375">
            <text:p>-0.01293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872e-08</text:p>
          </table:table-cell>
          <table:table-cell office:value-type="float" office:value="0">
            <text:p>0</text:p>
          </table:table-cell>
          <table:table-cell office:value-type="string">
            <text:p>-1.20396e-08</text:p>
          </table:table-cell>
          <table:table-cell office:value-type="string">
            <text:p>3.02987e-09</text:p>
          </table:table-cell>
          <table:table-cell table:number-columns-repeated="2" office:value-type="float" office:value="1.3796">
            <text:p>1.3796</text:p>
          </table:table-cell>
          <table:table-cell office:value-type="float" office:value="3.21906">
            <text:p>3.21906</text:p>
          </table:table-cell>
          <table:table-cell office:value-type="float" office:value="0">
            <text:p>0</text:p>
          </table:table-cell>
          <table:table-cell office:value-type="float" office:value="-0.972433">
            <text:p>-0.972433</text:p>
          </table:table-cell>
          <table:table-cell office:value-type="float" office:value="0.24472">
            <text:p>0.24472</text:p>
          </table:table-cell>
          <table:table-cell office:value-type="float" office:value="2.52986">
            <text:p>2.52986</text:p>
          </table:table-cell>
          <table:table-cell table:number-columns-repeated="100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1611">
            <text:p>1611</text:p>
          </table:table-cell>
          <table:table-cell office:value-type="float" office:value="-0.010925">
            <text:p>-0.0109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5284e-08</text:p>
          </table:table-cell>
          <table:table-cell office:value-type="float" office:value="0">
            <text:p>0</text:p>
          </table:table-cell>
          <table:table-cell office:value-type="string">
            <text:p>-1.26655e-08</text:p>
          </table:table-cell>
          <table:table-cell office:value-type="string">
            <text:p>2.6154e-09</text:p>
          </table:table-cell>
          <table:table-cell table:number-columns-repeated="2" office:value-type="float" office:value="1.3967">
            <text:p>1.3967</text:p>
          </table:table-cell>
          <table:table-cell office:value-type="float" office:value="3.25898">
            <text:p>3.25898</text:p>
          </table:table-cell>
          <table:table-cell office:value-type="float" office:value="0">
            <text:p>0</text:p>
          </table:table-cell>
          <table:table-cell office:value-type="float" office:value="-1.02298">
            <text:p>-1.02298</text:p>
          </table:table-cell>
          <table:table-cell office:value-type="float" office:value="0.211244">
            <text:p>0.211244</text:p>
          </table:table-cell>
          <table:table-cell office:value-type="float" office:value="2.59642">
            <text:p>2.59642</text:p>
          </table:table-cell>
          <table:table-cell table:number-columns-repeated="1002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1611">
            <text:p>1611</text:p>
          </table:table-cell>
          <table:table-cell office:value-type="float" office:value="-0.010925">
            <text:p>-0.0109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5284e-08</text:p>
          </table:table-cell>
          <table:table-cell office:value-type="float" office:value="0">
            <text:p>0</text:p>
          </table:table-cell>
          <table:table-cell office:value-type="string">
            <text:p>-1.26655e-08</text:p>
          </table:table-cell>
          <table:table-cell office:value-type="string">
            <text:p>2.6154e-09</text:p>
          </table:table-cell>
          <table:table-cell table:number-columns-repeated="2" office:value-type="float" office:value="1.3967">
            <text:p>1.3967</text:p>
          </table:table-cell>
          <table:table-cell office:value-type="float" office:value="3.25898">
            <text:p>3.25898</text:p>
          </table:table-cell>
          <table:table-cell office:value-type="float" office:value="0">
            <text:p>0</text:p>
          </table:table-cell>
          <table:table-cell office:value-type="float" office:value="-1.02298">
            <text:p>-1.02298</text:p>
          </table:table-cell>
          <table:table-cell office:value-type="float" office:value="0.211244">
            <text:p>0.211244</text:p>
          </table:table-cell>
          <table:table-cell office:value-type="float" office:value="2.59642">
            <text:p>2.59642</text:p>
          </table:table-cell>
          <table:table-cell table:number-columns-repeated="1002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3">
            <text:p>3</text:p>
          </table:table-cell>
          <table:table-cell office:value-type="float" office:value="1611">
            <text:p>1611</text:p>
          </table:table-cell>
          <table:table-cell office:value-type="float" office:value="-0.010925">
            <text:p>-0.0109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5284e-08</text:p>
          </table:table-cell>
          <table:table-cell office:value-type="float" office:value="0">
            <text:p>0</text:p>
          </table:table-cell>
          <table:table-cell office:value-type="string">
            <text:p>-1.26655e-08</text:p>
          </table:table-cell>
          <table:table-cell office:value-type="string">
            <text:p>2.6154e-09</text:p>
          </table:table-cell>
          <table:table-cell table:number-columns-repeated="2" office:value-type="float" office:value="1.3967">
            <text:p>1.3967</text:p>
          </table:table-cell>
          <table:table-cell office:value-type="float" office:value="3.25898">
            <text:p>3.25898</text:p>
          </table:table-cell>
          <table:table-cell office:value-type="float" office:value="0">
            <text:p>0</text:p>
          </table:table-cell>
          <table:table-cell office:value-type="float" office:value="-1.02298">
            <text:p>-1.02298</text:p>
          </table:table-cell>
          <table:table-cell office:value-type="float" office:value="0.211244">
            <text:p>0.211244</text:p>
          </table:table-cell>
          <table:table-cell office:value-type="float" office:value="2.59642">
            <text:p>2.59642</text:p>
          </table:table-cell>
          <table:table-cell table:number-columns-repeated="1002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0">
            <text:p>0</text:p>
          </table:table-cell>
          <table:table-cell office:value-type="float" office:value="1611">
            <text:p>1611</text:p>
          </table:table-cell>
          <table:table-cell office:value-type="float" office:value="-0.010925">
            <text:p>-0.0109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5284e-08</text:p>
          </table:table-cell>
          <table:table-cell office:value-type="float" office:value="0">
            <text:p>0</text:p>
          </table:table-cell>
          <table:table-cell office:value-type="string">
            <text:p>-1.26655e-08</text:p>
          </table:table-cell>
          <table:table-cell office:value-type="string">
            <text:p>2.6154e-09</text:p>
          </table:table-cell>
          <table:table-cell table:number-columns-repeated="2" office:value-type="float" office:value="1.3967">
            <text:p>1.3967</text:p>
          </table:table-cell>
          <table:table-cell office:value-type="float" office:value="3.25898">
            <text:p>3.25898</text:p>
          </table:table-cell>
          <table:table-cell office:value-type="float" office:value="0">
            <text:p>0</text:p>
          </table:table-cell>
          <table:table-cell office:value-type="float" office:value="-1.02298">
            <text:p>-1.02298</text:p>
          </table:table-cell>
          <table:table-cell office:value-type="float" office:value="0.211244">
            <text:p>0.211244</text:p>
          </table:table-cell>
          <table:table-cell office:value-type="float" office:value="2.59642">
            <text:p>2.59642</text:p>
          </table:table-cell>
          <table:table-cell table:number-columns-repeated="1002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1612">
            <text:p>1612</text:p>
          </table:table-cell>
          <table:table-cell office:value-type="float" office:value="-0.0089125">
            <text:p>-0.00891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503e-08</text:p>
          </table:table-cell>
          <table:table-cell office:value-type="float" office:value="0">
            <text:p>0</text:p>
          </table:table-cell>
          <table:table-cell office:value-type="string">
            <text:p>-1.33124e-08</text:p>
          </table:table-cell>
          <table:table-cell office:value-type="string">
            <text:p>2.20575e-09</text:p>
          </table:table-cell>
          <table:table-cell table:number-columns-repeated="2" office:value-type="float" office:value="1.4236">
            <text:p>1.4236</text:p>
          </table:table-cell>
          <table:table-cell office:value-type="float" office:value="3.32173">
            <text:p>3.32173</text:p>
          </table:table-cell>
          <table:table-cell office:value-type="float" office:value="0">
            <text:p>0</text:p>
          </table:table-cell>
          <table:table-cell office:value-type="float" office:value="-1.07523">
            <text:p>-1.07523</text:p>
          </table:table-cell>
          <table:table-cell office:value-type="float" office:value="0.178157">
            <text:p>0.178157</text:p>
          </table:table-cell>
          <table:table-cell office:value-type="float" office:value="2.67703">
            <text:p>2.67703</text:p>
          </table:table-cell>
          <table:table-cell table:number-columns-repeated="1002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1612">
            <text:p>1612</text:p>
          </table:table-cell>
          <table:table-cell office:value-type="float" office:value="-0.0089125">
            <text:p>-0.00891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503e-08</text:p>
          </table:table-cell>
          <table:table-cell office:value-type="float" office:value="0">
            <text:p>0</text:p>
          </table:table-cell>
          <table:table-cell office:value-type="string">
            <text:p>-1.33124e-08</text:p>
          </table:table-cell>
          <table:table-cell office:value-type="string">
            <text:p>2.20575e-09</text:p>
          </table:table-cell>
          <table:table-cell table:number-columns-repeated="2" office:value-type="float" office:value="1.4236">
            <text:p>1.4236</text:p>
          </table:table-cell>
          <table:table-cell office:value-type="float" office:value="3.32173">
            <text:p>3.32173</text:p>
          </table:table-cell>
          <table:table-cell office:value-type="float" office:value="0">
            <text:p>0</text:p>
          </table:table-cell>
          <table:table-cell office:value-type="float" office:value="-1.07523">
            <text:p>-1.07523</text:p>
          </table:table-cell>
          <table:table-cell office:value-type="float" office:value="0.178157">
            <text:p>0.178157</text:p>
          </table:table-cell>
          <table:table-cell office:value-type="float" office:value="2.67703">
            <text:p>2.67703</text:p>
          </table:table-cell>
          <table:table-cell table:number-columns-repeated="1002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3">
            <text:p>3</text:p>
          </table:table-cell>
          <table:table-cell office:value-type="float" office:value="1612">
            <text:p>1612</text:p>
          </table:table-cell>
          <table:table-cell office:value-type="float" office:value="-0.0089125">
            <text:p>-0.00891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503e-08</text:p>
          </table:table-cell>
          <table:table-cell office:value-type="float" office:value="0">
            <text:p>0</text:p>
          </table:table-cell>
          <table:table-cell office:value-type="string">
            <text:p>-1.33124e-08</text:p>
          </table:table-cell>
          <table:table-cell office:value-type="string">
            <text:p>2.20575e-09</text:p>
          </table:table-cell>
          <table:table-cell table:number-columns-repeated="2" office:value-type="float" office:value="1.4236">
            <text:p>1.4236</text:p>
          </table:table-cell>
          <table:table-cell office:value-type="float" office:value="3.32173">
            <text:p>3.32173</text:p>
          </table:table-cell>
          <table:table-cell office:value-type="float" office:value="0">
            <text:p>0</text:p>
          </table:table-cell>
          <table:table-cell office:value-type="float" office:value="-1.07523">
            <text:p>-1.07523</text:p>
          </table:table-cell>
          <table:table-cell office:value-type="float" office:value="0.178157">
            <text:p>0.178157</text:p>
          </table:table-cell>
          <table:table-cell office:value-type="float" office:value="2.67703">
            <text:p>2.67703</text:p>
          </table:table-cell>
          <table:table-cell table:number-columns-repeated="1002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0">
            <text:p>0</text:p>
          </table:table-cell>
          <table:table-cell office:value-type="float" office:value="1612">
            <text:p>1612</text:p>
          </table:table-cell>
          <table:table-cell office:value-type="float" office:value="-0.0089125">
            <text:p>-0.00891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503e-08</text:p>
          </table:table-cell>
          <table:table-cell office:value-type="float" office:value="0">
            <text:p>0</text:p>
          </table:table-cell>
          <table:table-cell office:value-type="string">
            <text:p>-1.33124e-08</text:p>
          </table:table-cell>
          <table:table-cell office:value-type="string">
            <text:p>2.20575e-09</text:p>
          </table:table-cell>
          <table:table-cell table:number-columns-repeated="2" office:value-type="float" office:value="1.4236">
            <text:p>1.4236</text:p>
          </table:table-cell>
          <table:table-cell office:value-type="float" office:value="3.32173">
            <text:p>3.32173</text:p>
          </table:table-cell>
          <table:table-cell office:value-type="float" office:value="0">
            <text:p>0</text:p>
          </table:table-cell>
          <table:table-cell office:value-type="float" office:value="-1.07523">
            <text:p>-1.07523</text:p>
          </table:table-cell>
          <table:table-cell office:value-type="float" office:value="0.178157">
            <text:p>0.178157</text:p>
          </table:table-cell>
          <table:table-cell office:value-type="float" office:value="2.67703">
            <text:p>2.67703</text:p>
          </table:table-cell>
          <table:table-cell table:number-columns-repeated="1002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-0.0069">
            <text:p>-0.0069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0539e-08</text:p>
          </table:table-cell>
          <table:table-cell office:value-type="float" office:value="0">
            <text:p>0</text:p>
          </table:table-cell>
          <table:table-cell office:value-type="string">
            <text:p>-1.39592e-08</text:p>
          </table:table-cell>
          <table:table-cell office:value-type="string">
            <text:p>1.78424e-09</text:p>
          </table:table-cell>
          <table:table-cell table:number-columns-repeated="2" office:value-type="float" office:value="1.46038">
            <text:p>1.46038</text:p>
          </table:table-cell>
          <table:table-cell office:value-type="float" office:value="3.40756">
            <text:p>3.40756</text:p>
          </table:table-cell>
          <table:table-cell office:value-type="float" office:value="0">
            <text:p>0</text:p>
          </table:table-cell>
          <table:table-cell office:value-type="float" office:value="-1.12747">
            <text:p>-1.12747</text:p>
          </table:table-cell>
          <table:table-cell office:value-type="float" office:value="0.144111">
            <text:p>0.144111</text:p>
          </table:table-cell>
          <table:table-cell office:value-type="float" office:value="2.769">
            <text:p>2.769</text:p>
          </table:table-cell>
          <table:table-cell table:number-columns-repeated="1002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-0.0069">
            <text:p>-0.0069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0539e-08</text:p>
          </table:table-cell>
          <table:table-cell office:value-type="float" office:value="0">
            <text:p>0</text:p>
          </table:table-cell>
          <table:table-cell office:value-type="string">
            <text:p>-1.39592e-08</text:p>
          </table:table-cell>
          <table:table-cell office:value-type="string">
            <text:p>1.78424e-09</text:p>
          </table:table-cell>
          <table:table-cell table:number-columns-repeated="2" office:value-type="float" office:value="1.46038">
            <text:p>1.46038</text:p>
          </table:table-cell>
          <table:table-cell office:value-type="float" office:value="3.40756">
            <text:p>3.40756</text:p>
          </table:table-cell>
          <table:table-cell office:value-type="float" office:value="0">
            <text:p>0</text:p>
          </table:table-cell>
          <table:table-cell office:value-type="float" office:value="-1.12747">
            <text:p>-1.12747</text:p>
          </table:table-cell>
          <table:table-cell office:value-type="float" office:value="0.144111">
            <text:p>0.144111</text:p>
          </table:table-cell>
          <table:table-cell office:value-type="float" office:value="2.769">
            <text:p>2.769</text:p>
          </table:table-cell>
          <table:table-cell table:number-columns-repeated="1002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-0.0069">
            <text:p>-0.0069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0539e-08</text:p>
          </table:table-cell>
          <table:table-cell office:value-type="float" office:value="0">
            <text:p>0</text:p>
          </table:table-cell>
          <table:table-cell office:value-type="string">
            <text:p>-1.39592e-08</text:p>
          </table:table-cell>
          <table:table-cell office:value-type="string">
            <text:p>1.78424e-09</text:p>
          </table:table-cell>
          <table:table-cell table:number-columns-repeated="2" office:value-type="float" office:value="1.46038">
            <text:p>1.46038</text:p>
          </table:table-cell>
          <table:table-cell office:value-type="float" office:value="3.40756">
            <text:p>3.40756</text:p>
          </table:table-cell>
          <table:table-cell office:value-type="float" office:value="0">
            <text:p>0</text:p>
          </table:table-cell>
          <table:table-cell office:value-type="float" office:value="-1.12747">
            <text:p>-1.12747</text:p>
          </table:table-cell>
          <table:table-cell office:value-type="float" office:value="0.144111">
            <text:p>0.144111</text:p>
          </table:table-cell>
          <table:table-cell office:value-type="float" office:value="2.769">
            <text:p>2.769</text:p>
          </table:table-cell>
          <table:table-cell table:number-columns-repeated="1002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-0.0069">
            <text:p>-0.0069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0539e-08</text:p>
          </table:table-cell>
          <table:table-cell office:value-type="float" office:value="0">
            <text:p>0</text:p>
          </table:table-cell>
          <table:table-cell office:value-type="string">
            <text:p>-1.39592e-08</text:p>
          </table:table-cell>
          <table:table-cell office:value-type="string">
            <text:p>1.78424e-09</text:p>
          </table:table-cell>
          <table:table-cell table:number-columns-repeated="2" office:value-type="float" office:value="1.46038">
            <text:p>1.46038</text:p>
          </table:table-cell>
          <table:table-cell office:value-type="float" office:value="3.40756">
            <text:p>3.40756</text:p>
          </table:table-cell>
          <table:table-cell office:value-type="float" office:value="0">
            <text:p>0</text:p>
          </table:table-cell>
          <table:table-cell office:value-type="float" office:value="-1.12747">
            <text:p>-1.12747</text:p>
          </table:table-cell>
          <table:table-cell office:value-type="float" office:value="0.144111">
            <text:p>0.144111</text:p>
          </table:table-cell>
          <table:table-cell office:value-type="float" office:value="2.769">
            <text:p>2.769</text:p>
          </table:table-cell>
          <table:table-cell table:number-columns-repeated="1002"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0">
            <text:p>0</text:p>
          </table:table-cell>
          <table:table-cell office:value-type="float" office:value="1626">
            <text:p>1626</text:p>
          </table:table-cell>
          <table:table-cell office:value-type="float" office:value="-0.005175">
            <text:p>-0.0051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3467e-08</text:p>
          </table:table-cell>
          <table:table-cell office:value-type="float" office:value="0">
            <text:p>0</text:p>
          </table:table-cell>
          <table:table-cell office:value-type="string">
            <text:p>-1.44638e-08</text:p>
          </table:table-cell>
          <table:table-cell office:value-type="string">
            <text:p>1.38712e-09</text:p>
          </table:table-cell>
          <table:table-cell table:number-columns-repeated="2" office:value-type="float" office:value="1.49585">
            <text:p>1.49585</text:p>
          </table:table-cell>
          <table:table-cell office:value-type="float" office:value="3.49031">
            <text:p>3.49031</text:p>
          </table:table-cell>
          <table:table-cell office:value-type="float" office:value="0">
            <text:p>0</text:p>
          </table:table-cell>
          <table:table-cell office:value-type="float" office:value="-1.16823">
            <text:p>-1.16823</text:p>
          </table:table-cell>
          <table:table-cell office:value-type="float" office:value="0.112037">
            <text:p>0.112037</text:p>
          </table:table-cell>
          <table:table-cell office:value-type="float" office:value="2.84777">
            <text:p>2.84777</text:p>
          </table:table-cell>
          <table:table-cell table:number-columns-repeated="1002"/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float" office:value="1626">
            <text:p>1626</text:p>
          </table:table-cell>
          <table:table-cell office:value-type="float" office:value="-0.005175">
            <text:p>-0.0051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3467e-08</text:p>
          </table:table-cell>
          <table:table-cell office:value-type="float" office:value="0">
            <text:p>0</text:p>
          </table:table-cell>
          <table:table-cell office:value-type="string">
            <text:p>-1.44638e-08</text:p>
          </table:table-cell>
          <table:table-cell office:value-type="string">
            <text:p>1.38712e-09</text:p>
          </table:table-cell>
          <table:table-cell table:number-columns-repeated="2" office:value-type="float" office:value="1.49585">
            <text:p>1.49585</text:p>
          </table:table-cell>
          <table:table-cell office:value-type="float" office:value="3.49031">
            <text:p>3.49031</text:p>
          </table:table-cell>
          <table:table-cell office:value-type="float" office:value="0">
            <text:p>0</text:p>
          </table:table-cell>
          <table:table-cell office:value-type="float" office:value="-1.16823">
            <text:p>-1.16823</text:p>
          </table:table-cell>
          <table:table-cell office:value-type="float" office:value="0.112037">
            <text:p>0.112037</text:p>
          </table:table-cell>
          <table:table-cell office:value-type="float" office:value="2.84777">
            <text:p>2.84777</text:p>
          </table:table-cell>
          <table:table-cell table:number-columns-repeated="1002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3">
            <text:p>3</text:p>
          </table:table-cell>
          <table:table-cell office:value-type="float" office:value="1626">
            <text:p>1626</text:p>
          </table:table-cell>
          <table:table-cell office:value-type="float" office:value="-0.005175">
            <text:p>-0.0051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3467e-08</text:p>
          </table:table-cell>
          <table:table-cell office:value-type="float" office:value="0">
            <text:p>0</text:p>
          </table:table-cell>
          <table:table-cell office:value-type="string">
            <text:p>-1.44638e-08</text:p>
          </table:table-cell>
          <table:table-cell office:value-type="string">
            <text:p>1.38712e-09</text:p>
          </table:table-cell>
          <table:table-cell table:number-columns-repeated="2" office:value-type="float" office:value="1.49585">
            <text:p>1.49585</text:p>
          </table:table-cell>
          <table:table-cell office:value-type="float" office:value="3.49031">
            <text:p>3.49031</text:p>
          </table:table-cell>
          <table:table-cell office:value-type="float" office:value="0">
            <text:p>0</text:p>
          </table:table-cell>
          <table:table-cell office:value-type="float" office:value="-1.16823">
            <text:p>-1.16823</text:p>
          </table:table-cell>
          <table:table-cell office:value-type="float" office:value="0.112037">
            <text:p>0.112037</text:p>
          </table:table-cell>
          <table:table-cell office:value-type="float" office:value="2.84777">
            <text:p>2.84777</text:p>
          </table:table-cell>
          <table:table-cell table:number-columns-repeated="1002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2">
            <text:p>2</text:p>
          </table:table-cell>
          <table:table-cell office:value-type="float" office:value="1626">
            <text:p>1626</text:p>
          </table:table-cell>
          <table:table-cell office:value-type="float" office:value="-0.005175">
            <text:p>-0.0051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3467e-08</text:p>
          </table:table-cell>
          <table:table-cell office:value-type="float" office:value="0">
            <text:p>0</text:p>
          </table:table-cell>
          <table:table-cell office:value-type="string">
            <text:p>-1.44638e-08</text:p>
          </table:table-cell>
          <table:table-cell office:value-type="string">
            <text:p>1.38712e-09</text:p>
          </table:table-cell>
          <table:table-cell table:number-columns-repeated="2" office:value-type="float" office:value="1.49585">
            <text:p>1.49585</text:p>
          </table:table-cell>
          <table:table-cell office:value-type="float" office:value="3.49031">
            <text:p>3.49031</text:p>
          </table:table-cell>
          <table:table-cell office:value-type="float" office:value="0">
            <text:p>0</text:p>
          </table:table-cell>
          <table:table-cell office:value-type="float" office:value="-1.16823">
            <text:p>-1.16823</text:p>
          </table:table-cell>
          <table:table-cell office:value-type="float" office:value="0.112037">
            <text:p>0.112037</text:p>
          </table:table-cell>
          <table:table-cell office:value-type="float" office:value="2.84777">
            <text:p>2.84777</text:p>
          </table:table-cell>
          <table:table-cell table:number-columns-repeated="1002"/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0">
            <text:p>0</text:p>
          </table:table-cell>
          <table:table-cell office:value-type="float" office:value="1625">
            <text:p>1625</text:p>
          </table:table-cell>
          <table:table-cell office:value-type="float" office:value="-0.00345">
            <text:p>-0.0034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6201e-08</text:p>
          </table:table-cell>
          <table:table-cell office:value-type="float" office:value="0">
            <text:p>0</text:p>
          </table:table-cell>
          <table:table-cell office:value-type="string">
            <text:p>-1.48572e-08</text:p>
          </table:table-cell>
          <table:table-cell office:value-type="string">
            <text:p>9.52126e-10</text:p>
          </table:table-cell>
          <table:table-cell table:number-columns-repeated="2" office:value-type="float" office:value="1.52897">
            <text:p>1.52897</text:p>
          </table:table-cell>
          <table:table-cell office:value-type="float" office:value="3.5676">
            <text:p>3.5676</text:p>
          </table:table-cell>
          <table:table-cell office:value-type="float" office:value="0">
            <text:p>0</text:p>
          </table:table-cell>
          <table:table-cell office:value-type="float" office:value="-1.2">
            <text:p>-1.2</text:p>
          </table:table-cell>
          <table:table-cell office:value-type="float" office:value="0.0769025">
            <text:p>0.0769025</text:p>
          </table:table-cell>
          <table:table-cell office:value-type="float" office:value="2.91441">
            <text:p>2.91441</text:p>
          </table:table-cell>
          <table:table-cell table:number-columns-repeated="1002"/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1">
            <text:p>1</text:p>
          </table:table-cell>
          <table:table-cell office:value-type="float" office:value="1625">
            <text:p>1625</text:p>
          </table:table-cell>
          <table:table-cell office:value-type="float" office:value="-0.00345">
            <text:p>-0.0034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6201e-08</text:p>
          </table:table-cell>
          <table:table-cell office:value-type="float" office:value="0">
            <text:p>0</text:p>
          </table:table-cell>
          <table:table-cell office:value-type="string">
            <text:p>-1.48572e-08</text:p>
          </table:table-cell>
          <table:table-cell office:value-type="string">
            <text:p>9.52126e-10</text:p>
          </table:table-cell>
          <table:table-cell table:number-columns-repeated="2" office:value-type="float" office:value="1.52897">
            <text:p>1.52897</text:p>
          </table:table-cell>
          <table:table-cell office:value-type="float" office:value="3.5676">
            <text:p>3.5676</text:p>
          </table:table-cell>
          <table:table-cell office:value-type="float" office:value="0">
            <text:p>0</text:p>
          </table:table-cell>
          <table:table-cell office:value-type="float" office:value="-1.2">
            <text:p>-1.2</text:p>
          </table:table-cell>
          <table:table-cell office:value-type="float" office:value="0.0769025">
            <text:p>0.0769025</text:p>
          </table:table-cell>
          <table:table-cell office:value-type="float" office:value="2.91441">
            <text:p>2.91441</text:p>
          </table:table-cell>
          <table:table-cell table:number-columns-repeated="1002"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3">
            <text:p>3</text:p>
          </table:table-cell>
          <table:table-cell office:value-type="float" office:value="1625">
            <text:p>1625</text:p>
          </table:table-cell>
          <table:table-cell office:value-type="float" office:value="-0.00345">
            <text:p>-0.0034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6201e-08</text:p>
          </table:table-cell>
          <table:table-cell office:value-type="float" office:value="0">
            <text:p>0</text:p>
          </table:table-cell>
          <table:table-cell office:value-type="string">
            <text:p>-1.48572e-08</text:p>
          </table:table-cell>
          <table:table-cell office:value-type="string">
            <text:p>9.52126e-10</text:p>
          </table:table-cell>
          <table:table-cell table:number-columns-repeated="2" office:value-type="float" office:value="1.52897">
            <text:p>1.52897</text:p>
          </table:table-cell>
          <table:table-cell office:value-type="float" office:value="3.5676">
            <text:p>3.5676</text:p>
          </table:table-cell>
          <table:table-cell office:value-type="float" office:value="0">
            <text:p>0</text:p>
          </table:table-cell>
          <table:table-cell office:value-type="float" office:value="-1.2">
            <text:p>-1.2</text:p>
          </table:table-cell>
          <table:table-cell office:value-type="float" office:value="0.0769025">
            <text:p>0.0769025</text:p>
          </table:table-cell>
          <table:table-cell office:value-type="float" office:value="2.91441">
            <text:p>2.91441</text:p>
          </table:table-cell>
          <table:table-cell table:number-columns-repeated="1002"/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2">
            <text:p>2</text:p>
          </table:table-cell>
          <table:table-cell office:value-type="float" office:value="1625">
            <text:p>1625</text:p>
          </table:table-cell>
          <table:table-cell office:value-type="float" office:value="-0.00345">
            <text:p>-0.0034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6201e-08</text:p>
          </table:table-cell>
          <table:table-cell office:value-type="float" office:value="0">
            <text:p>0</text:p>
          </table:table-cell>
          <table:table-cell office:value-type="string">
            <text:p>-1.48572e-08</text:p>
          </table:table-cell>
          <table:table-cell office:value-type="string">
            <text:p>9.52126e-10</text:p>
          </table:table-cell>
          <table:table-cell table:number-columns-repeated="2" office:value-type="float" office:value="1.52897">
            <text:p>1.52897</text:p>
          </table:table-cell>
          <table:table-cell office:value-type="float" office:value="3.5676">
            <text:p>3.5676</text:p>
          </table:table-cell>
          <table:table-cell office:value-type="float" office:value="0">
            <text:p>0</text:p>
          </table:table-cell>
          <table:table-cell office:value-type="float" office:value="-1.2">
            <text:p>-1.2</text:p>
          </table:table-cell>
          <table:table-cell office:value-type="float" office:value="0.0769025">
            <text:p>0.0769025</text:p>
          </table:table-cell>
          <table:table-cell office:value-type="float" office:value="2.91441">
            <text:p>2.91441</text:p>
          </table:table-cell>
          <table:table-cell table:number-columns-repeated="1002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0">
            <text:p>0</text:p>
          </table:table-cell>
          <table:table-cell office:value-type="float" office:value="1624">
            <text:p>1624</text:p>
          </table:table-cell>
          <table:table-cell office:value-type="float" office:value="-0.001725">
            <text:p>-0.0017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8215e-08</text:p>
          </table:table-cell>
          <table:table-cell office:value-type="float" office:value="0">
            <text:p>0</text:p>
          </table:table-cell>
          <table:table-cell office:value-type="string">
            <text:p>-1.5104e-08</text:p>
          </table:table-cell>
          <table:table-cell office:value-type="string">
            <text:p>4.85285e-10</text:p>
          </table:table-cell>
          <table:table-cell table:number-columns-repeated="2" office:value-type="float" office:value="1.55338">
            <text:p>1.55338</text:p>
          </table:table-cell>
          <table:table-cell office:value-type="float" office:value="3.62455">
            <text:p>3.62455</text:p>
          </table:table-cell>
          <table:table-cell office:value-type="float" office:value="0">
            <text:p>0</text:p>
          </table:table-cell>
          <table:table-cell office:value-type="float" office:value="-1.21994">
            <text:p>-1.21994</text:p>
          </table:table-cell>
          <table:table-cell office:value-type="float" office:value="0.0391961">
            <text:p>0.0391961</text:p>
          </table:table-cell>
          <table:table-cell office:value-type="float" office:value="2.95958">
            <text:p>2.95958</text:p>
          </table:table-cell>
          <table:table-cell table:number-columns-repeated="100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1624">
            <text:p>1624</text:p>
          </table:table-cell>
          <table:table-cell office:value-type="float" office:value="-0.001725">
            <text:p>-0.0017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8215e-08</text:p>
          </table:table-cell>
          <table:table-cell office:value-type="float" office:value="0">
            <text:p>0</text:p>
          </table:table-cell>
          <table:table-cell office:value-type="string">
            <text:p>-1.5104e-08</text:p>
          </table:table-cell>
          <table:table-cell office:value-type="string">
            <text:p>4.85285e-10</text:p>
          </table:table-cell>
          <table:table-cell table:number-columns-repeated="2" office:value-type="float" office:value="1.55338">
            <text:p>1.55338</text:p>
          </table:table-cell>
          <table:table-cell office:value-type="float" office:value="3.62455">
            <text:p>3.62455</text:p>
          </table:table-cell>
          <table:table-cell office:value-type="float" office:value="0">
            <text:p>0</text:p>
          </table:table-cell>
          <table:table-cell office:value-type="float" office:value="-1.21994">
            <text:p>-1.21994</text:p>
          </table:table-cell>
          <table:table-cell office:value-type="float" office:value="0.0391961">
            <text:p>0.0391961</text:p>
          </table:table-cell>
          <table:table-cell office:value-type="float" office:value="2.95958">
            <text:p>2.95958</text:p>
          </table:table-cell>
          <table:table-cell table:number-columns-repeated="1002"/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3">
            <text:p>3</text:p>
          </table:table-cell>
          <table:table-cell office:value-type="float" office:value="1624">
            <text:p>1624</text:p>
          </table:table-cell>
          <table:table-cell office:value-type="float" office:value="-0.001725">
            <text:p>-0.0017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8215e-08</text:p>
          </table:table-cell>
          <table:table-cell office:value-type="float" office:value="0">
            <text:p>0</text:p>
          </table:table-cell>
          <table:table-cell office:value-type="string">
            <text:p>-1.5104e-08</text:p>
          </table:table-cell>
          <table:table-cell office:value-type="string">
            <text:p>4.85285e-10</text:p>
          </table:table-cell>
          <table:table-cell table:number-columns-repeated="2" office:value-type="float" office:value="1.55338">
            <text:p>1.55338</text:p>
          </table:table-cell>
          <table:table-cell office:value-type="float" office:value="3.62455">
            <text:p>3.62455</text:p>
          </table:table-cell>
          <table:table-cell office:value-type="float" office:value="0">
            <text:p>0</text:p>
          </table:table-cell>
          <table:table-cell office:value-type="float" office:value="-1.21994">
            <text:p>-1.21994</text:p>
          </table:table-cell>
          <table:table-cell office:value-type="float" office:value="0.0391961">
            <text:p>0.0391961</text:p>
          </table:table-cell>
          <table:table-cell office:value-type="float" office:value="2.95958">
            <text:p>2.95958</text:p>
          </table:table-cell>
          <table:table-cell table:number-columns-repeated="1002"/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2">
            <text:p>2</text:p>
          </table:table-cell>
          <table:table-cell office:value-type="float" office:value="1624">
            <text:p>1624</text:p>
          </table:table-cell>
          <table:table-cell office:value-type="float" office:value="-0.001725">
            <text:p>-0.0017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8215e-08</text:p>
          </table:table-cell>
          <table:table-cell office:value-type="float" office:value="0">
            <text:p>0</text:p>
          </table:table-cell>
          <table:table-cell office:value-type="string">
            <text:p>-1.5104e-08</text:p>
          </table:table-cell>
          <table:table-cell office:value-type="string">
            <text:p>4.85285e-10</text:p>
          </table:table-cell>
          <table:table-cell table:number-columns-repeated="2" office:value-type="float" office:value="1.55338">
            <text:p>1.55338</text:p>
          </table:table-cell>
          <table:table-cell office:value-type="float" office:value="3.62455">
            <text:p>3.62455</text:p>
          </table:table-cell>
          <table:table-cell office:value-type="float" office:value="0">
            <text:p>0</text:p>
          </table:table-cell>
          <table:table-cell office:value-type="float" office:value="-1.21994">
            <text:p>-1.21994</text:p>
          </table:table-cell>
          <table:table-cell office:value-type="float" office:value="0.0391961">
            <text:p>0.0391961</text:p>
          </table:table-cell>
          <table:table-cell office:value-type="float" office:value="2.95958">
            <text:p>2.95958</text:p>
          </table:table-cell>
          <table:table-cell table:number-columns-repeated="1002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0">
            <text:p>0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8933e-08</text:p>
          </table:table-cell>
          <table:table-cell office:value-type="float" office:value="0">
            <text:p>0</text:p>
          </table:table-cell>
          <table:table-cell office:value-type="string">
            <text:p>-1.51875e-08</text:p>
          </table:table-cell>
          <table:table-cell office:value-type="string">
            <text:p>-5.11893e-13</text:p>
          </table:table-cell>
          <table:table-cell table:number-columns-repeated="2" office:value-type="float" office:value="1.56208">
            <text:p>1.56208</text:p>
          </table:table-cell>
          <table:table-cell office:value-type="float" office:value="3.64484">
            <text:p>3.64484</text:p>
          </table:table-cell>
          <table:table-cell office:value-type="float" office:value="0">
            <text:p>0</text:p>
          </table:table-cell>
          <table:table-cell office:value-type="float" office:value="-1.22668">
            <text:p>-1.22668</text:p>
          </table:table-cell>
          <table:table-cell table:style-name="ce2" office:value-type="string">
            <text:p>-4.13452e-05</text:p>
          </table:table-cell>
          <table:table-cell office:value-type="float" office:value="2.97526">
            <text:p>2.97526</text:p>
          </table:table-cell>
          <table:table-cell table:number-columns-repeated="1002"/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1">
            <text:p>1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8933e-08</text:p>
          </table:table-cell>
          <table:table-cell office:value-type="float" office:value="0">
            <text:p>0</text:p>
          </table:table-cell>
          <table:table-cell office:value-type="string">
            <text:p>-1.51875e-08</text:p>
          </table:table-cell>
          <table:table-cell office:value-type="string">
            <text:p>-5.11893e-13</text:p>
          </table:table-cell>
          <table:table-cell table:number-columns-repeated="2" office:value-type="float" office:value="1.56208">
            <text:p>1.56208</text:p>
          </table:table-cell>
          <table:table-cell office:value-type="float" office:value="3.64484">
            <text:p>3.64484</text:p>
          </table:table-cell>
          <table:table-cell office:value-type="float" office:value="0">
            <text:p>0</text:p>
          </table:table-cell>
          <table:table-cell office:value-type="float" office:value="-1.22668">
            <text:p>-1.22668</text:p>
          </table:table-cell>
          <table:table-cell table:style-name="ce2" office:value-type="string">
            <text:p>-4.13452e-05</text:p>
          </table:table-cell>
          <table:table-cell office:value-type="float" office:value="2.97526">
            <text:p>2.97526</text:p>
          </table:table-cell>
          <table:table-cell table:number-columns-repeated="1002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3">
            <text:p>3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8933e-08</text:p>
          </table:table-cell>
          <table:table-cell office:value-type="float" office:value="0">
            <text:p>0</text:p>
          </table:table-cell>
          <table:table-cell office:value-type="string">
            <text:p>-1.51875e-08</text:p>
          </table:table-cell>
          <table:table-cell office:value-type="string">
            <text:p>-5.11893e-13</text:p>
          </table:table-cell>
          <table:table-cell table:number-columns-repeated="2" office:value-type="float" office:value="1.56208">
            <text:p>1.56208</text:p>
          </table:table-cell>
          <table:table-cell office:value-type="float" office:value="3.64484">
            <text:p>3.64484</text:p>
          </table:table-cell>
          <table:table-cell office:value-type="float" office:value="0">
            <text:p>0</text:p>
          </table:table-cell>
          <table:table-cell office:value-type="float" office:value="-1.22668">
            <text:p>-1.22668</text:p>
          </table:table-cell>
          <table:table-cell table:style-name="ce2" office:value-type="string">
            <text:p>-4.13452e-05</text:p>
          </table:table-cell>
          <table:table-cell office:value-type="float" office:value="2.97526">
            <text:p>2.97526</text:p>
          </table:table-cell>
          <table:table-cell table:number-columns-repeated="100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2">
            <text:p>2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8933e-08</text:p>
          </table:table-cell>
          <table:table-cell office:value-type="float" office:value="0">
            <text:p>0</text:p>
          </table:table-cell>
          <table:table-cell office:value-type="string">
            <text:p>-1.51875e-08</text:p>
          </table:table-cell>
          <table:table-cell office:value-type="string">
            <text:p>-5.11893e-13</text:p>
          </table:table-cell>
          <table:table-cell table:number-columns-repeated="2" office:value-type="float" office:value="1.56208">
            <text:p>1.56208</text:p>
          </table:table-cell>
          <table:table-cell office:value-type="float" office:value="3.64484">
            <text:p>3.64484</text:p>
          </table:table-cell>
          <table:table-cell office:value-type="float" office:value="0">
            <text:p>0</text:p>
          </table:table-cell>
          <table:table-cell office:value-type="float" office:value="-1.22668">
            <text:p>-1.22668</text:p>
          </table:table-cell>
          <table:table-cell table:style-name="ce2" office:value-type="string">
            <text:p>-4.13452e-05</text:p>
          </table:table-cell>
          <table:table-cell office:value-type="float" office:value="2.97526">
            <text:p>2.97526</text:p>
          </table:table-cell>
          <table:table-cell table:number-columns-repeated="1002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1622">
            <text:p>1622</text:p>
          </table:table-cell>
          <table:table-cell office:value-type="float" office:value="0.001725">
            <text:p>0.0017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8196e-08</text:p>
          </table:table-cell>
          <table:table-cell office:value-type="float" office:value="0">
            <text:p>0</text:p>
          </table:table-cell>
          <table:table-cell office:value-type="string">
            <text:p>-1.51016e-08</text:p>
          </table:table-cell>
          <table:table-cell office:value-type="string">
            <text:p>-4.87619e-10</text:p>
          </table:table-cell>
          <table:table-cell table:number-columns-repeated="2" office:value-type="float" office:value="1.55314">
            <text:p>1.55314</text:p>
          </table:table-cell>
          <table:table-cell office:value-type="float" office:value="3.624">
            <text:p>3.624</text:p>
          </table:table-cell>
          <table:table-cell office:value-type="float" office:value="0">
            <text:p>0</text:p>
          </table:table-cell>
          <table:table-cell office:value-type="float" office:value="-1.21974">
            <text:p>-1.21974</text:p>
          </table:table-cell>
          <table:table-cell office:value-type="float" office:value="-0.0393846">
            <text:p>-0.0393846</text:p>
          </table:table-cell>
          <table:table-cell office:value-type="float" office:value="2.95912">
            <text:p>2.95912</text:p>
          </table:table-cell>
          <table:table-cell table:number-columns-repeated="1002"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">
            <text:p>1</text:p>
          </table:table-cell>
          <table:table-cell office:value-type="float" office:value="1622">
            <text:p>1622</text:p>
          </table:table-cell>
          <table:table-cell office:value-type="float" office:value="0.001725">
            <text:p>0.0017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8196e-08</text:p>
          </table:table-cell>
          <table:table-cell office:value-type="float" office:value="0">
            <text:p>0</text:p>
          </table:table-cell>
          <table:table-cell office:value-type="string">
            <text:p>-1.51016e-08</text:p>
          </table:table-cell>
          <table:table-cell office:value-type="string">
            <text:p>-4.87619e-10</text:p>
          </table:table-cell>
          <table:table-cell table:number-columns-repeated="2" office:value-type="float" office:value="1.55314">
            <text:p>1.55314</text:p>
          </table:table-cell>
          <table:table-cell office:value-type="float" office:value="3.624">
            <text:p>3.624</text:p>
          </table:table-cell>
          <table:table-cell office:value-type="float" office:value="0">
            <text:p>0</text:p>
          </table:table-cell>
          <table:table-cell office:value-type="float" office:value="-1.21974">
            <text:p>-1.21974</text:p>
          </table:table-cell>
          <table:table-cell office:value-type="float" office:value="-0.0393846">
            <text:p>-0.0393846</text:p>
          </table:table-cell>
          <table:table-cell office:value-type="float" office:value="2.95912">
            <text:p>2.95912</text:p>
          </table:table-cell>
          <table:table-cell table:number-columns-repeated="1002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">
            <text:p>3</text:p>
          </table:table-cell>
          <table:table-cell office:value-type="float" office:value="1622">
            <text:p>1622</text:p>
          </table:table-cell>
          <table:table-cell office:value-type="float" office:value="0.001725">
            <text:p>0.0017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8196e-08</text:p>
          </table:table-cell>
          <table:table-cell office:value-type="float" office:value="0">
            <text:p>0</text:p>
          </table:table-cell>
          <table:table-cell office:value-type="string">
            <text:p>-1.51016e-08</text:p>
          </table:table-cell>
          <table:table-cell office:value-type="string">
            <text:p>-4.87619e-10</text:p>
          </table:table-cell>
          <table:table-cell table:number-columns-repeated="2" office:value-type="float" office:value="1.55314">
            <text:p>1.55314</text:p>
          </table:table-cell>
          <table:table-cell office:value-type="float" office:value="3.624">
            <text:p>3.624</text:p>
          </table:table-cell>
          <table:table-cell office:value-type="float" office:value="0">
            <text:p>0</text:p>
          </table:table-cell>
          <table:table-cell office:value-type="float" office:value="-1.21974">
            <text:p>-1.21974</text:p>
          </table:table-cell>
          <table:table-cell office:value-type="float" office:value="-0.0393846">
            <text:p>-0.0393846</text:p>
          </table:table-cell>
          <table:table-cell office:value-type="float" office:value="2.95912">
            <text:p>2.95912</text:p>
          </table:table-cell>
          <table:table-cell table:number-columns-repeated="1002"/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2">
            <text:p>2</text:p>
          </table:table-cell>
          <table:table-cell office:value-type="float" office:value="1622">
            <text:p>1622</text:p>
          </table:table-cell>
          <table:table-cell office:value-type="float" office:value="0.001725">
            <text:p>0.0017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8196e-08</text:p>
          </table:table-cell>
          <table:table-cell office:value-type="float" office:value="0">
            <text:p>0</text:p>
          </table:table-cell>
          <table:table-cell office:value-type="string">
            <text:p>-1.51016e-08</text:p>
          </table:table-cell>
          <table:table-cell office:value-type="string">
            <text:p>-4.87619e-10</text:p>
          </table:table-cell>
          <table:table-cell table:number-columns-repeated="2" office:value-type="float" office:value="1.55314">
            <text:p>1.55314</text:p>
          </table:table-cell>
          <table:table-cell office:value-type="float" office:value="3.624">
            <text:p>3.624</text:p>
          </table:table-cell>
          <table:table-cell office:value-type="float" office:value="0">
            <text:p>0</text:p>
          </table:table-cell>
          <table:table-cell office:value-type="float" office:value="-1.21974">
            <text:p>-1.21974</text:p>
          </table:table-cell>
          <table:table-cell office:value-type="float" office:value="-0.0393846">
            <text:p>-0.0393846</text:p>
          </table:table-cell>
          <table:table-cell office:value-type="float" office:value="2.95912">
            <text:p>2.95912</text:p>
          </table:table-cell>
          <table:table-cell table:number-columns-repeated="1002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0">
            <text:p>0</text:p>
          </table:table-cell>
          <table:table-cell office:value-type="float" office:value="1621">
            <text:p>1621</text:p>
          </table:table-cell>
          <table:table-cell office:value-type="float" office:value="0.00345">
            <text:p>0.0034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6209e-08</text:p>
          </table:table-cell>
          <table:table-cell office:value-type="float" office:value="0">
            <text:p>0</text:p>
          </table:table-cell>
          <table:table-cell office:value-type="string">
            <text:p>-1.48521e-08</text:p>
          </table:table-cell>
          <table:table-cell office:value-type="string">
            <text:p>-9.53593e-10</text:p>
          </table:table-cell>
          <table:table-cell table:number-columns-repeated="2" office:value-type="float" office:value="1.52907">
            <text:p>1.52907</text:p>
          </table:table-cell>
          <table:table-cell office:value-type="float" office:value="3.56783">
            <text:p>3.56783</text:p>
          </table:table-cell>
          <table:table-cell office:value-type="float" office:value="0">
            <text:p>0</text:p>
          </table:table-cell>
          <table:table-cell office:value-type="float" office:value="-1.19959">
            <text:p>-1.19959</text:p>
          </table:table-cell>
          <table:table-cell office:value-type="float" office:value="-0.077021">
            <text:p>-0.077021</text:p>
          </table:table-cell>
          <table:table-cell office:value-type="float" office:value="2.914">
            <text:p>2.914</text:p>
          </table:table-cell>
          <table:table-cell table:number-columns-repeated="1002"/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1">
            <text:p>1</text:p>
          </table:table-cell>
          <table:table-cell office:value-type="float" office:value="1621">
            <text:p>1621</text:p>
          </table:table-cell>
          <table:table-cell office:value-type="float" office:value="0.00345">
            <text:p>0.0034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6209e-08</text:p>
          </table:table-cell>
          <table:table-cell office:value-type="float" office:value="0">
            <text:p>0</text:p>
          </table:table-cell>
          <table:table-cell office:value-type="string">
            <text:p>-1.48521e-08</text:p>
          </table:table-cell>
          <table:table-cell office:value-type="string">
            <text:p>-9.53593e-10</text:p>
          </table:table-cell>
          <table:table-cell table:number-columns-repeated="2" office:value-type="float" office:value="1.52907">
            <text:p>1.52907</text:p>
          </table:table-cell>
          <table:table-cell office:value-type="float" office:value="3.56783">
            <text:p>3.56783</text:p>
          </table:table-cell>
          <table:table-cell office:value-type="float" office:value="0">
            <text:p>0</text:p>
          </table:table-cell>
          <table:table-cell office:value-type="float" office:value="-1.19959">
            <text:p>-1.19959</text:p>
          </table:table-cell>
          <table:table-cell office:value-type="float" office:value="-0.077021">
            <text:p>-0.077021</text:p>
          </table:table-cell>
          <table:table-cell office:value-type="float" office:value="2.914">
            <text:p>2.914</text:p>
          </table:table-cell>
          <table:table-cell table:number-columns-repeated="1002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3">
            <text:p>3</text:p>
          </table:table-cell>
          <table:table-cell office:value-type="float" office:value="1621">
            <text:p>1621</text:p>
          </table:table-cell>
          <table:table-cell office:value-type="float" office:value="0.00345">
            <text:p>0.0034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6209e-08</text:p>
          </table:table-cell>
          <table:table-cell office:value-type="float" office:value="0">
            <text:p>0</text:p>
          </table:table-cell>
          <table:table-cell office:value-type="string">
            <text:p>-1.48521e-08</text:p>
          </table:table-cell>
          <table:table-cell office:value-type="string">
            <text:p>-9.53593e-10</text:p>
          </table:table-cell>
          <table:table-cell table:number-columns-repeated="2" office:value-type="float" office:value="1.52907">
            <text:p>1.52907</text:p>
          </table:table-cell>
          <table:table-cell office:value-type="float" office:value="3.56783">
            <text:p>3.56783</text:p>
          </table:table-cell>
          <table:table-cell office:value-type="float" office:value="0">
            <text:p>0</text:p>
          </table:table-cell>
          <table:table-cell office:value-type="float" office:value="-1.19959">
            <text:p>-1.19959</text:p>
          </table:table-cell>
          <table:table-cell office:value-type="float" office:value="-0.077021">
            <text:p>-0.077021</text:p>
          </table:table-cell>
          <table:table-cell office:value-type="float" office:value="2.914">
            <text:p>2.914</text:p>
          </table:table-cell>
          <table:table-cell table:number-columns-repeated="1002"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2">
            <text:p>2</text:p>
          </table:table-cell>
          <table:table-cell office:value-type="float" office:value="1621">
            <text:p>1621</text:p>
          </table:table-cell>
          <table:table-cell office:value-type="float" office:value="0.00345">
            <text:p>0.0034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6209e-08</text:p>
          </table:table-cell>
          <table:table-cell office:value-type="float" office:value="0">
            <text:p>0</text:p>
          </table:table-cell>
          <table:table-cell office:value-type="string">
            <text:p>-1.48521e-08</text:p>
          </table:table-cell>
          <table:table-cell office:value-type="string">
            <text:p>-9.53593e-10</text:p>
          </table:table-cell>
          <table:table-cell table:number-columns-repeated="2" office:value-type="float" office:value="1.52907">
            <text:p>1.52907</text:p>
          </table:table-cell>
          <table:table-cell office:value-type="float" office:value="3.56783">
            <text:p>3.56783</text:p>
          </table:table-cell>
          <table:table-cell office:value-type="float" office:value="0">
            <text:p>0</text:p>
          </table:table-cell>
          <table:table-cell office:value-type="float" office:value="-1.19959">
            <text:p>-1.19959</text:p>
          </table:table-cell>
          <table:table-cell office:value-type="float" office:value="-0.077021">
            <text:p>-0.077021</text:p>
          </table:table-cell>
          <table:table-cell office:value-type="float" office:value="2.914">
            <text:p>2.914</text:p>
          </table:table-cell>
          <table:table-cell table:number-columns-repeated="100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0.005175">
            <text:p>0.0051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3449e-08</text:p>
          </table:table-cell>
          <table:table-cell office:value-type="float" office:value="0">
            <text:p>0</text:p>
          </table:table-cell>
          <table:table-cell office:value-type="string">
            <text:p>-1.44598e-08</text:p>
          </table:table-cell>
          <table:table-cell office:value-type="string">
            <text:p>-1.38697e-09</text:p>
          </table:table-cell>
          <table:table-cell table:number-columns-repeated="2" office:value-type="float" office:value="1.49563">
            <text:p>1.49563</text:p>
          </table:table-cell>
          <table:table-cell office:value-type="float" office:value="3.4898">
            <text:p>3.4898</text:p>
          </table:table-cell>
          <table:table-cell office:value-type="float" office:value="0">
            <text:p>0</text:p>
          </table:table-cell>
          <table:table-cell office:value-type="float" office:value="-1.1679">
            <text:p>-1.1679</text:p>
          </table:table-cell>
          <table:table-cell office:value-type="float" office:value="-0.112025">
            <text:p>-0.112025</text:p>
          </table:table-cell>
          <table:table-cell office:value-type="float" office:value="2.84717">
            <text:p>2.84717</text:p>
          </table:table-cell>
          <table:table-cell table:number-columns-repeated="1002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1">
            <text:p>1</text:p>
          </table:table-cell>
          <table:table-cell office:value-type="float" office:value="1620">
            <text:p>1620</text:p>
          </table:table-cell>
          <table:table-cell office:value-type="float" office:value="0.005175">
            <text:p>0.0051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3449e-08</text:p>
          </table:table-cell>
          <table:table-cell office:value-type="float" office:value="0">
            <text:p>0</text:p>
          </table:table-cell>
          <table:table-cell office:value-type="string">
            <text:p>-1.44598e-08</text:p>
          </table:table-cell>
          <table:table-cell office:value-type="string">
            <text:p>-1.38697e-09</text:p>
          </table:table-cell>
          <table:table-cell table:number-columns-repeated="2" office:value-type="float" office:value="1.49563">
            <text:p>1.49563</text:p>
          </table:table-cell>
          <table:table-cell office:value-type="float" office:value="3.4898">
            <text:p>3.4898</text:p>
          </table:table-cell>
          <table:table-cell office:value-type="float" office:value="0">
            <text:p>0</text:p>
          </table:table-cell>
          <table:table-cell office:value-type="float" office:value="-1.1679">
            <text:p>-1.1679</text:p>
          </table:table-cell>
          <table:table-cell office:value-type="float" office:value="-0.112025">
            <text:p>-0.112025</text:p>
          </table:table-cell>
          <table:table-cell office:value-type="float" office:value="2.84717">
            <text:p>2.84717</text:p>
          </table:table-cell>
          <table:table-cell table:number-columns-repeated="1002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3">
            <text:p>3</text:p>
          </table:table-cell>
          <table:table-cell office:value-type="float" office:value="1620">
            <text:p>1620</text:p>
          </table:table-cell>
          <table:table-cell office:value-type="float" office:value="0.005175">
            <text:p>0.0051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3449e-08</text:p>
          </table:table-cell>
          <table:table-cell office:value-type="float" office:value="0">
            <text:p>0</text:p>
          </table:table-cell>
          <table:table-cell office:value-type="string">
            <text:p>-1.44598e-08</text:p>
          </table:table-cell>
          <table:table-cell office:value-type="string">
            <text:p>-1.38697e-09</text:p>
          </table:table-cell>
          <table:table-cell table:number-columns-repeated="2" office:value-type="float" office:value="1.49563">
            <text:p>1.49563</text:p>
          </table:table-cell>
          <table:table-cell office:value-type="float" office:value="3.4898">
            <text:p>3.4898</text:p>
          </table:table-cell>
          <table:table-cell office:value-type="float" office:value="0">
            <text:p>0</text:p>
          </table:table-cell>
          <table:table-cell office:value-type="float" office:value="-1.1679">
            <text:p>-1.1679</text:p>
          </table:table-cell>
          <table:table-cell office:value-type="float" office:value="-0.112025">
            <text:p>-0.112025</text:p>
          </table:table-cell>
          <table:table-cell office:value-type="float" office:value="2.84717">
            <text:p>2.84717</text:p>
          </table:table-cell>
          <table:table-cell table:number-columns-repeated="1002"/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2">
            <text:p>2</text:p>
          </table:table-cell>
          <table:table-cell office:value-type="float" office:value="1620">
            <text:p>1620</text:p>
          </table:table-cell>
          <table:table-cell office:value-type="float" office:value="0.005175">
            <text:p>0.0051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3449e-08</text:p>
          </table:table-cell>
          <table:table-cell office:value-type="float" office:value="0">
            <text:p>0</text:p>
          </table:table-cell>
          <table:table-cell office:value-type="string">
            <text:p>-1.44598e-08</text:p>
          </table:table-cell>
          <table:table-cell office:value-type="string">
            <text:p>-1.38697e-09</text:p>
          </table:table-cell>
          <table:table-cell table:number-columns-repeated="2" office:value-type="float" office:value="1.49563">
            <text:p>1.49563</text:p>
          </table:table-cell>
          <table:table-cell office:value-type="float" office:value="3.4898">
            <text:p>3.4898</text:p>
          </table:table-cell>
          <table:table-cell office:value-type="float" office:value="0">
            <text:p>0</text:p>
          </table:table-cell>
          <table:table-cell office:value-type="float" office:value="-1.1679">
            <text:p>-1.1679</text:p>
          </table:table-cell>
          <table:table-cell office:value-type="float" office:value="-0.112025">
            <text:p>-0.112025</text:p>
          </table:table-cell>
          <table:table-cell office:value-type="float" office:value="2.84717">
            <text:p>2.84717</text:p>
          </table:table-cell>
          <table:table-cell table:number-columns-repeated="100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0.0069">
            <text:p>0.0069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0543e-08</text:p>
          </table:table-cell>
          <table:table-cell office:value-type="float" office:value="0">
            <text:p>0</text:p>
          </table:table-cell>
          <table:table-cell office:value-type="string">
            <text:p>-1.39575e-08</text:p>
          </table:table-cell>
          <table:table-cell office:value-type="string">
            <text:p>-1.78552e-09</text:p>
          </table:table-cell>
          <table:table-cell table:number-columns-repeated="2" office:value-type="float" office:value="1.46043">
            <text:p>1.46043</text:p>
          </table:table-cell>
          <table:table-cell office:value-type="float" office:value="3.40767">
            <text:p>3.40767</text:p>
          </table:table-cell>
          <table:table-cell office:value-type="float" office:value="0">
            <text:p>0</text:p>
          </table:table-cell>
          <table:table-cell office:value-type="float" office:value="-1.12734">
            <text:p>-1.12734</text:p>
          </table:table-cell>
          <table:table-cell office:value-type="float" office:value="-0.144215">
            <text:p>-0.144215</text:p>
          </table:table-cell>
          <table:table-cell office:value-type="float" office:value="2.7689">
            <text:p>2.7689</text:p>
          </table:table-cell>
          <table:table-cell table:number-columns-repeated="1002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0.0069">
            <text:p>0.0069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0543e-08</text:p>
          </table:table-cell>
          <table:table-cell office:value-type="float" office:value="0">
            <text:p>0</text:p>
          </table:table-cell>
          <table:table-cell office:value-type="string">
            <text:p>-1.39575e-08</text:p>
          </table:table-cell>
          <table:table-cell office:value-type="string">
            <text:p>-1.78552e-09</text:p>
          </table:table-cell>
          <table:table-cell table:number-columns-repeated="2" office:value-type="float" office:value="1.46043">
            <text:p>1.46043</text:p>
          </table:table-cell>
          <table:table-cell office:value-type="float" office:value="3.40767">
            <text:p>3.40767</text:p>
          </table:table-cell>
          <table:table-cell office:value-type="float" office:value="0">
            <text:p>0</text:p>
          </table:table-cell>
          <table:table-cell office:value-type="float" office:value="-1.12734">
            <text:p>-1.12734</text:p>
          </table:table-cell>
          <table:table-cell office:value-type="float" office:value="-0.144215">
            <text:p>-0.144215</text:p>
          </table:table-cell>
          <table:table-cell office:value-type="float" office:value="2.7689">
            <text:p>2.7689</text:p>
          </table:table-cell>
          <table:table-cell table:number-columns-repeated="1002"/>
        </table:table-row>
        <table:table-row table:style-name="ro1"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0.0069">
            <text:p>0.0069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0543e-08</text:p>
          </table:table-cell>
          <table:table-cell office:value-type="float" office:value="0">
            <text:p>0</text:p>
          </table:table-cell>
          <table:table-cell office:value-type="string">
            <text:p>-1.39575e-08</text:p>
          </table:table-cell>
          <table:table-cell office:value-type="string">
            <text:p>-1.78552e-09</text:p>
          </table:table-cell>
          <table:table-cell table:number-columns-repeated="2" office:value-type="float" office:value="1.46043">
            <text:p>1.46043</text:p>
          </table:table-cell>
          <table:table-cell office:value-type="float" office:value="3.40767">
            <text:p>3.40767</text:p>
          </table:table-cell>
          <table:table-cell office:value-type="float" office:value="0">
            <text:p>0</text:p>
          </table:table-cell>
          <table:table-cell office:value-type="float" office:value="-1.12734">
            <text:p>-1.12734</text:p>
          </table:table-cell>
          <table:table-cell office:value-type="float" office:value="-0.144215">
            <text:p>-0.144215</text:p>
          </table:table-cell>
          <table:table-cell office:value-type="float" office:value="2.7689">
            <text:p>2.7689</text:p>
          </table:table-cell>
          <table:table-cell table:number-columns-repeated="1002"/>
        </table:table-row>
        <table:table-row table:style-name="ro1">
          <table:table-cell office:value-type="float" office:value="3008">
            <text:p>3008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0.0069">
            <text:p>0.0069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0543e-08</text:p>
          </table:table-cell>
          <table:table-cell office:value-type="float" office:value="0">
            <text:p>0</text:p>
          </table:table-cell>
          <table:table-cell office:value-type="string">
            <text:p>-1.39575e-08</text:p>
          </table:table-cell>
          <table:table-cell office:value-type="string">
            <text:p>-1.78552e-09</text:p>
          </table:table-cell>
          <table:table-cell table:number-columns-repeated="2" office:value-type="float" office:value="1.46043">
            <text:p>1.46043</text:p>
          </table:table-cell>
          <table:table-cell office:value-type="float" office:value="3.40767">
            <text:p>3.40767</text:p>
          </table:table-cell>
          <table:table-cell office:value-type="float" office:value="0">
            <text:p>0</text:p>
          </table:table-cell>
          <table:table-cell office:value-type="float" office:value="-1.12734">
            <text:p>-1.12734</text:p>
          </table:table-cell>
          <table:table-cell office:value-type="float" office:value="-0.144215">
            <text:p>-0.144215</text:p>
          </table:table-cell>
          <table:table-cell office:value-type="float" office:value="2.7689">
            <text:p>2.7689</text:p>
          </table:table-cell>
          <table:table-cell table:number-columns-repeated="1002"/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0">
            <text:p>0</text:p>
          </table:table-cell>
          <table:table-cell office:value-type="float" office:value="1619">
            <text:p>1619</text:p>
          </table:table-cell>
          <table:table-cell office:value-type="float" office:value="0.0089125">
            <text:p>0.00891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506e-08</text:p>
          </table:table-cell>
          <table:table-cell office:value-type="float" office:value="0">
            <text:p>0</text:p>
          </table:table-cell>
          <table:table-cell office:value-type="string">
            <text:p>-1.3311e-08</text:p>
          </table:table-cell>
          <table:table-cell office:value-type="string">
            <text:p>-2.20711e-09</text:p>
          </table:table-cell>
          <table:table-cell table:number-columns-repeated="2" office:value-type="float" office:value="1.42364">
            <text:p>1.42364</text:p>
          </table:table-cell>
          <table:table-cell office:value-type="float" office:value="3.32182">
            <text:p>3.32182</text:p>
          </table:table-cell>
          <table:table-cell office:value-type="float" office:value="0">
            <text:p>0</text:p>
          </table:table-cell>
          <table:table-cell office:value-type="float" office:value="-1.07512">
            <text:p>-1.07512</text:p>
          </table:table-cell>
          <table:table-cell office:value-type="float" office:value="-0.178267">
            <text:p>-0.178267</text:p>
          </table:table-cell>
          <table:table-cell office:value-type="float" office:value="2.67695">
            <text:p>2.67695</text:p>
          </table:table-cell>
          <table:table-cell table:number-columns-repeated="1002"/>
        </table:table-row>
        <table:table-row table:style-name="ro1">
          <table:table-cell office:value-type="float" office:value="2496">
            <text:p>2496</text:p>
          </table:table-cell>
          <table:table-cell office:value-type="float" office:value="1">
            <text:p>1</text:p>
          </table:table-cell>
          <table:table-cell office:value-type="float" office:value="1619">
            <text:p>1619</text:p>
          </table:table-cell>
          <table:table-cell office:value-type="float" office:value="0.0089125">
            <text:p>0.00891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506e-08</text:p>
          </table:table-cell>
          <table:table-cell office:value-type="float" office:value="0">
            <text:p>0</text:p>
          </table:table-cell>
          <table:table-cell office:value-type="string">
            <text:p>-1.3311e-08</text:p>
          </table:table-cell>
          <table:table-cell office:value-type="string">
            <text:p>-2.20711e-09</text:p>
          </table:table-cell>
          <table:table-cell table:number-columns-repeated="2" office:value-type="float" office:value="1.42364">
            <text:p>1.42364</text:p>
          </table:table-cell>
          <table:table-cell office:value-type="float" office:value="3.32182">
            <text:p>3.32182</text:p>
          </table:table-cell>
          <table:table-cell office:value-type="float" office:value="0">
            <text:p>0</text:p>
          </table:table-cell>
          <table:table-cell office:value-type="float" office:value="-1.07512">
            <text:p>-1.07512</text:p>
          </table:table-cell>
          <table:table-cell office:value-type="float" office:value="-0.178267">
            <text:p>-0.178267</text:p>
          </table:table-cell>
          <table:table-cell office:value-type="float" office:value="2.67695">
            <text:p>2.67695</text:p>
          </table:table-cell>
          <table:table-cell table:number-columns-repeated="1002"/>
        </table:table-row>
        <table:table-row table:style-name="ro1">
          <table:table-cell office:value-type="float" office:value="2944">
            <text:p>2944</text:p>
          </table:table-cell>
          <table:table-cell office:value-type="float" office:value="3">
            <text:p>3</text:p>
          </table:table-cell>
          <table:table-cell office:value-type="float" office:value="1619">
            <text:p>1619</text:p>
          </table:table-cell>
          <table:table-cell office:value-type="float" office:value="0.0089125">
            <text:p>0.00891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506e-08</text:p>
          </table:table-cell>
          <table:table-cell office:value-type="float" office:value="0">
            <text:p>0</text:p>
          </table:table-cell>
          <table:table-cell office:value-type="string">
            <text:p>-1.3311e-08</text:p>
          </table:table-cell>
          <table:table-cell office:value-type="string">
            <text:p>-2.20711e-09</text:p>
          </table:table-cell>
          <table:table-cell table:number-columns-repeated="2" office:value-type="float" office:value="1.42364">
            <text:p>1.42364</text:p>
          </table:table-cell>
          <table:table-cell office:value-type="float" office:value="3.32182">
            <text:p>3.32182</text:p>
          </table:table-cell>
          <table:table-cell office:value-type="float" office:value="0">
            <text:p>0</text:p>
          </table:table-cell>
          <table:table-cell office:value-type="float" office:value="-1.07512">
            <text:p>-1.07512</text:p>
          </table:table-cell>
          <table:table-cell office:value-type="float" office:value="-0.178267">
            <text:p>-0.178267</text:p>
          </table:table-cell>
          <table:table-cell office:value-type="float" office:value="2.67695">
            <text:p>2.67695</text:p>
          </table:table-cell>
          <table:table-cell table:number-columns-repeated="1002"/>
        </table:table-row>
        <table:table-row table:style-name="ro1">
          <table:table-cell office:value-type="float" office:value="3008">
            <text:p>3008</text:p>
          </table:table-cell>
          <table:table-cell office:value-type="float" office:value="2">
            <text:p>2</text:p>
          </table:table-cell>
          <table:table-cell office:value-type="float" office:value="1619">
            <text:p>1619</text:p>
          </table:table-cell>
          <table:table-cell office:value-type="float" office:value="0.0089125">
            <text:p>0.00891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506e-08</text:p>
          </table:table-cell>
          <table:table-cell office:value-type="float" office:value="0">
            <text:p>0</text:p>
          </table:table-cell>
          <table:table-cell office:value-type="string">
            <text:p>-1.3311e-08</text:p>
          </table:table-cell>
          <table:table-cell office:value-type="string">
            <text:p>-2.20711e-09</text:p>
          </table:table-cell>
          <table:table-cell table:number-columns-repeated="2" office:value-type="float" office:value="1.42364">
            <text:p>1.42364</text:p>
          </table:table-cell>
          <table:table-cell office:value-type="float" office:value="3.32182">
            <text:p>3.32182</text:p>
          </table:table-cell>
          <table:table-cell office:value-type="float" office:value="0">
            <text:p>0</text:p>
          </table:table-cell>
          <table:table-cell office:value-type="float" office:value="-1.07512">
            <text:p>-1.07512</text:p>
          </table:table-cell>
          <table:table-cell office:value-type="float" office:value="-0.178267">
            <text:p>-0.178267</text:p>
          </table:table-cell>
          <table:table-cell office:value-type="float" office:value="2.67695">
            <text:p>2.67695</text:p>
          </table:table-cell>
          <table:table-cell table:number-columns-repeated="1002"/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0">
            <text:p>0</text:p>
          </table:table-cell>
          <table:table-cell office:value-type="float" office:value="1618">
            <text:p>1618</text:p>
          </table:table-cell>
          <table:table-cell office:value-type="float" office:value="0.010925">
            <text:p>0.0109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5287e-08</text:p>
          </table:table-cell>
          <table:table-cell office:value-type="float" office:value="0">
            <text:p>0</text:p>
          </table:table-cell>
          <table:table-cell office:value-type="string">
            <text:p>-1.26644e-08</text:p>
          </table:table-cell>
          <table:table-cell office:value-type="string">
            <text:p>-2.61669e-09</text:p>
          </table:table-cell>
          <table:table-cell table:number-columns-repeated="2" office:value-type="float" office:value="1.39675">
            <text:p>1.39675</text:p>
          </table:table-cell>
          <table:table-cell office:value-type="float" office:value="3.25908">
            <text:p>3.25908</text:p>
          </table:table-cell>
          <table:table-cell office:value-type="float" office:value="0">
            <text:p>0</text:p>
          </table:table-cell>
          <table:table-cell office:value-type="float" office:value="-1.0229">
            <text:p>-1.0229</text:p>
          </table:table-cell>
          <table:table-cell office:value-type="float" office:value="-0.211348">
            <text:p>-0.211348</text:p>
          </table:table-cell>
          <table:table-cell office:value-type="float" office:value="2.59639">
            <text:p>2.59639</text:p>
          </table:table-cell>
          <table:table-cell table:number-columns-repeated="1002"/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0.010925">
            <text:p>0.0109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5287e-08</text:p>
          </table:table-cell>
          <table:table-cell office:value-type="float" office:value="0">
            <text:p>0</text:p>
          </table:table-cell>
          <table:table-cell office:value-type="string">
            <text:p>-1.26644e-08</text:p>
          </table:table-cell>
          <table:table-cell office:value-type="string">
            <text:p>-2.61669e-09</text:p>
          </table:table-cell>
          <table:table-cell table:number-columns-repeated="2" office:value-type="float" office:value="1.39675">
            <text:p>1.39675</text:p>
          </table:table-cell>
          <table:table-cell office:value-type="float" office:value="3.25908">
            <text:p>3.25908</text:p>
          </table:table-cell>
          <table:table-cell office:value-type="float" office:value="0">
            <text:p>0</text:p>
          </table:table-cell>
          <table:table-cell office:value-type="float" office:value="-1.0229">
            <text:p>-1.0229</text:p>
          </table:table-cell>
          <table:table-cell office:value-type="float" office:value="-0.211348">
            <text:p>-0.211348</text:p>
          </table:table-cell>
          <table:table-cell office:value-type="float" office:value="2.59639">
            <text:p>2.59639</text:p>
          </table:table-cell>
          <table:table-cell table:number-columns-repeated="1002"/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3">
            <text:p>3</text:p>
          </table:table-cell>
          <table:table-cell office:value-type="float" office:value="1618">
            <text:p>1618</text:p>
          </table:table-cell>
          <table:table-cell office:value-type="float" office:value="0.010925">
            <text:p>0.0109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5287e-08</text:p>
          </table:table-cell>
          <table:table-cell office:value-type="float" office:value="0">
            <text:p>0</text:p>
          </table:table-cell>
          <table:table-cell office:value-type="string">
            <text:p>-1.26644e-08</text:p>
          </table:table-cell>
          <table:table-cell office:value-type="string">
            <text:p>-2.61669e-09</text:p>
          </table:table-cell>
          <table:table-cell table:number-columns-repeated="2" office:value-type="float" office:value="1.39675">
            <text:p>1.39675</text:p>
          </table:table-cell>
          <table:table-cell office:value-type="float" office:value="3.25908">
            <text:p>3.25908</text:p>
          </table:table-cell>
          <table:table-cell office:value-type="float" office:value="0">
            <text:p>0</text:p>
          </table:table-cell>
          <table:table-cell office:value-type="float" office:value="-1.0229">
            <text:p>-1.0229</text:p>
          </table:table-cell>
          <table:table-cell office:value-type="float" office:value="-0.211348">
            <text:p>-0.211348</text:p>
          </table:table-cell>
          <table:table-cell office:value-type="float" office:value="2.59639">
            <text:p>2.59639</text:p>
          </table:table-cell>
          <table:table-cell table:number-columns-repeated="1002"/>
        </table:table-row>
        <table:table-row table:style-name="ro1">
          <table:table-cell office:value-type="float" office:value="2944">
            <text:p>2944</text:p>
          </table:table-cell>
          <table:table-cell office:value-type="float" office:value="2">
            <text:p>2</text:p>
          </table:table-cell>
          <table:table-cell office:value-type="float" office:value="1618">
            <text:p>1618</text:p>
          </table:table-cell>
          <table:table-cell office:value-type="float" office:value="0.010925">
            <text:p>0.0109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5287e-08</text:p>
          </table:table-cell>
          <table:table-cell office:value-type="float" office:value="0">
            <text:p>0</text:p>
          </table:table-cell>
          <table:table-cell office:value-type="string">
            <text:p>-1.26644e-08</text:p>
          </table:table-cell>
          <table:table-cell office:value-type="string">
            <text:p>-2.61669e-09</text:p>
          </table:table-cell>
          <table:table-cell table:number-columns-repeated="2" office:value-type="float" office:value="1.39675">
            <text:p>1.39675</text:p>
          </table:table-cell>
          <table:table-cell office:value-type="float" office:value="3.25908">
            <text:p>3.25908</text:p>
          </table:table-cell>
          <table:table-cell office:value-type="float" office:value="0">
            <text:p>0</text:p>
          </table:table-cell>
          <table:table-cell office:value-type="float" office:value="-1.0229">
            <text:p>-1.0229</text:p>
          </table:table-cell>
          <table:table-cell office:value-type="float" office:value="-0.211348">
            <text:p>-0.211348</text:p>
          </table:table-cell>
          <table:table-cell office:value-type="float" office:value="2.59639">
            <text:p>2.59639</text:p>
          </table:table-cell>
          <table:table-cell table:number-columns-repeated="1002"/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1617">
            <text:p>1617</text:p>
          </table:table-cell>
          <table:table-cell office:value-type="float" office:value="0.0129375">
            <text:p>0.01293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876e-08</text:p>
          </table:table-cell>
          <table:table-cell office:value-type="float" office:value="0">
            <text:p>0</text:p>
          </table:table-cell>
          <table:table-cell office:value-type="string">
            <text:p>-1.20387e-08</text:p>
          </table:table-cell>
          <table:table-cell office:value-type="string">
            <text:p>-3.03111e-09</text:p>
          </table:table-cell>
          <table:table-cell table:number-columns-repeated="2" office:value-type="float" office:value="1.37966">
            <text:p>1.37966</text:p>
          </table:table-cell>
          <table:table-cell office:value-type="float" office:value="3.2192">
            <text:p>3.2192</text:p>
          </table:table-cell>
          <table:table-cell office:value-type="float" office:value="0">
            <text:p>0</text:p>
          </table:table-cell>
          <table:table-cell office:value-type="float" office:value="-0.972358">
            <text:p>-0.972358</text:p>
          </table:table-cell>
          <table:table-cell office:value-type="float" office:value="-0.244821">
            <text:p>-0.244821</text:p>
          </table:table-cell>
          <table:table-cell office:value-type="float" office:value="2.52985">
            <text:p>2.52985</text:p>
          </table:table-cell>
          <table:table-cell table:number-columns-repeated="1002"/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1">
            <text:p>1</text:p>
          </table:table-cell>
          <table:table-cell office:value-type="float" office:value="1617">
            <text:p>1617</text:p>
          </table:table-cell>
          <table:table-cell office:value-type="float" office:value="0.0129375">
            <text:p>0.01293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876e-08</text:p>
          </table:table-cell>
          <table:table-cell office:value-type="float" office:value="0">
            <text:p>0</text:p>
          </table:table-cell>
          <table:table-cell office:value-type="string">
            <text:p>-1.20387e-08</text:p>
          </table:table-cell>
          <table:table-cell office:value-type="string">
            <text:p>-3.03111e-09</text:p>
          </table:table-cell>
          <table:table-cell table:number-columns-repeated="2" office:value-type="float" office:value="1.37966">
            <text:p>1.37966</text:p>
          </table:table-cell>
          <table:table-cell office:value-type="float" office:value="3.2192">
            <text:p>3.2192</text:p>
          </table:table-cell>
          <table:table-cell office:value-type="float" office:value="0">
            <text:p>0</text:p>
          </table:table-cell>
          <table:table-cell office:value-type="float" office:value="-0.972358">
            <text:p>-0.972358</text:p>
          </table:table-cell>
          <table:table-cell office:value-type="float" office:value="-0.244821">
            <text:p>-0.244821</text:p>
          </table:table-cell>
          <table:table-cell office:value-type="float" office:value="2.52985">
            <text:p>2.52985</text:p>
          </table:table-cell>
          <table:table-cell table:number-columns-repeated="1002"/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3">
            <text:p>3</text:p>
          </table:table-cell>
          <table:table-cell office:value-type="float" office:value="1617">
            <text:p>1617</text:p>
          </table:table-cell>
          <table:table-cell office:value-type="float" office:value="0.0129375">
            <text:p>0.01293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876e-08</text:p>
          </table:table-cell>
          <table:table-cell office:value-type="float" office:value="0">
            <text:p>0</text:p>
          </table:table-cell>
          <table:table-cell office:value-type="string">
            <text:p>-1.20387e-08</text:p>
          </table:table-cell>
          <table:table-cell office:value-type="string">
            <text:p>-3.03111e-09</text:p>
          </table:table-cell>
          <table:table-cell table:number-columns-repeated="2" office:value-type="float" office:value="1.37966">
            <text:p>1.37966</text:p>
          </table:table-cell>
          <table:table-cell office:value-type="float" office:value="3.2192">
            <text:p>3.2192</text:p>
          </table:table-cell>
          <table:table-cell office:value-type="float" office:value="0">
            <text:p>0</text:p>
          </table:table-cell>
          <table:table-cell office:value-type="float" office:value="-0.972358">
            <text:p>-0.972358</text:p>
          </table:table-cell>
          <table:table-cell office:value-type="float" office:value="-0.244821">
            <text:p>-0.244821</text:p>
          </table:table-cell>
          <table:table-cell office:value-type="float" office:value="2.52985">
            <text:p>2.52985</text:p>
          </table:table-cell>
          <table:table-cell table:number-columns-repeated="1002"/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2">
            <text:p>2</text:p>
          </table:table-cell>
          <table:table-cell office:value-type="float" office:value="1617">
            <text:p>1617</text:p>
          </table:table-cell>
          <table:table-cell office:value-type="float" office:value="0.0129375">
            <text:p>0.01293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876e-08</text:p>
          </table:table-cell>
          <table:table-cell office:value-type="float" office:value="0">
            <text:p>0</text:p>
          </table:table-cell>
          <table:table-cell office:value-type="string">
            <text:p>-1.20387e-08</text:p>
          </table:table-cell>
          <table:table-cell office:value-type="string">
            <text:p>-3.03111e-09</text:p>
          </table:table-cell>
          <table:table-cell table:number-columns-repeated="2" office:value-type="float" office:value="1.37966">
            <text:p>1.37966</text:p>
          </table:table-cell>
          <table:table-cell office:value-type="float" office:value="3.2192">
            <text:p>3.2192</text:p>
          </table:table-cell>
          <table:table-cell office:value-type="float" office:value="0">
            <text:p>0</text:p>
          </table:table-cell>
          <table:table-cell office:value-type="float" office:value="-0.972358">
            <text:p>-0.972358</text:p>
          </table:table-cell>
          <table:table-cell office:value-type="float" office:value="-0.244821">
            <text:p>-0.244821</text:p>
          </table:table-cell>
          <table:table-cell office:value-type="float" office:value="2.52985">
            <text:p>2.52985</text:p>
          </table:table-cell>
          <table:table-cell table:number-columns-repeated="1002"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0">
            <text:p>0</text:p>
          </table:table-cell>
          <table:table-cell office:value-type="float" office:value="1616">
            <text:p>1616</text:p>
          </table:table-cell>
          <table:table-cell office:value-type="float" office:value="0.01495">
            <text:p>0.0149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24e-08</text:p>
          </table:table-cell>
          <table:table-cell office:value-type="float" office:value="0">
            <text:p>0</text:p>
          </table:table-cell>
          <table:table-cell office:value-type="string">
            <text:p>-1.14305e-08</text:p>
          </table:table-cell>
          <table:table-cell office:value-type="string">
            <text:p>-3.45845e-09</text:p>
          </table:table-cell>
          <table:table-cell table:number-columns-repeated="2" office:value-type="float" office:value="1.37195">
            <text:p>1.37195</text:p>
          </table:table-cell>
          <table:table-cell office:value-type="float" office:value="3.20121">
            <text:p>3.20121</text:p>
          </table:table-cell>
          <table:table-cell office:value-type="float" office:value="0">
            <text:p>0</text:p>
          </table:table-cell>
          <table:table-cell office:value-type="float" office:value="-0.923231">
            <text:p>-0.923231</text:p>
          </table:table-cell>
          <table:table-cell office:value-type="float" office:value="-0.279336">
            <text:p>-0.279336</text:p>
          </table:table-cell>
          <table:table-cell office:value-type="float" office:value="2.47737">
            <text:p>2.47737</text:p>
          </table:table-cell>
          <table:table-cell table:number-columns-repeated="1002"/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1">
            <text:p>1</text:p>
          </table:table-cell>
          <table:table-cell office:value-type="float" office:value="1616">
            <text:p>1616</text:p>
          </table:table-cell>
          <table:table-cell office:value-type="float" office:value="0.01495">
            <text:p>0.0149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24e-08</text:p>
          </table:table-cell>
          <table:table-cell office:value-type="float" office:value="0">
            <text:p>0</text:p>
          </table:table-cell>
          <table:table-cell office:value-type="string">
            <text:p>-1.14305e-08</text:p>
          </table:table-cell>
          <table:table-cell office:value-type="string">
            <text:p>-3.45845e-09</text:p>
          </table:table-cell>
          <table:table-cell table:number-columns-repeated="2" office:value-type="float" office:value="1.37195">
            <text:p>1.37195</text:p>
          </table:table-cell>
          <table:table-cell office:value-type="float" office:value="3.20121">
            <text:p>3.20121</text:p>
          </table:table-cell>
          <table:table-cell office:value-type="float" office:value="0">
            <text:p>0</text:p>
          </table:table-cell>
          <table:table-cell office:value-type="float" office:value="-0.923231">
            <text:p>-0.923231</text:p>
          </table:table-cell>
          <table:table-cell office:value-type="float" office:value="-0.279336">
            <text:p>-0.279336</text:p>
          </table:table-cell>
          <table:table-cell office:value-type="float" office:value="2.47737">
            <text:p>2.47737</text:p>
          </table:table-cell>
          <table:table-cell table:number-columns-repeated="1002"/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3">
            <text:p>3</text:p>
          </table:table-cell>
          <table:table-cell office:value-type="float" office:value="1616">
            <text:p>1616</text:p>
          </table:table-cell>
          <table:table-cell office:value-type="float" office:value="0.01495">
            <text:p>0.0149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24e-08</text:p>
          </table:table-cell>
          <table:table-cell office:value-type="float" office:value="0">
            <text:p>0</text:p>
          </table:table-cell>
          <table:table-cell office:value-type="string">
            <text:p>-1.14305e-08</text:p>
          </table:table-cell>
          <table:table-cell office:value-type="string">
            <text:p>-3.45845e-09</text:p>
          </table:table-cell>
          <table:table-cell table:number-columns-repeated="2" office:value-type="float" office:value="1.37195">
            <text:p>1.37195</text:p>
          </table:table-cell>
          <table:table-cell office:value-type="float" office:value="3.20121">
            <text:p>3.20121</text:p>
          </table:table-cell>
          <table:table-cell office:value-type="float" office:value="0">
            <text:p>0</text:p>
          </table:table-cell>
          <table:table-cell office:value-type="float" office:value="-0.923231">
            <text:p>-0.923231</text:p>
          </table:table-cell>
          <table:table-cell office:value-type="float" office:value="-0.279336">
            <text:p>-0.279336</text:p>
          </table:table-cell>
          <table:table-cell office:value-type="float" office:value="2.47737">
            <text:p>2.47737</text:p>
          </table:table-cell>
          <table:table-cell table:number-columns-repeated="1002"/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2">
            <text:p>2</text:p>
          </table:table-cell>
          <table:table-cell office:value-type="float" office:value="1616">
            <text:p>1616</text:p>
          </table:table-cell>
          <table:table-cell office:value-type="float" office:value="0.01495">
            <text:p>0.0149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24e-08</text:p>
          </table:table-cell>
          <table:table-cell office:value-type="float" office:value="0">
            <text:p>0</text:p>
          </table:table-cell>
          <table:table-cell office:value-type="string">
            <text:p>-1.14305e-08</text:p>
          </table:table-cell>
          <table:table-cell office:value-type="string">
            <text:p>-3.45845e-09</text:p>
          </table:table-cell>
          <table:table-cell table:number-columns-repeated="2" office:value-type="float" office:value="1.37195">
            <text:p>1.37195</text:p>
          </table:table-cell>
          <table:table-cell office:value-type="float" office:value="3.20121">
            <text:p>3.20121</text:p>
          </table:table-cell>
          <table:table-cell office:value-type="float" office:value="0">
            <text:p>0</text:p>
          </table:table-cell>
          <table:table-cell office:value-type="float" office:value="-0.923231">
            <text:p>-0.923231</text:p>
          </table:table-cell>
          <table:table-cell office:value-type="float" office:value="-0.279336">
            <text:p>-0.279336</text:p>
          </table:table-cell>
          <table:table-cell office:value-type="float" office:value="2.47737">
            <text:p>2.47737</text:p>
          </table:table-cell>
          <table:table-cell table:number-columns-repeated="1002"/>
        </table:table-row>
        <table:table-row table:style-name="ro1"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1615">
            <text:p>1615</text:p>
          </table:table-cell>
          <table:table-cell office:value-type="float" office:value="0.0169625">
            <text:p>0.01696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437e-08</text:p>
          </table:table-cell>
          <table:table-cell office:value-type="float" office:value="0">
            <text:p>0</text:p>
          </table:table-cell>
          <table:table-cell office:value-type="string">
            <text:p>-1.0821e-08</text:p>
          </table:table-cell>
          <table:table-cell office:value-type="string">
            <text:p>-3.90606e-09</text:p>
          </table:table-cell>
          <table:table-cell table:number-columns-repeated="2" office:value-type="float" office:value="1.37433">
            <text:p>1.37433</text:p>
          </table:table-cell>
          <table:table-cell office:value-type="float" office:value="3.20677">
            <text:p>3.20677</text:p>
          </table:table-cell>
          <table:table-cell office:value-type="float" office:value="0">
            <text:p>0</text:p>
          </table:table-cell>
          <table:table-cell office:value-type="float" office:value="-0.874007">
            <text:p>-0.874007</text:p>
          </table:table-cell>
          <table:table-cell office:value-type="float" office:value="-0.315489">
            <text:p>-0.315489</text:p>
          </table:table-cell>
          <table:table-cell office:value-type="float" office:value="2.43887">
            <text:p>2.43887</text:p>
          </table:table-cell>
          <table:table-cell table:number-columns-repeated="1002"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1">
            <text:p>1</text:p>
          </table:table-cell>
          <table:table-cell office:value-type="float" office:value="1615">
            <text:p>1615</text:p>
          </table:table-cell>
          <table:table-cell office:value-type="float" office:value="0.0169625">
            <text:p>0.01696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437e-08</text:p>
          </table:table-cell>
          <table:table-cell office:value-type="float" office:value="0">
            <text:p>0</text:p>
          </table:table-cell>
          <table:table-cell office:value-type="string">
            <text:p>-1.0821e-08</text:p>
          </table:table-cell>
          <table:table-cell office:value-type="string">
            <text:p>-3.90606e-09</text:p>
          </table:table-cell>
          <table:table-cell table:number-columns-repeated="2" office:value-type="float" office:value="1.37433">
            <text:p>1.37433</text:p>
          </table:table-cell>
          <table:table-cell office:value-type="float" office:value="3.20677">
            <text:p>3.20677</text:p>
          </table:table-cell>
          <table:table-cell office:value-type="float" office:value="0">
            <text:p>0</text:p>
          </table:table-cell>
          <table:table-cell office:value-type="float" office:value="-0.874007">
            <text:p>-0.874007</text:p>
          </table:table-cell>
          <table:table-cell office:value-type="float" office:value="-0.315489">
            <text:p>-0.315489</text:p>
          </table:table-cell>
          <table:table-cell office:value-type="float" office:value="2.43887">
            <text:p>2.43887</text:p>
          </table:table-cell>
          <table:table-cell table:number-columns-repeated="1002"/>
        </table:table-row>
        <table:table-row table:style-name="ro1">
          <table:table-cell office:value-type="float" office:value="2688">
            <text:p>2688</text:p>
          </table:table-cell>
          <table:table-cell office:value-type="float" office:value="3">
            <text:p>3</text:p>
          </table:table-cell>
          <table:table-cell office:value-type="float" office:value="1615">
            <text:p>1615</text:p>
          </table:table-cell>
          <table:table-cell office:value-type="float" office:value="0.0169625">
            <text:p>0.01696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437e-08</text:p>
          </table:table-cell>
          <table:table-cell office:value-type="float" office:value="0">
            <text:p>0</text:p>
          </table:table-cell>
          <table:table-cell office:value-type="string">
            <text:p>-1.0821e-08</text:p>
          </table:table-cell>
          <table:table-cell office:value-type="string">
            <text:p>-3.90606e-09</text:p>
          </table:table-cell>
          <table:table-cell table:number-columns-repeated="2" office:value-type="float" office:value="1.37433">
            <text:p>1.37433</text:p>
          </table:table-cell>
          <table:table-cell office:value-type="float" office:value="3.20677">
            <text:p>3.20677</text:p>
          </table:table-cell>
          <table:table-cell office:value-type="float" office:value="0">
            <text:p>0</text:p>
          </table:table-cell>
          <table:table-cell office:value-type="float" office:value="-0.874007">
            <text:p>-0.874007</text:p>
          </table:table-cell>
          <table:table-cell office:value-type="float" office:value="-0.315489">
            <text:p>-0.315489</text:p>
          </table:table-cell>
          <table:table-cell office:value-type="float" office:value="2.43887">
            <text:p>2.43887</text:p>
          </table:table-cell>
          <table:table-cell table:number-columns-repeated="1002"/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2">
            <text:p>2</text:p>
          </table:table-cell>
          <table:table-cell office:value-type="float" office:value="1615">
            <text:p>1615</text:p>
          </table:table-cell>
          <table:table-cell office:value-type="float" office:value="0.0169625">
            <text:p>0.016962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3437e-08</text:p>
          </table:table-cell>
          <table:table-cell office:value-type="float" office:value="0">
            <text:p>0</text:p>
          </table:table-cell>
          <table:table-cell office:value-type="string">
            <text:p>-1.0821e-08</text:p>
          </table:table-cell>
          <table:table-cell office:value-type="string">
            <text:p>-3.90606e-09</text:p>
          </table:table-cell>
          <table:table-cell table:number-columns-repeated="2" office:value-type="float" office:value="1.37433">
            <text:p>1.37433</text:p>
          </table:table-cell>
          <table:table-cell office:value-type="float" office:value="3.20677">
            <text:p>3.20677</text:p>
          </table:table-cell>
          <table:table-cell office:value-type="float" office:value="0">
            <text:p>0</text:p>
          </table:table-cell>
          <table:table-cell office:value-type="float" office:value="-0.874007">
            <text:p>-0.874007</text:p>
          </table:table-cell>
          <table:table-cell office:value-type="float" office:value="-0.315489">
            <text:p>-0.315489</text:p>
          </table:table-cell>
          <table:table-cell office:value-type="float" office:value="2.43887">
            <text:p>2.43887</text:p>
          </table:table-cell>
          <table:table-cell table:number-columns-repeated="1002"/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0">
            <text:p>0</text:p>
          </table:table-cell>
          <table:table-cell office:value-type="float" office:value="1614">
            <text:p>1614</text:p>
          </table:table-cell>
          <table:table-cell office:value-type="float" office:value="0.018975">
            <text:p>0.0189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4635e-08</text:p>
          </table:table-cell>
          <table:table-cell office:value-type="float" office:value="0">
            <text:p>0</text:p>
          </table:table-cell>
          <table:table-cell office:value-type="string">
            <text:p>-1.01809e-08</text:p>
          </table:table-cell>
          <table:table-cell office:value-type="string">
            <text:p>-4.38165e-09</text:p>
          </table:table-cell>
          <table:table-cell table:number-columns-repeated="2" office:value-type="float" office:value="1.38885">
            <text:p>1.38885</text:p>
          </table:table-cell>
          <table:table-cell office:value-type="float" office:value="3.24065">
            <text:p>3.24065</text:p>
          </table:table-cell>
          <table:table-cell office:value-type="float" office:value="0">
            <text:p>0</text:p>
          </table:table-cell>
          <table:table-cell office:value-type="float" office:value="-0.822306">
            <text:p>-0.822306</text:p>
          </table:table-cell>
          <table:table-cell office:value-type="float" office:value="-0.353902">
            <text:p>-0.353902</text:p>
          </table:table-cell>
          <table:table-cell office:value-type="float" office:value="2.41526">
            <text:p>2.41526</text:p>
          </table:table-cell>
          <table:table-cell table:number-columns-repeated="1002"/>
        </table:table-row>
        <table:table-row table:style-name="ro1">
          <table:table-cell office:value-type="float" office:value="2176">
            <text:p>2176</text:p>
          </table:table-cell>
          <table:table-cell office:value-type="float" office:value="1">
            <text:p>1</text:p>
          </table:table-cell>
          <table:table-cell office:value-type="float" office:value="1614">
            <text:p>1614</text:p>
          </table:table-cell>
          <table:table-cell office:value-type="float" office:value="0.018975">
            <text:p>0.0189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4635e-08</text:p>
          </table:table-cell>
          <table:table-cell office:value-type="float" office:value="0">
            <text:p>0</text:p>
          </table:table-cell>
          <table:table-cell office:value-type="string">
            <text:p>-1.01809e-08</text:p>
          </table:table-cell>
          <table:table-cell office:value-type="string">
            <text:p>-4.38165e-09</text:p>
          </table:table-cell>
          <table:table-cell table:number-columns-repeated="2" office:value-type="float" office:value="1.38885">
            <text:p>1.38885</text:p>
          </table:table-cell>
          <table:table-cell office:value-type="float" office:value="3.24065">
            <text:p>3.24065</text:p>
          </table:table-cell>
          <table:table-cell office:value-type="float" office:value="0">
            <text:p>0</text:p>
          </table:table-cell>
          <table:table-cell office:value-type="float" office:value="-0.822306">
            <text:p>-0.822306</text:p>
          </table:table-cell>
          <table:table-cell office:value-type="float" office:value="-0.353902">
            <text:p>-0.353902</text:p>
          </table:table-cell>
          <table:table-cell office:value-type="float" office:value="2.41526">
            <text:p>2.41526</text:p>
          </table:table-cell>
          <table:table-cell table:number-columns-repeated="1002"/>
        </table:table-row>
        <table:table-row table:style-name="ro1">
          <table:table-cell office:value-type="float" office:value="2624">
            <text:p>2624</text:p>
          </table:table-cell>
          <table:table-cell office:value-type="float" office:value="3">
            <text:p>3</text:p>
          </table:table-cell>
          <table:table-cell office:value-type="float" office:value="1614">
            <text:p>1614</text:p>
          </table:table-cell>
          <table:table-cell office:value-type="float" office:value="0.018975">
            <text:p>0.0189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4635e-08</text:p>
          </table:table-cell>
          <table:table-cell office:value-type="float" office:value="0">
            <text:p>0</text:p>
          </table:table-cell>
          <table:table-cell office:value-type="string">
            <text:p>-1.01809e-08</text:p>
          </table:table-cell>
          <table:table-cell office:value-type="string">
            <text:p>-4.38165e-09</text:p>
          </table:table-cell>
          <table:table-cell table:number-columns-repeated="2" office:value-type="float" office:value="1.38885">
            <text:p>1.38885</text:p>
          </table:table-cell>
          <table:table-cell office:value-type="float" office:value="3.24065">
            <text:p>3.24065</text:p>
          </table:table-cell>
          <table:table-cell office:value-type="float" office:value="0">
            <text:p>0</text:p>
          </table:table-cell>
          <table:table-cell office:value-type="float" office:value="-0.822306">
            <text:p>-0.822306</text:p>
          </table:table-cell>
          <table:table-cell office:value-type="float" office:value="-0.353902">
            <text:p>-0.353902</text:p>
          </table:table-cell>
          <table:table-cell office:value-type="float" office:value="2.41526">
            <text:p>2.41526</text:p>
          </table:table-cell>
          <table:table-cell table:number-columns-repeated="1002"/>
        </table:table-row>
        <table:table-row table:style-name="ro1">
          <table:table-cell office:value-type="float" office:value="2688">
            <text:p>2688</text:p>
          </table:table-cell>
          <table:table-cell office:value-type="float" office:value="2">
            <text:p>2</text:p>
          </table:table-cell>
          <table:table-cell office:value-type="float" office:value="1614">
            <text:p>1614</text:p>
          </table:table-cell>
          <table:table-cell office:value-type="float" office:value="0.018975">
            <text:p>0.0189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4635e-08</text:p>
          </table:table-cell>
          <table:table-cell office:value-type="float" office:value="0">
            <text:p>0</text:p>
          </table:table-cell>
          <table:table-cell office:value-type="string">
            <text:p>-1.01809e-08</text:p>
          </table:table-cell>
          <table:table-cell office:value-type="string">
            <text:p>-4.38165e-09</text:p>
          </table:table-cell>
          <table:table-cell table:number-columns-repeated="2" office:value-type="float" office:value="1.38885">
            <text:p>1.38885</text:p>
          </table:table-cell>
          <table:table-cell office:value-type="float" office:value="3.24065">
            <text:p>3.24065</text:p>
          </table:table-cell>
          <table:table-cell office:value-type="float" office:value="0">
            <text:p>0</text:p>
          </table:table-cell>
          <table:table-cell office:value-type="float" office:value="-0.822306">
            <text:p>-0.822306</text:p>
          </table:table-cell>
          <table:table-cell office:value-type="float" office:value="-0.353902">
            <text:p>-0.353902</text:p>
          </table:table-cell>
          <table:table-cell office:value-type="float" office:value="2.41526">
            <text:p>2.41526</text:p>
          </table:table-cell>
          <table:table-cell table:number-columns-repeated="1002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1613">
            <text:p>1613</text:p>
          </table:table-cell>
          <table:table-cell office:value-type="float" office:value="0.0209875">
            <text:p>0.02098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172e-08</text:p>
          </table:table-cell>
          <table:table-cell office:value-type="float" office:value="0">
            <text:p>0</text:p>
          </table:table-cell>
          <table:table-cell office:value-type="string">
            <text:p>-9.47383e-09</text:p>
          </table:table-cell>
          <table:table-cell office:value-type="string">
            <text:p>-4.89343e-09</text:p>
          </table:table-cell>
          <table:table-cell table:number-columns-repeated="2" office:value-type="float" office:value="1.41958">
            <text:p>1.41958</text:p>
          </table:table-cell>
          <table:table-cell office:value-type="float" office:value="3.31236">
            <text:p>3.31236</text:p>
          </table:table-cell>
          <table:table-cell office:value-type="float" office:value="0">
            <text:p>0</text:p>
          </table:table-cell>
          <table:table-cell office:value-type="float" office:value="-0.765194">
            <text:p>-0.765194</text:p>
          </table:table-cell>
          <table:table-cell office:value-type="float" office:value="-0.395238">
            <text:p>-0.395238</text:p>
          </table:table-cell>
          <table:table-cell office:value-type="float" office:value="2.40994">
            <text:p>2.40994</text:p>
          </table:table-cell>
          <table:table-cell table:number-columns-repeated="1002"/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1">
            <text:p>1</text:p>
          </table:table-cell>
          <table:table-cell office:value-type="float" office:value="1613">
            <text:p>1613</text:p>
          </table:table-cell>
          <table:table-cell office:value-type="float" office:value="0.0209875">
            <text:p>0.02098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172e-08</text:p>
          </table:table-cell>
          <table:table-cell office:value-type="float" office:value="0">
            <text:p>0</text:p>
          </table:table-cell>
          <table:table-cell office:value-type="string">
            <text:p>-9.47383e-09</text:p>
          </table:table-cell>
          <table:table-cell office:value-type="string">
            <text:p>-4.89343e-09</text:p>
          </table:table-cell>
          <table:table-cell table:number-columns-repeated="2" office:value-type="float" office:value="1.41958">
            <text:p>1.41958</text:p>
          </table:table-cell>
          <table:table-cell office:value-type="float" office:value="3.31236">
            <text:p>3.31236</text:p>
          </table:table-cell>
          <table:table-cell office:value-type="float" office:value="0">
            <text:p>0</text:p>
          </table:table-cell>
          <table:table-cell office:value-type="float" office:value="-0.765194">
            <text:p>-0.765194</text:p>
          </table:table-cell>
          <table:table-cell office:value-type="float" office:value="-0.395238">
            <text:p>-0.395238</text:p>
          </table:table-cell>
          <table:table-cell office:value-type="float" office:value="2.40994">
            <text:p>2.40994</text:p>
          </table:table-cell>
          <table:table-cell table:number-columns-repeated="1002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3">
            <text:p>3</text:p>
          </table:table-cell>
          <table:table-cell office:value-type="float" office:value="1613">
            <text:p>1613</text:p>
          </table:table-cell>
          <table:table-cell office:value-type="float" office:value="0.0209875">
            <text:p>0.02098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172e-08</text:p>
          </table:table-cell>
          <table:table-cell office:value-type="float" office:value="0">
            <text:p>0</text:p>
          </table:table-cell>
          <table:table-cell office:value-type="string">
            <text:p>-9.47383e-09</text:p>
          </table:table-cell>
          <table:table-cell office:value-type="string">
            <text:p>-4.89343e-09</text:p>
          </table:table-cell>
          <table:table-cell table:number-columns-repeated="2" office:value-type="float" office:value="1.41958">
            <text:p>1.41958</text:p>
          </table:table-cell>
          <table:table-cell office:value-type="float" office:value="3.31236">
            <text:p>3.31236</text:p>
          </table:table-cell>
          <table:table-cell office:value-type="float" office:value="0">
            <text:p>0</text:p>
          </table:table-cell>
          <table:table-cell office:value-type="float" office:value="-0.765194">
            <text:p>-0.765194</text:p>
          </table:table-cell>
          <table:table-cell office:value-type="float" office:value="-0.395238">
            <text:p>-0.395238</text:p>
          </table:table-cell>
          <table:table-cell office:value-type="float" office:value="2.40994">
            <text:p>2.40994</text:p>
          </table:table-cell>
          <table:table-cell table:number-columns-repeated="1002"/>
        </table:table-row>
        <table:table-row table:style-name="ro1">
          <table:table-cell office:value-type="float" office:value="2624">
            <text:p>2624</text:p>
          </table:table-cell>
          <table:table-cell office:value-type="float" office:value="2">
            <text:p>2</text:p>
          </table:table-cell>
          <table:table-cell office:value-type="float" office:value="1613">
            <text:p>1613</text:p>
          </table:table-cell>
          <table:table-cell office:value-type="float" office:value="0.0209875">
            <text:p>0.0209875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17172e-08</text:p>
          </table:table-cell>
          <table:table-cell office:value-type="float" office:value="0">
            <text:p>0</text:p>
          </table:table-cell>
          <table:table-cell office:value-type="string">
            <text:p>-9.47383e-09</text:p>
          </table:table-cell>
          <table:table-cell office:value-type="string">
            <text:p>-4.89343e-09</text:p>
          </table:table-cell>
          <table:table-cell table:number-columns-repeated="2" office:value-type="float" office:value="1.41958">
            <text:p>1.41958</text:p>
          </table:table-cell>
          <table:table-cell office:value-type="float" office:value="3.31236">
            <text:p>3.31236</text:p>
          </table:table-cell>
          <table:table-cell office:value-type="float" office:value="0">
            <text:p>0</text:p>
          </table:table-cell>
          <table:table-cell office:value-type="float" office:value="-0.765194">
            <text:p>-0.765194</text:p>
          </table:table-cell>
          <table:table-cell office:value-type="float" office:value="-0.395238">
            <text:p>-0.395238</text:p>
          </table:table-cell>
          <table:table-cell office:value-type="float" office:value="2.40994">
            <text:p>2.40994</text:p>
          </table:table-cell>
          <table:table-cell table:number-columns-repeated="1002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0.023">
            <text:p>0.023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1659e-08</text:p>
          </table:table-cell>
          <table:table-cell office:value-type="float" office:value="0">
            <text:p>0</text:p>
          </table:table-cell>
          <table:table-cell office:value-type="string">
            <text:p>-8.65992e-09</text:p>
          </table:table-cell>
          <table:table-cell office:value-type="string">
            <text:p>-5.4458e-09</text:p>
          </table:table-cell>
          <table:table-cell table:number-columns-repeated="2" office:value-type="float" office:value="1.47395">
            <text:p>1.47395</text:p>
          </table:table-cell>
          <table:table-cell office:value-type="float" office:value="3.43921">
            <text:p>3.43921</text:p>
          </table:table-cell>
          <table:table-cell office:value-type="float" office:value="0">
            <text:p>0</text:p>
          </table:table-cell>
          <table:table-cell office:value-type="float" office:value="-0.699455">
            <text:p>-0.699455</text:p>
          </table:table-cell>
          <table:table-cell office:value-type="float" office:value="-0.439853">
            <text:p>-0.439853</text:p>
          </table:table-cell>
          <table:table-cell office:value-type="float" office:value="2.43113">
            <text:p>2.43113</text:p>
          </table:table-cell>
          <table:table-cell table:number-columns-repeated="1002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0.023">
            <text:p>0.023</text:p>
          </table:table-cell>
          <table:table-cell office:value-type="float" office:value="0.0774">
            <text:p>0.07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.21659e-08</text:p>
          </table:table-cell>
          <table:table-cell office:value-type="float" office:value="0">
            <text:p>0</text:p>
          </table:table-cell>
          <table:table-cell office:value-type="string">
            <text:p>-8.65992e-09</text:p>
          </table:table-cell>
          <table:table-cell office:value-type="string">
            <text:p>-5.4458e-09</text:p>
          </table:table-cell>
          <table:table-cell table:number-columns-repeated="2" office:value-type="float" office:value="1.47395">
            <text:p>1.47395</text:p>
          </table:table-cell>
          <table:table-cell office:value-type="float" office:value="3.43921">
            <text:p>3.43921</text:p>
          </table:table-cell>
          <table:table-cell office:value-type="float" office:value="0">
            <text:p>0</text:p>
          </table:table-cell>
          <table:table-cell office:value-type="float" office:value="-0.699455">
            <text:p>-0.699455</text:p>
          </table:table-cell>
          <table:table-cell office:value-type="float" office:value="-0.439853">
            <text:p>-0.439853</text:p>
          </table:table-cell>
          <table:table-cell office:value-type="float" office:value="2.43113">
            <text:p>2.43113</text:p>
          </table:table-cell>
          <table:table-cell table:number-columns-repeated="1002"/>
        </table:table-row>
      </table:table>
      <table:table table:name="Sheet1" table:style-name="ta1">
        <table:shapes>
          <draw:frame draw:z-index="0" draw:style-name="gr1" svg:width="6.2988in" svg:height="3.5429in" svg:x="1.7173in" svg:y="0.1469in">
            <draw:object draw:notify-on-update-of-ranges="Sheet1_2.J1:Sheet1_2.J1 Sheet1_2.J2:Sheet1_2.J97 Sheet1_2.K1:Sheet1_2.K1 Sheet1_2.K2:Sheet1_2.K97 Sheet1_2.L1:Sheet1_2.L1 Sheet1_2.L2:Sheet1_2.L97 Sheet1_2.M1:Sheet1_2.M1 Sheet1_2.M2:Sheet1_2.M97 Sheet1_2.N1:Sheet1_2.N1 Sheet1_2.N2:Sheet1_2.N97 Sheet1_2.O1:Sheet1_2.O1 Sheet1_2.O2:Sheet1_2.O9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88in" svg:height="3.5429in" svg:x="1.7075in" svg:y="3.5457in">
            <draw:object draw:notify-on-update-of-ranges="Sheet1_2.P1:Sheet1_2.P1 Sheet1_2.P2:Sheet1_2.P97 Sheet1_2.Q1:Sheet1_2.Q1 Sheet1_2.Q2:Sheet1_2.Q97 Sheet1_2.R1:Sheet1_2.R1 Sheet1_2.R2:Sheet1_2.R97 Sheet1_2.S1:Sheet1_2.S1 Sheet1_2.S2:Sheet1_2.S97 Sheet1_2.T1:Sheet1_2.T1 Sheet1_2.T2:Sheet1_2.T97 Sheet1_2.U1:Sheet1_2.U1 Sheet1_2.U2:Sheet1_2.U97 Sheet1_2.V1:Sheet1_2.V1 Sheet1_2.V2:Sheet1_2.V9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_2.A1:Sheet1_2.V1048576">
          <table:sort>
            <table:sort-by table:field-number="3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2T12:13:11</meta:creation-date>
    <dc:date>2012-10-12T12:32:53</dc:date>
    <meta:editing-duration>PT4M32S</meta:editing-duration>
    <meta:editing-cycles>1</meta:editing-cycles>
    <meta:document-statistic meta:table-count="4" meta:cell-count="2134" meta:object-count="2"/>
    <meta:generator>LibreOffice/3.5$Linux_X86_64 LibreOffice_project/350m1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 style:data-style-name="N10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52cm" svg:y="2.941cm" style:legend-expansion="high" chart:style-name="ch2"/>
        <chart:plot-area chart:style-name="ch3" table:cell-range-address="Sheet1_2.J1:Sheet1_2.O97" chart:data-source-has-labels="row" svg:x="0.77cm" svg:y="0.855cm" svg:width="12.642cm" svg:height="7.545cm">
          <chartooo:coordinate-region svg:x="1.524cm" svg:y="1.057cm" svg:width="11.808cm" svg:height="6.2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J2:Sheet1_2.J97" chart:label-cell-address="Sheet1_2.J1:Sheet1_2.J1" chart:class="chart:line">
            <chart:data-point chart:repeated="96"/>
          </chart:series>
          <chart:series chart:style-name="ch7" chart:values-cell-range-address="Sheet1_2.K2:Sheet1_2.K97" chart:label-cell-address="Sheet1_2.K1:Sheet1_2.K1" chart:class="chart:line">
            <chart:data-point chart:repeated="96"/>
          </chart:series>
          <chart:series chart:style-name="ch8" chart:values-cell-range-address="Sheet1_2.L2:Sheet1_2.L97" chart:label-cell-address="Sheet1_2.L1:Sheet1_2.L1" chart:class="chart:line">
            <chart:data-point chart:repeated="96"/>
          </chart:series>
          <chart:series chart:style-name="ch9" chart:values-cell-range-address="Sheet1_2.M2:Sheet1_2.M97" chart:label-cell-address="Sheet1_2.M1:Sheet1_2.M1" chart:class="chart:line">
            <chart:data-point chart:repeated="96"/>
          </chart:series>
          <chart:series chart:style-name="ch10" chart:values-cell-range-address="Sheet1_2.N2:Sheet1_2.N97" chart:label-cell-address="Sheet1_2.N1:Sheet1_2.N1" chart:class="chart:line">
            <chart:data-point chart:repeated="96"/>
          </chart:series>
          <chart:series chart:style-name="ch11" chart:values-cell-range-address="Sheet1_2.O2:Sheet1_2.O97" chart:label-cell-address="Sheet1_2.O1:Sheet1_2.O1" chart:class="chart:line">
            <chart:data-point chart:repeated="9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1</text:p>
                <draw:g>
                  <svg:desc>Sheet1_2.J1:Sheet1_2.J1</svg:desc>
                </draw:g>
              </table:table-cell>
              <table:table-cell office:value-type="string">
                <text:p>e22</text:p>
                <draw:g>
                  <svg:desc>Sheet1_2.K1:Sheet1_2.K1</svg:desc>
                </draw:g>
              </table:table-cell>
              <table:table-cell office:value-type="string">
                <text:p>e33</text:p>
                <draw:g>
                  <svg:desc>Sheet1_2.L1:Sheet1_2.L1</svg:desc>
                </draw:g>
              </table:table-cell>
              <table:table-cell office:value-type="string">
                <text:p>e12</text:p>
                <draw:g>
                  <svg:desc>Sheet1_2.M1:Sheet1_2.M1</svg:desc>
                </draw:g>
              </table:table-cell>
              <table:table-cell office:value-type="string">
                <text:p>e23</text:p>
                <draw:g>
                  <svg:desc>Sheet1_2.N1:Sheet1_2.N1</svg:desc>
                </draw:g>
              </table:table-cell>
              <table:table-cell office:value-type="string">
                <text:p>e13</text:p>
                <draw:g>
                  <svg:desc>Sheet1_2.O1:Sheet1_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2.J2:Sheet1_2.J97</svg:desc>
                </draw:g>
              </table:table-cell>
              <table:table-cell office:value-type="float" office:value="0">
                <text:p>0</text:p>
                <draw:g>
                  <svg:desc>Sheet1_2.K2:Sheet1_2.K97</svg:desc>
                </draw:g>
              </table:table-cell>
              <table:table-cell office:value-type="float" office:value="NaN">
                <text:p>NaN</text:p>
                <draw:g>
                  <svg:desc>Sheet1_2.L2:Sheet1_2.L97</svg:desc>
                </draw:g>
              </table:table-cell>
              <table:table-cell office:value-type="float" office:value="0">
                <text:p>0</text:p>
                <draw:g>
                  <svg:desc>Sheet1_2.M2:Sheet1_2.M97</svg:desc>
                </draw:g>
              </table:table-cell>
              <table:table-cell office:value-type="float" office:value="NaN">
                <text:p>NaN</text:p>
                <draw:g>
                  <svg:desc>Sheet1_2.N2:Sheet1_2.N97</svg:desc>
                </draw:g>
              </table:table-cell>
              <table:table-cell office:value-type="float" office:value="NaN">
                <text:p>NaN</text:p>
                <draw:g>
                  <svg:desc>Sheet1_2.O2:Sheet1_2.O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78cm" svg:y="2.689cm" style:legend-expansion="high" chart:style-name="ch2"/>
        <chart:plot-area chart:style-name="ch3" table:cell-range-address="Sheet1_2.P1:Sheet1_2.V97" chart:data-source-has-labels="row" svg:x="0.77cm" svg:y="0.855cm" svg:width="12.668cm" svg:height="7.545cm">
          <chartooo:coordinate-region svg:x="1.348cm" svg:y="1.058cm" svg:width="12.013cm" svg:height="7.1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P2:Sheet1_2.P97" chart:label-cell-address="Sheet1_2.P1:Sheet1_2.P1" chart:class="chart:line">
            <chart:data-point chart:repeated="96"/>
          </chart:series>
          <chart:series chart:style-name="ch7" chart:values-cell-range-address="Sheet1_2.Q2:Sheet1_2.Q97" chart:label-cell-address="Sheet1_2.Q1:Sheet1_2.Q1" chart:class="chart:line">
            <chart:data-point chart:repeated="96"/>
          </chart:series>
          <chart:series chart:style-name="ch8" chart:values-cell-range-address="Sheet1_2.R2:Sheet1_2.R97" chart:label-cell-address="Sheet1_2.R1:Sheet1_2.R1" chart:class="chart:line">
            <chart:data-point chart:repeated="96"/>
          </chart:series>
          <chart:series chart:style-name="ch9" chart:values-cell-range-address="Sheet1_2.S2:Sheet1_2.S97" chart:label-cell-address="Sheet1_2.S1:Sheet1_2.S1" chart:class="chart:line">
            <chart:data-point chart:repeated="96"/>
          </chart:series>
          <chart:series chart:style-name="ch10" chart:values-cell-range-address="Sheet1_2.T2:Sheet1_2.T97" chart:label-cell-address="Sheet1_2.T1:Sheet1_2.T1" chart:class="chart:line">
            <chart:data-point chart:repeated="96"/>
          </chart:series>
          <chart:series chart:style-name="ch11" chart:values-cell-range-address="Sheet1_2.U2:Sheet1_2.U97" chart:label-cell-address="Sheet1_2.U1:Sheet1_2.U1" chart:class="chart:line">
            <chart:data-point chart:repeated="96"/>
          </chart:series>
          <chart:series chart:style-name="ch12" chart:values-cell-range-address="Sheet1_2.V2:Sheet1_2.V97" chart:label-cell-address="Sheet1_2.V1:Sheet1_2.V1" chart:class="chart:line">
            <chart:data-point chart:repeated="9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11</text:p>
                <draw:g>
                  <svg:desc>Sheet1_2.P1:Sheet1_2.P1</svg:desc>
                </draw:g>
              </table:table-cell>
              <table:table-cell office:value-type="string">
                <text:p>s22</text:p>
                <draw:g>
                  <svg:desc>Sheet1_2.Q1:Sheet1_2.Q1</svg:desc>
                </draw:g>
              </table:table-cell>
              <table:table-cell office:value-type="string">
                <text:p>s33</text:p>
                <draw:g>
                  <svg:desc>Sheet1_2.R1:Sheet1_2.R1</svg:desc>
                </draw:g>
              </table:table-cell>
              <table:table-cell office:value-type="string">
                <text:p>s12</text:p>
                <draw:g>
                  <svg:desc>Sheet1_2.S1:Sheet1_2.S1</svg:desc>
                </draw:g>
              </table:table-cell>
              <table:table-cell office:value-type="string">
                <text:p>s23</text:p>
                <draw:g>
                  <svg:desc>Sheet1_2.T1:Sheet1_2.T1</svg:desc>
                </draw:g>
              </table:table-cell>
              <table:table-cell office:value-type="string">
                <text:p>s13</text:p>
                <draw:g>
                  <svg:desc>Sheet1_2.U1:Sheet1_2.U1</svg:desc>
                </draw:g>
              </table:table-cell>
              <table:table-cell office:value-type="string">
                <text:p>von</text:p>
                <draw:g>
                  <svg:desc>Sheet1_2.V1:Sheet1_2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7381">
                <text:p>1.47381</text:p>
                <draw:g>
                  <svg:desc>Sheet1_2.P2:Sheet1_2.P97</svg:desc>
                </draw:g>
              </table:table-cell>
              <table:table-cell office:value-type="float" office:value="1.47381">
                <text:p>1.47381</text:p>
                <draw:g>
                  <svg:desc>Sheet1_2.Q2:Sheet1_2.Q97</svg:desc>
                </draw:g>
              </table:table-cell>
              <table:table-cell office:value-type="float" office:value="3.43889">
                <text:p>3.43889</text:p>
                <draw:g>
                  <svg:desc>Sheet1_2.R2:Sheet1_2.R97</svg:desc>
                </draw:g>
              </table:table-cell>
              <table:table-cell office:value-type="float" office:value="0">
                <text:p>0</text:p>
                <draw:g>
                  <svg:desc>Sheet1_2.S2:Sheet1_2.S97</svg:desc>
                </draw:g>
              </table:table-cell>
              <table:table-cell office:value-type="float" office:value="-0.699504">
                <text:p>-0.699504</text:p>
                <draw:g>
                  <svg:desc>Sheet1_2.T2:Sheet1_2.T97</svg:desc>
                </draw:g>
              </table:table-cell>
              <table:table-cell office:value-type="float" office:value="0.439746">
                <text:p>0.439746</text:p>
                <draw:g>
                  <svg:desc>Sheet1_2.U2:Sheet1_2.U97</svg:desc>
                </draw:g>
              </table:table-cell>
              <table:table-cell office:value-type="float" office:value="2.43096">
                <text:p>2.43096</text:p>
                <draw:g>
                  <svg:desc>Sheet1_2.V2:Sheet1_2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7381">
                <text:p>1.47381</text:p>
              </table:table-cell>
              <table:table-cell office:value-type="float" office:value="1.47381">
                <text:p>1.47381</text:p>
              </table:table-cell>
              <table:table-cell office:value-type="float" office:value="3.43889">
                <text:p>3.43889</text:p>
              </table:table-cell>
              <table:table-cell office:value-type="float" office:value="0">
                <text:p>0</text:p>
              </table:table-cell>
              <table:table-cell office:value-type="float" office:value="-0.699504">
                <text:p>-0.699504</text:p>
              </table:table-cell>
              <table:table-cell office:value-type="float" office:value="0.439746">
                <text:p>0.439746</text:p>
              </table:table-cell>
              <table:table-cell office:value-type="float" office:value="2.43096">
                <text:p>2.43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947">
                <text:p>1.41947</text:p>
              </table:table-cell>
              <table:table-cell office:value-type="float" office:value="1.41947">
                <text:p>1.41947</text:p>
              </table:table-cell>
              <table:table-cell office:value-type="float" office:value="3.31209">
                <text:p>3.31209</text:p>
              </table:table-cell>
              <table:table-cell office:value-type="float" office:value="0">
                <text:p>0</text:p>
              </table:table-cell>
              <table:table-cell office:value-type="float" office:value="-0.765248">
                <text:p>-0.765248</text:p>
              </table:table-cell>
              <table:table-cell office:value-type="float" office:value="0.395135">
                <text:p>0.395135</text:p>
              </table:table-cell>
              <table:table-cell office:value-type="float" office:value="2.40982">
                <text:p>2.40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947">
                <text:p>1.41947</text:p>
              </table:table-cell>
              <table:table-cell office:value-type="float" office:value="1.41947">
                <text:p>1.41947</text:p>
              </table:table-cell>
              <table:table-cell office:value-type="float" office:value="3.31209">
                <text:p>3.31209</text:p>
              </table:table-cell>
              <table:table-cell office:value-type="float" office:value="0">
                <text:p>0</text:p>
              </table:table-cell>
              <table:table-cell office:value-type="float" office:value="-0.765248">
                <text:p>-0.765248</text:p>
              </table:table-cell>
              <table:table-cell office:value-type="float" office:value="0.395135">
                <text:p>0.395135</text:p>
              </table:table-cell>
              <table:table-cell office:value-type="float" office:value="2.40982">
                <text:p>2.40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1947">
                <text:p>1.41947</text:p>
              </table:table-cell>
              <table:table-cell office:value-type="float" office:value="1.41947">
                <text:p>1.41947</text:p>
              </table:table-cell>
              <table:table-cell office:value-type="float" office:value="3.31209">
                <text:p>3.31209</text:p>
              </table:table-cell>
              <table:table-cell office:value-type="float" office:value="0">
                <text:p>0</text:p>
              </table:table-cell>
              <table:table-cell office:value-type="float" office:value="-0.765248">
                <text:p>-0.765248</text:p>
              </table:table-cell>
              <table:table-cell office:value-type="float" office:value="0.395135">
                <text:p>0.395135</text:p>
              </table:table-cell>
              <table:table-cell office:value-type="float" office:value="2.40982">
                <text:p>2.40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1947">
                <text:p>1.41947</text:p>
              </table:table-cell>
              <table:table-cell office:value-type="float" office:value="1.41947">
                <text:p>1.41947</text:p>
              </table:table-cell>
              <table:table-cell office:value-type="float" office:value="3.31209">
                <text:p>3.31209</text:p>
              </table:table-cell>
              <table:table-cell office:value-type="float" office:value="0">
                <text:p>0</text:p>
              </table:table-cell>
              <table:table-cell office:value-type="float" office:value="-0.765248">
                <text:p>-0.765248</text:p>
              </table:table-cell>
              <table:table-cell office:value-type="float" office:value="0.395135">
                <text:p>0.395135</text:p>
              </table:table-cell>
              <table:table-cell office:value-type="float" office:value="2.40982">
                <text:p>2.40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8875">
                <text:p>1.38875</text:p>
              </table:table-cell>
              <table:table-cell office:value-type="float" office:value="1.38875">
                <text:p>1.38875</text:p>
              </table:table-cell>
              <table:table-cell office:value-type="float" office:value="3.24042">
                <text:p>3.24042</text:p>
              </table:table-cell>
              <table:table-cell office:value-type="float" office:value="0">
                <text:p>0</text:p>
              </table:table-cell>
              <table:table-cell office:value-type="float" office:value="-0.822365">
                <text:p>-0.822365</text:p>
              </table:table-cell>
              <table:table-cell office:value-type="float" office:value="0.353802">
                <text:p>0.353802</text:p>
              </table:table-cell>
              <table:table-cell office:value-type="float" office:value="2.41517">
                <text:p>2.41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8875">
                <text:p>1.38875</text:p>
              </table:table-cell>
              <table:table-cell office:value-type="float" office:value="1.38875">
                <text:p>1.38875</text:p>
              </table:table-cell>
              <table:table-cell office:value-type="float" office:value="3.24042">
                <text:p>3.24042</text:p>
              </table:table-cell>
              <table:table-cell office:value-type="float" office:value="0">
                <text:p>0</text:p>
              </table:table-cell>
              <table:table-cell office:value-type="float" office:value="-0.822365">
                <text:p>-0.822365</text:p>
              </table:table-cell>
              <table:table-cell office:value-type="float" office:value="0.353802">
                <text:p>0.353802</text:p>
              </table:table-cell>
              <table:table-cell office:value-type="float" office:value="2.41517">
                <text:p>2.41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8875">
                <text:p>1.38875</text:p>
              </table:table-cell>
              <table:table-cell office:value-type="float" office:value="1.38875">
                <text:p>1.38875</text:p>
              </table:table-cell>
              <table:table-cell office:value-type="float" office:value="3.24042">
                <text:p>3.24042</text:p>
              </table:table-cell>
              <table:table-cell office:value-type="float" office:value="0">
                <text:p>0</text:p>
              </table:table-cell>
              <table:table-cell office:value-type="float" office:value="-0.822365">
                <text:p>-0.822365</text:p>
              </table:table-cell>
              <table:table-cell office:value-type="float" office:value="0.353802">
                <text:p>0.353802</text:p>
              </table:table-cell>
              <table:table-cell office:value-type="float" office:value="2.41517">
                <text:p>2.41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8875">
                <text:p>1.38875</text:p>
              </table:table-cell>
              <table:table-cell office:value-type="float" office:value="1.38875">
                <text:p>1.38875</text:p>
              </table:table-cell>
              <table:table-cell office:value-type="float" office:value="3.24042">
                <text:p>3.24042</text:p>
              </table:table-cell>
              <table:table-cell office:value-type="float" office:value="0">
                <text:p>0</text:p>
              </table:table-cell>
              <table:table-cell office:value-type="float" office:value="-0.822365">
                <text:p>-0.822365</text:p>
              </table:table-cell>
              <table:table-cell office:value-type="float" office:value="0.353802">
                <text:p>0.353802</text:p>
              </table:table-cell>
              <table:table-cell office:value-type="float" office:value="2.41517">
                <text:p>2.41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425">
                <text:p>1.37425</text:p>
              </table:table-cell>
              <table:table-cell office:value-type="float" office:value="1.37425">
                <text:p>1.37425</text:p>
              </table:table-cell>
              <table:table-cell office:value-type="float" office:value="3.20658">
                <text:p>3.20658</text:p>
              </table:table-cell>
              <table:table-cell office:value-type="float" office:value="0">
                <text:p>0</text:p>
              </table:table-cell>
              <table:table-cell office:value-type="float" office:value="-0.874069">
                <text:p>-0.874069</text:p>
              </table:table-cell>
              <table:table-cell office:value-type="float" office:value="0.31539">
                <text:p>0.31539</text:p>
              </table:table-cell>
              <table:table-cell office:value-type="float" office:value="2.43882">
                <text:p>2.438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425">
                <text:p>1.37425</text:p>
              </table:table-cell>
              <table:table-cell office:value-type="float" office:value="1.37425">
                <text:p>1.37425</text:p>
              </table:table-cell>
              <table:table-cell office:value-type="float" office:value="3.20658">
                <text:p>3.20658</text:p>
              </table:table-cell>
              <table:table-cell office:value-type="float" office:value="0">
                <text:p>0</text:p>
              </table:table-cell>
              <table:table-cell office:value-type="float" office:value="-0.874069">
                <text:p>-0.874069</text:p>
              </table:table-cell>
              <table:table-cell office:value-type="float" office:value="0.31539">
                <text:p>0.31539</text:p>
              </table:table-cell>
              <table:table-cell office:value-type="float" office:value="2.43882">
                <text:p>2.43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7425">
                <text:p>1.37425</text:p>
              </table:table-cell>
              <table:table-cell office:value-type="float" office:value="1.37425">
                <text:p>1.37425</text:p>
              </table:table-cell>
              <table:table-cell office:value-type="float" office:value="3.20658">
                <text:p>3.20658</text:p>
              </table:table-cell>
              <table:table-cell office:value-type="float" office:value="0">
                <text:p>0</text:p>
              </table:table-cell>
              <table:table-cell office:value-type="float" office:value="-0.874069">
                <text:p>-0.874069</text:p>
              </table:table-cell>
              <table:table-cell office:value-type="float" office:value="0.31539">
                <text:p>0.31539</text:p>
              </table:table-cell>
              <table:table-cell office:value-type="float" office:value="2.43882">
                <text:p>2.438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7425">
                <text:p>1.37425</text:p>
              </table:table-cell>
              <table:table-cell office:value-type="float" office:value="1.37425">
                <text:p>1.37425</text:p>
              </table:table-cell>
              <table:table-cell office:value-type="float" office:value="3.20658">
                <text:p>3.20658</text:p>
              </table:table-cell>
              <table:table-cell office:value-type="float" office:value="0">
                <text:p>0</text:p>
              </table:table-cell>
              <table:table-cell office:value-type="float" office:value="-0.874069">
                <text:p>-0.874069</text:p>
              </table:table-cell>
              <table:table-cell office:value-type="float" office:value="0.31539">
                <text:p>0.31539</text:p>
              </table:table-cell>
              <table:table-cell office:value-type="float" office:value="2.43882">
                <text:p>2.43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188">
                <text:p>1.37188</text:p>
              </table:table-cell>
              <table:table-cell office:value-type="float" office:value="1.37188">
                <text:p>1.37188</text:p>
              </table:table-cell>
              <table:table-cell office:value-type="float" office:value="3.20105">
                <text:p>3.20105</text:p>
              </table:table-cell>
              <table:table-cell office:value-type="float" office:value="0">
                <text:p>0</text:p>
              </table:table-cell>
              <table:table-cell office:value-type="float" office:value="-0.923298">
                <text:p>-0.923298</text:p>
              </table:table-cell>
              <table:table-cell office:value-type="float" office:value="0.279237">
                <text:p>0.279237</text:p>
              </table:table-cell>
              <table:table-cell office:value-type="float" office:value="2.47734">
                <text:p>2.47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7188">
                <text:p>1.37188</text:p>
              </table:table-cell>
              <table:table-cell office:value-type="float" office:value="1.37188">
                <text:p>1.37188</text:p>
              </table:table-cell>
              <table:table-cell office:value-type="float" office:value="3.20105">
                <text:p>3.20105</text:p>
              </table:table-cell>
              <table:table-cell office:value-type="float" office:value="0">
                <text:p>0</text:p>
              </table:table-cell>
              <table:table-cell office:value-type="float" office:value="-0.923298">
                <text:p>-0.923298</text:p>
              </table:table-cell>
              <table:table-cell office:value-type="float" office:value="0.279237">
                <text:p>0.279237</text:p>
              </table:table-cell>
              <table:table-cell office:value-type="float" office:value="2.47734">
                <text:p>2.477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7188">
                <text:p>1.37188</text:p>
              </table:table-cell>
              <table:table-cell office:value-type="float" office:value="1.37188">
                <text:p>1.37188</text:p>
              </table:table-cell>
              <table:table-cell office:value-type="float" office:value="3.20105">
                <text:p>3.20105</text:p>
              </table:table-cell>
              <table:table-cell office:value-type="float" office:value="0">
                <text:p>0</text:p>
              </table:table-cell>
              <table:table-cell office:value-type="float" office:value="-0.923298">
                <text:p>-0.923298</text:p>
              </table:table-cell>
              <table:table-cell office:value-type="float" office:value="0.279237">
                <text:p>0.279237</text:p>
              </table:table-cell>
              <table:table-cell office:value-type="float" office:value="2.47734">
                <text:p>2.47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7188">
                <text:p>1.37188</text:p>
              </table:table-cell>
              <table:table-cell office:value-type="float" office:value="1.37188">
                <text:p>1.37188</text:p>
              </table:table-cell>
              <table:table-cell office:value-type="float" office:value="3.20105">
                <text:p>3.20105</text:p>
              </table:table-cell>
              <table:table-cell office:value-type="float" office:value="0">
                <text:p>0</text:p>
              </table:table-cell>
              <table:table-cell office:value-type="float" office:value="-0.923298">
                <text:p>-0.923298</text:p>
              </table:table-cell>
              <table:table-cell office:value-type="float" office:value="0.279237">
                <text:p>0.279237</text:p>
              </table:table-cell>
              <table:table-cell office:value-type="float" office:value="2.47734">
                <text:p>2.47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796">
                <text:p>1.3796</text:p>
              </table:table-cell>
              <table:table-cell office:value-type="float" office:value="1.3796">
                <text:p>1.3796</text:p>
              </table:table-cell>
              <table:table-cell office:value-type="float" office:value="3.21906">
                <text:p>3.21906</text:p>
              </table:table-cell>
              <table:table-cell office:value-type="float" office:value="0">
                <text:p>0</text:p>
              </table:table-cell>
              <table:table-cell office:value-type="float" office:value="-0.972433">
                <text:p>-0.972433</text:p>
              </table:table-cell>
              <table:table-cell office:value-type="float" office:value="0.24472">
                <text:p>0.24472</text:p>
              </table:table-cell>
              <table:table-cell office:value-type="float" office:value="2.52986">
                <text:p>2.529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96">
                <text:p>1.3796</text:p>
              </table:table-cell>
              <table:table-cell office:value-type="float" office:value="1.3796">
                <text:p>1.3796</text:p>
              </table:table-cell>
              <table:table-cell office:value-type="float" office:value="3.21906">
                <text:p>3.21906</text:p>
              </table:table-cell>
              <table:table-cell office:value-type="float" office:value="0">
                <text:p>0</text:p>
              </table:table-cell>
              <table:table-cell office:value-type="float" office:value="-0.972433">
                <text:p>-0.972433</text:p>
              </table:table-cell>
              <table:table-cell office:value-type="float" office:value="0.24472">
                <text:p>0.24472</text:p>
              </table:table-cell>
              <table:table-cell office:value-type="float" office:value="2.52986">
                <text:p>2.529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796">
                <text:p>1.3796</text:p>
              </table:table-cell>
              <table:table-cell office:value-type="float" office:value="1.3796">
                <text:p>1.3796</text:p>
              </table:table-cell>
              <table:table-cell office:value-type="float" office:value="3.21906">
                <text:p>3.21906</text:p>
              </table:table-cell>
              <table:table-cell office:value-type="float" office:value="0">
                <text:p>0</text:p>
              </table:table-cell>
              <table:table-cell office:value-type="float" office:value="-0.972433">
                <text:p>-0.972433</text:p>
              </table:table-cell>
              <table:table-cell office:value-type="float" office:value="0.24472">
                <text:p>0.24472</text:p>
              </table:table-cell>
              <table:table-cell office:value-type="float" office:value="2.52986">
                <text:p>2.52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796">
                <text:p>1.3796</text:p>
              </table:table-cell>
              <table:table-cell office:value-type="float" office:value="1.3796">
                <text:p>1.3796</text:p>
              </table:table-cell>
              <table:table-cell office:value-type="float" office:value="3.21906">
                <text:p>3.21906</text:p>
              </table:table-cell>
              <table:table-cell office:value-type="float" office:value="0">
                <text:p>0</text:p>
              </table:table-cell>
              <table:table-cell office:value-type="float" office:value="-0.972433">
                <text:p>-0.972433</text:p>
              </table:table-cell>
              <table:table-cell office:value-type="float" office:value="0.24472">
                <text:p>0.24472</text:p>
              </table:table-cell>
              <table:table-cell office:value-type="float" office:value="2.52986">
                <text:p>2.529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967">
                <text:p>1.3967</text:p>
              </table:table-cell>
              <table:table-cell office:value-type="float" office:value="1.3967">
                <text:p>1.3967</text:p>
              </table:table-cell>
              <table:table-cell office:value-type="float" office:value="3.25898">
                <text:p>3.25898</text:p>
              </table:table-cell>
              <table:table-cell office:value-type="float" office:value="0">
                <text:p>0</text:p>
              </table:table-cell>
              <table:table-cell office:value-type="float" office:value="-1.02298">
                <text:p>-1.02298</text:p>
              </table:table-cell>
              <table:table-cell office:value-type="float" office:value="0.211244">
                <text:p>0.211244</text:p>
              </table:table-cell>
              <table:table-cell office:value-type="float" office:value="2.59642">
                <text:p>2.596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967">
                <text:p>1.3967</text:p>
              </table:table-cell>
              <table:table-cell office:value-type="float" office:value="1.3967">
                <text:p>1.3967</text:p>
              </table:table-cell>
              <table:table-cell office:value-type="float" office:value="3.25898">
                <text:p>3.25898</text:p>
              </table:table-cell>
              <table:table-cell office:value-type="float" office:value="0">
                <text:p>0</text:p>
              </table:table-cell>
              <table:table-cell office:value-type="float" office:value="-1.02298">
                <text:p>-1.02298</text:p>
              </table:table-cell>
              <table:table-cell office:value-type="float" office:value="0.211244">
                <text:p>0.211244</text:p>
              </table:table-cell>
              <table:table-cell office:value-type="float" office:value="2.59642">
                <text:p>2.59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967">
                <text:p>1.3967</text:p>
              </table:table-cell>
              <table:table-cell office:value-type="float" office:value="1.3967">
                <text:p>1.3967</text:p>
              </table:table-cell>
              <table:table-cell office:value-type="float" office:value="3.25898">
                <text:p>3.25898</text:p>
              </table:table-cell>
              <table:table-cell office:value-type="float" office:value="0">
                <text:p>0</text:p>
              </table:table-cell>
              <table:table-cell office:value-type="float" office:value="-1.02298">
                <text:p>-1.02298</text:p>
              </table:table-cell>
              <table:table-cell office:value-type="float" office:value="0.211244">
                <text:p>0.211244</text:p>
              </table:table-cell>
              <table:table-cell office:value-type="float" office:value="2.59642">
                <text:p>2.59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967">
                <text:p>1.3967</text:p>
              </table:table-cell>
              <table:table-cell office:value-type="float" office:value="1.3967">
                <text:p>1.3967</text:p>
              </table:table-cell>
              <table:table-cell office:value-type="float" office:value="3.25898">
                <text:p>3.25898</text:p>
              </table:table-cell>
              <table:table-cell office:value-type="float" office:value="0">
                <text:p>0</text:p>
              </table:table-cell>
              <table:table-cell office:value-type="float" office:value="-1.02298">
                <text:p>-1.02298</text:p>
              </table:table-cell>
              <table:table-cell office:value-type="float" office:value="0.211244">
                <text:p>0.211244</text:p>
              </table:table-cell>
              <table:table-cell office:value-type="float" office:value="2.59642">
                <text:p>2.596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236">
                <text:p>1.4236</text:p>
              </table:table-cell>
              <table:table-cell office:value-type="float" office:value="1.4236">
                <text:p>1.4236</text:p>
              </table:table-cell>
              <table:table-cell office:value-type="float" office:value="3.32173">
                <text:p>3.32173</text:p>
              </table:table-cell>
              <table:table-cell office:value-type="float" office:value="0">
                <text:p>0</text:p>
              </table:table-cell>
              <table:table-cell office:value-type="float" office:value="-1.07523">
                <text:p>-1.07523</text:p>
              </table:table-cell>
              <table:table-cell office:value-type="float" office:value="0.178157">
                <text:p>0.178157</text:p>
              </table:table-cell>
              <table:table-cell office:value-type="float" office:value="2.67703">
                <text:p>2.67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236">
                <text:p>1.4236</text:p>
              </table:table-cell>
              <table:table-cell office:value-type="float" office:value="1.4236">
                <text:p>1.4236</text:p>
              </table:table-cell>
              <table:table-cell office:value-type="float" office:value="3.32173">
                <text:p>3.32173</text:p>
              </table:table-cell>
              <table:table-cell office:value-type="float" office:value="0">
                <text:p>0</text:p>
              </table:table-cell>
              <table:table-cell office:value-type="float" office:value="-1.07523">
                <text:p>-1.07523</text:p>
              </table:table-cell>
              <table:table-cell office:value-type="float" office:value="0.178157">
                <text:p>0.178157</text:p>
              </table:table-cell>
              <table:table-cell office:value-type="float" office:value="2.67703">
                <text:p>2.677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236">
                <text:p>1.4236</text:p>
              </table:table-cell>
              <table:table-cell office:value-type="float" office:value="1.4236">
                <text:p>1.4236</text:p>
              </table:table-cell>
              <table:table-cell office:value-type="float" office:value="3.32173">
                <text:p>3.32173</text:p>
              </table:table-cell>
              <table:table-cell office:value-type="float" office:value="0">
                <text:p>0</text:p>
              </table:table-cell>
              <table:table-cell office:value-type="float" office:value="-1.07523">
                <text:p>-1.07523</text:p>
              </table:table-cell>
              <table:table-cell office:value-type="float" office:value="0.178157">
                <text:p>0.178157</text:p>
              </table:table-cell>
              <table:table-cell office:value-type="float" office:value="2.67703">
                <text:p>2.677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236">
                <text:p>1.4236</text:p>
              </table:table-cell>
              <table:table-cell office:value-type="float" office:value="1.4236">
                <text:p>1.4236</text:p>
              </table:table-cell>
              <table:table-cell office:value-type="float" office:value="3.32173">
                <text:p>3.32173</text:p>
              </table:table-cell>
              <table:table-cell office:value-type="float" office:value="0">
                <text:p>0</text:p>
              </table:table-cell>
              <table:table-cell office:value-type="float" office:value="-1.07523">
                <text:p>-1.07523</text:p>
              </table:table-cell>
              <table:table-cell office:value-type="float" office:value="0.178157">
                <text:p>0.178157</text:p>
              </table:table-cell>
              <table:table-cell office:value-type="float" office:value="2.67703">
                <text:p>2.677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6038">
                <text:p>1.46038</text:p>
              </table:table-cell>
              <table:table-cell office:value-type="float" office:value="1.46038">
                <text:p>1.46038</text:p>
              </table:table-cell>
              <table:table-cell office:value-type="float" office:value="3.40756">
                <text:p>3.40756</text:p>
              </table:table-cell>
              <table:table-cell office:value-type="float" office:value="0">
                <text:p>0</text:p>
              </table:table-cell>
              <table:table-cell office:value-type="float" office:value="-1.12747">
                <text:p>-1.12747</text:p>
              </table:table-cell>
              <table:table-cell office:value-type="float" office:value="0.144111">
                <text:p>0.144111</text:p>
              </table:table-cell>
              <table:table-cell office:value-type="float" office:value="2.769">
                <text:p>2.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6038">
                <text:p>1.46038</text:p>
              </table:table-cell>
              <table:table-cell office:value-type="float" office:value="1.46038">
                <text:p>1.46038</text:p>
              </table:table-cell>
              <table:table-cell office:value-type="float" office:value="3.40756">
                <text:p>3.40756</text:p>
              </table:table-cell>
              <table:table-cell office:value-type="float" office:value="0">
                <text:p>0</text:p>
              </table:table-cell>
              <table:table-cell office:value-type="float" office:value="-1.12747">
                <text:p>-1.12747</text:p>
              </table:table-cell>
              <table:table-cell office:value-type="float" office:value="0.144111">
                <text:p>0.144111</text:p>
              </table:table-cell>
              <table:table-cell office:value-type="float" office:value="2.769">
                <text:p>2.7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6038">
                <text:p>1.46038</text:p>
              </table:table-cell>
              <table:table-cell office:value-type="float" office:value="1.46038">
                <text:p>1.46038</text:p>
              </table:table-cell>
              <table:table-cell office:value-type="float" office:value="3.40756">
                <text:p>3.40756</text:p>
              </table:table-cell>
              <table:table-cell office:value-type="float" office:value="0">
                <text:p>0</text:p>
              </table:table-cell>
              <table:table-cell office:value-type="float" office:value="-1.12747">
                <text:p>-1.12747</text:p>
              </table:table-cell>
              <table:table-cell office:value-type="float" office:value="0.144111">
                <text:p>0.144111</text:p>
              </table:table-cell>
              <table:table-cell office:value-type="float" office:value="2.769">
                <text:p>2.7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6038">
                <text:p>1.46038</text:p>
              </table:table-cell>
              <table:table-cell office:value-type="float" office:value="1.46038">
                <text:p>1.46038</text:p>
              </table:table-cell>
              <table:table-cell office:value-type="float" office:value="3.40756">
                <text:p>3.40756</text:p>
              </table:table-cell>
              <table:table-cell office:value-type="float" office:value="0">
                <text:p>0</text:p>
              </table:table-cell>
              <table:table-cell office:value-type="float" office:value="-1.12747">
                <text:p>-1.12747</text:p>
              </table:table-cell>
              <table:table-cell office:value-type="float" office:value="0.144111">
                <text:p>0.144111</text:p>
              </table:table-cell>
              <table:table-cell office:value-type="float" office:value="2.769">
                <text:p>2.7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9585">
                <text:p>1.49585</text:p>
              </table:table-cell>
              <table:table-cell office:value-type="float" office:value="1.49585">
                <text:p>1.49585</text:p>
              </table:table-cell>
              <table:table-cell office:value-type="float" office:value="3.49031">
                <text:p>3.49031</text:p>
              </table:table-cell>
              <table:table-cell office:value-type="float" office:value="0">
                <text:p>0</text:p>
              </table:table-cell>
              <table:table-cell office:value-type="float" office:value="-1.16823">
                <text:p>-1.16823</text:p>
              </table:table-cell>
              <table:table-cell office:value-type="float" office:value="0.112037">
                <text:p>0.112037</text:p>
              </table:table-cell>
              <table:table-cell office:value-type="float" office:value="2.84777">
                <text:p>2.847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9585">
                <text:p>1.49585</text:p>
              </table:table-cell>
              <table:table-cell office:value-type="float" office:value="1.49585">
                <text:p>1.49585</text:p>
              </table:table-cell>
              <table:table-cell office:value-type="float" office:value="3.49031">
                <text:p>3.49031</text:p>
              </table:table-cell>
              <table:table-cell office:value-type="float" office:value="0">
                <text:p>0</text:p>
              </table:table-cell>
              <table:table-cell office:value-type="float" office:value="-1.16823">
                <text:p>-1.16823</text:p>
              </table:table-cell>
              <table:table-cell office:value-type="float" office:value="0.112037">
                <text:p>0.112037</text:p>
              </table:table-cell>
              <table:table-cell office:value-type="float" office:value="2.84777">
                <text:p>2.847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9585">
                <text:p>1.49585</text:p>
              </table:table-cell>
              <table:table-cell office:value-type="float" office:value="1.49585">
                <text:p>1.49585</text:p>
              </table:table-cell>
              <table:table-cell office:value-type="float" office:value="3.49031">
                <text:p>3.49031</text:p>
              </table:table-cell>
              <table:table-cell office:value-type="float" office:value="0">
                <text:p>0</text:p>
              </table:table-cell>
              <table:table-cell office:value-type="float" office:value="-1.16823">
                <text:p>-1.16823</text:p>
              </table:table-cell>
              <table:table-cell office:value-type="float" office:value="0.112037">
                <text:p>0.112037</text:p>
              </table:table-cell>
              <table:table-cell office:value-type="float" office:value="2.84777">
                <text:p>2.84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9585">
                <text:p>1.49585</text:p>
              </table:table-cell>
              <table:table-cell office:value-type="float" office:value="1.49585">
                <text:p>1.49585</text:p>
              </table:table-cell>
              <table:table-cell office:value-type="float" office:value="3.49031">
                <text:p>3.49031</text:p>
              </table:table-cell>
              <table:table-cell office:value-type="float" office:value="0">
                <text:p>0</text:p>
              </table:table-cell>
              <table:table-cell office:value-type="float" office:value="-1.16823">
                <text:p>-1.16823</text:p>
              </table:table-cell>
              <table:table-cell office:value-type="float" office:value="0.112037">
                <text:p>0.112037</text:p>
              </table:table-cell>
              <table:table-cell office:value-type="float" office:value="2.84777">
                <text:p>2.847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897">
                <text:p>1.52897</text:p>
              </table:table-cell>
              <table:table-cell office:value-type="float" office:value="1.52897">
                <text:p>1.52897</text:p>
              </table:table-cell>
              <table:table-cell office:value-type="float" office:value="3.5676">
                <text:p>3.5676</text:p>
              </table:table-cell>
              <table:table-cell office:value-type="float" office:value="0">
                <text:p>0</text:p>
              </table:table-cell>
              <table:table-cell office:value-type="float" office:value="-1.2">
                <text:p>-1.2</text:p>
              </table:table-cell>
              <table:table-cell office:value-type="float" office:value="0.0769025">
                <text:p>0.0769025</text:p>
              </table:table-cell>
              <table:table-cell office:value-type="float" office:value="2.91441">
                <text:p>2.91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2897">
                <text:p>1.52897</text:p>
              </table:table-cell>
              <table:table-cell office:value-type="float" office:value="1.52897">
                <text:p>1.52897</text:p>
              </table:table-cell>
              <table:table-cell office:value-type="float" office:value="3.5676">
                <text:p>3.5676</text:p>
              </table:table-cell>
              <table:table-cell office:value-type="float" office:value="0">
                <text:p>0</text:p>
              </table:table-cell>
              <table:table-cell office:value-type="float" office:value="-1.2">
                <text:p>-1.2</text:p>
              </table:table-cell>
              <table:table-cell office:value-type="float" office:value="0.0769025">
                <text:p>0.0769025</text:p>
              </table:table-cell>
              <table:table-cell office:value-type="float" office:value="2.91441">
                <text:p>2.91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2897">
                <text:p>1.52897</text:p>
              </table:table-cell>
              <table:table-cell office:value-type="float" office:value="1.52897">
                <text:p>1.52897</text:p>
              </table:table-cell>
              <table:table-cell office:value-type="float" office:value="3.5676">
                <text:p>3.5676</text:p>
              </table:table-cell>
              <table:table-cell office:value-type="float" office:value="0">
                <text:p>0</text:p>
              </table:table-cell>
              <table:table-cell office:value-type="float" office:value="-1.2">
                <text:p>-1.2</text:p>
              </table:table-cell>
              <table:table-cell office:value-type="float" office:value="0.0769025">
                <text:p>0.0769025</text:p>
              </table:table-cell>
              <table:table-cell office:value-type="float" office:value="2.91441">
                <text:p>2.914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2897">
                <text:p>1.52897</text:p>
              </table:table-cell>
              <table:table-cell office:value-type="float" office:value="1.52897">
                <text:p>1.52897</text:p>
              </table:table-cell>
              <table:table-cell office:value-type="float" office:value="3.5676">
                <text:p>3.5676</text:p>
              </table:table-cell>
              <table:table-cell office:value-type="float" office:value="0">
                <text:p>0</text:p>
              </table:table-cell>
              <table:table-cell office:value-type="float" office:value="-1.2">
                <text:p>-1.2</text:p>
              </table:table-cell>
              <table:table-cell office:value-type="float" office:value="0.0769025">
                <text:p>0.0769025</text:p>
              </table:table-cell>
              <table:table-cell office:value-type="float" office:value="2.91441">
                <text:p>2.91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5338">
                <text:p>1.55338</text:p>
              </table:table-cell>
              <table:table-cell office:value-type="float" office:value="1.55338">
                <text:p>1.55338</text:p>
              </table:table-cell>
              <table:table-cell office:value-type="float" office:value="3.62455">
                <text:p>3.62455</text:p>
              </table:table-cell>
              <table:table-cell office:value-type="float" office:value="0">
                <text:p>0</text:p>
              </table:table-cell>
              <table:table-cell office:value-type="float" office:value="-1.21994">
                <text:p>-1.21994</text:p>
              </table:table-cell>
              <table:table-cell office:value-type="float" office:value="0.0391961">
                <text:p>0.0391961</text:p>
              </table:table-cell>
              <table:table-cell office:value-type="float" office:value="2.95958">
                <text:p>2.959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5338">
                <text:p>1.55338</text:p>
              </table:table-cell>
              <table:table-cell office:value-type="float" office:value="1.55338">
                <text:p>1.55338</text:p>
              </table:table-cell>
              <table:table-cell office:value-type="float" office:value="3.62455">
                <text:p>3.62455</text:p>
              </table:table-cell>
              <table:table-cell office:value-type="float" office:value="0">
                <text:p>0</text:p>
              </table:table-cell>
              <table:table-cell office:value-type="float" office:value="-1.21994">
                <text:p>-1.21994</text:p>
              </table:table-cell>
              <table:table-cell office:value-type="float" office:value="0.0391961">
                <text:p>0.0391961</text:p>
              </table:table-cell>
              <table:table-cell office:value-type="float" office:value="2.95958">
                <text:p>2.95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5338">
                <text:p>1.55338</text:p>
              </table:table-cell>
              <table:table-cell office:value-type="float" office:value="1.55338">
                <text:p>1.55338</text:p>
              </table:table-cell>
              <table:table-cell office:value-type="float" office:value="3.62455">
                <text:p>3.62455</text:p>
              </table:table-cell>
              <table:table-cell office:value-type="float" office:value="0">
                <text:p>0</text:p>
              </table:table-cell>
              <table:table-cell office:value-type="float" office:value="-1.21994">
                <text:p>-1.21994</text:p>
              </table:table-cell>
              <table:table-cell office:value-type="float" office:value="0.0391961">
                <text:p>0.0391961</text:p>
              </table:table-cell>
              <table:table-cell office:value-type="float" office:value="2.95958">
                <text:p>2.959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5338">
                <text:p>1.55338</text:p>
              </table:table-cell>
              <table:table-cell office:value-type="float" office:value="1.55338">
                <text:p>1.55338</text:p>
              </table:table-cell>
              <table:table-cell office:value-type="float" office:value="3.62455">
                <text:p>3.62455</text:p>
              </table:table-cell>
              <table:table-cell office:value-type="float" office:value="0">
                <text:p>0</text:p>
              </table:table-cell>
              <table:table-cell office:value-type="float" office:value="-1.21994">
                <text:p>-1.21994</text:p>
              </table:table-cell>
              <table:table-cell office:value-type="float" office:value="0.0391961">
                <text:p>0.0391961</text:p>
              </table:table-cell>
              <table:table-cell office:value-type="float" office:value="2.95958">
                <text:p>2.959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208">
                <text:p>1.56208</text:p>
              </table:table-cell>
              <table:table-cell office:value-type="float" office:value="1.56208">
                <text:p>1.56208</text:p>
              </table:table-cell>
              <table:table-cell office:value-type="float" office:value="3.64484">
                <text:p>3.64484</text:p>
              </table:table-cell>
              <table:table-cell office:value-type="float" office:value="0">
                <text:p>0</text:p>
              </table:table-cell>
              <table:table-cell office:value-type="float" office:value="-1.22668">
                <text:p>-1.22668</text:p>
              </table:table-cell>
              <table:table-cell office:value-type="float" office:value="NaN">
                <text:p>NaN</text:p>
              </table:table-cell>
              <table:table-cell office:value-type="float" office:value="2.97526">
                <text:p>2.975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6208">
                <text:p>1.56208</text:p>
              </table:table-cell>
              <table:table-cell office:value-type="float" office:value="1.56208">
                <text:p>1.56208</text:p>
              </table:table-cell>
              <table:table-cell office:value-type="float" office:value="3.64484">
                <text:p>3.64484</text:p>
              </table:table-cell>
              <table:table-cell office:value-type="float" office:value="0">
                <text:p>0</text:p>
              </table:table-cell>
              <table:table-cell office:value-type="float" office:value="-1.22668">
                <text:p>-1.22668</text:p>
              </table:table-cell>
              <table:table-cell office:value-type="float" office:value="NaN">
                <text:p>NaN</text:p>
              </table:table-cell>
              <table:table-cell office:value-type="float" office:value="2.97526">
                <text:p>2.975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6208">
                <text:p>1.56208</text:p>
              </table:table-cell>
              <table:table-cell office:value-type="float" office:value="1.56208">
                <text:p>1.56208</text:p>
              </table:table-cell>
              <table:table-cell office:value-type="float" office:value="3.64484">
                <text:p>3.64484</text:p>
              </table:table-cell>
              <table:table-cell office:value-type="float" office:value="0">
                <text:p>0</text:p>
              </table:table-cell>
              <table:table-cell office:value-type="float" office:value="-1.22668">
                <text:p>-1.22668</text:p>
              </table:table-cell>
              <table:table-cell office:value-type="float" office:value="NaN">
                <text:p>NaN</text:p>
              </table:table-cell>
              <table:table-cell office:value-type="float" office:value="2.97526">
                <text:p>2.975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6208">
                <text:p>1.56208</text:p>
              </table:table-cell>
              <table:table-cell office:value-type="float" office:value="1.56208">
                <text:p>1.56208</text:p>
              </table:table-cell>
              <table:table-cell office:value-type="float" office:value="3.64484">
                <text:p>3.64484</text:p>
              </table:table-cell>
              <table:table-cell office:value-type="float" office:value="0">
                <text:p>0</text:p>
              </table:table-cell>
              <table:table-cell office:value-type="float" office:value="-1.22668">
                <text:p>-1.22668</text:p>
              </table:table-cell>
              <table:table-cell office:value-type="float" office:value="NaN">
                <text:p>NaN</text:p>
              </table:table-cell>
              <table:table-cell office:value-type="float" office:value="2.97526">
                <text:p>2.975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5314">
                <text:p>1.55314</text:p>
              </table:table-cell>
              <table:table-cell office:value-type="float" office:value="1.55314">
                <text:p>1.55314</text:p>
              </table:table-cell>
              <table:table-cell office:value-type="float" office:value="3.624">
                <text:p>3.624</text:p>
              </table:table-cell>
              <table:table-cell office:value-type="float" office:value="0">
                <text:p>0</text:p>
              </table:table-cell>
              <table:table-cell office:value-type="float" office:value="-1.21974">
                <text:p>-1.21974</text:p>
              </table:table-cell>
              <table:table-cell office:value-type="float" office:value="-0.0393846">
                <text:p>-0.0393846</text:p>
              </table:table-cell>
              <table:table-cell office:value-type="float" office:value="2.95912">
                <text:p>2.959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5314">
                <text:p>1.55314</text:p>
              </table:table-cell>
              <table:table-cell office:value-type="float" office:value="1.55314">
                <text:p>1.55314</text:p>
              </table:table-cell>
              <table:table-cell office:value-type="float" office:value="3.624">
                <text:p>3.624</text:p>
              </table:table-cell>
              <table:table-cell office:value-type="float" office:value="0">
                <text:p>0</text:p>
              </table:table-cell>
              <table:table-cell office:value-type="float" office:value="-1.21974">
                <text:p>-1.21974</text:p>
              </table:table-cell>
              <table:table-cell office:value-type="float" office:value="-0.0393846">
                <text:p>-0.0393846</text:p>
              </table:table-cell>
              <table:table-cell office:value-type="float" office:value="2.95912">
                <text:p>2.95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5314">
                <text:p>1.55314</text:p>
              </table:table-cell>
              <table:table-cell office:value-type="float" office:value="1.55314">
                <text:p>1.55314</text:p>
              </table:table-cell>
              <table:table-cell office:value-type="float" office:value="3.624">
                <text:p>3.624</text:p>
              </table:table-cell>
              <table:table-cell office:value-type="float" office:value="0">
                <text:p>0</text:p>
              </table:table-cell>
              <table:table-cell office:value-type="float" office:value="-1.21974">
                <text:p>-1.21974</text:p>
              </table:table-cell>
              <table:table-cell office:value-type="float" office:value="-0.0393846">
                <text:p>-0.0393846</text:p>
              </table:table-cell>
              <table:table-cell office:value-type="float" office:value="2.95912">
                <text:p>2.959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5314">
                <text:p>1.55314</text:p>
              </table:table-cell>
              <table:table-cell office:value-type="float" office:value="1.55314">
                <text:p>1.55314</text:p>
              </table:table-cell>
              <table:table-cell office:value-type="float" office:value="3.624">
                <text:p>3.624</text:p>
              </table:table-cell>
              <table:table-cell office:value-type="float" office:value="0">
                <text:p>0</text:p>
              </table:table-cell>
              <table:table-cell office:value-type="float" office:value="-1.21974">
                <text:p>-1.21974</text:p>
              </table:table-cell>
              <table:table-cell office:value-type="float" office:value="-0.0393846">
                <text:p>-0.0393846</text:p>
              </table:table-cell>
              <table:table-cell office:value-type="float" office:value="2.95912">
                <text:p>2.95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2907">
                <text:p>1.52907</text:p>
              </table:table-cell>
              <table:table-cell office:value-type="float" office:value="1.52907">
                <text:p>1.52907</text:p>
              </table:table-cell>
              <table:table-cell office:value-type="float" office:value="3.56783">
                <text:p>3.56783</text:p>
              </table:table-cell>
              <table:table-cell office:value-type="float" office:value="0">
                <text:p>0</text:p>
              </table:table-cell>
              <table:table-cell office:value-type="float" office:value="-1.19959">
                <text:p>-1.19959</text:p>
              </table:table-cell>
              <table:table-cell office:value-type="float" office:value="-0.077021">
                <text:p>-0.077021</text:p>
              </table:table-cell>
              <table:table-cell office:value-type="float" office:value="2.914">
                <text:p>2.9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2907">
                <text:p>1.52907</text:p>
              </table:table-cell>
              <table:table-cell office:value-type="float" office:value="1.52907">
                <text:p>1.52907</text:p>
              </table:table-cell>
              <table:table-cell office:value-type="float" office:value="3.56783">
                <text:p>3.56783</text:p>
              </table:table-cell>
              <table:table-cell office:value-type="float" office:value="0">
                <text:p>0</text:p>
              </table:table-cell>
              <table:table-cell office:value-type="float" office:value="-1.19959">
                <text:p>-1.19959</text:p>
              </table:table-cell>
              <table:table-cell office:value-type="float" office:value="-0.077021">
                <text:p>-0.077021</text:p>
              </table:table-cell>
              <table:table-cell office:value-type="float" office:value="2.914">
                <text:p>2.9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2907">
                <text:p>1.52907</text:p>
              </table:table-cell>
              <table:table-cell office:value-type="float" office:value="1.52907">
                <text:p>1.52907</text:p>
              </table:table-cell>
              <table:table-cell office:value-type="float" office:value="3.56783">
                <text:p>3.56783</text:p>
              </table:table-cell>
              <table:table-cell office:value-type="float" office:value="0">
                <text:p>0</text:p>
              </table:table-cell>
              <table:table-cell office:value-type="float" office:value="-1.19959">
                <text:p>-1.19959</text:p>
              </table:table-cell>
              <table:table-cell office:value-type="float" office:value="-0.077021">
                <text:p>-0.077021</text:p>
              </table:table-cell>
              <table:table-cell office:value-type="float" office:value="2.914">
                <text:p>2.9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2907">
                <text:p>1.52907</text:p>
              </table:table-cell>
              <table:table-cell office:value-type="float" office:value="1.52907">
                <text:p>1.52907</text:p>
              </table:table-cell>
              <table:table-cell office:value-type="float" office:value="3.56783">
                <text:p>3.56783</text:p>
              </table:table-cell>
              <table:table-cell office:value-type="float" office:value="0">
                <text:p>0</text:p>
              </table:table-cell>
              <table:table-cell office:value-type="float" office:value="-1.19959">
                <text:p>-1.19959</text:p>
              </table:table-cell>
              <table:table-cell office:value-type="float" office:value="-0.077021">
                <text:p>-0.077021</text:p>
              </table:table-cell>
              <table:table-cell office:value-type="float" office:value="2.914">
                <text:p>2.9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9563">
                <text:p>1.49563</text:p>
              </table:table-cell>
              <table:table-cell office:value-type="float" office:value="1.49563">
                <text:p>1.49563</text:p>
              </table:table-cell>
              <table:table-cell office:value-type="float" office:value="3.4898">
                <text:p>3.4898</text:p>
              </table:table-cell>
              <table:table-cell office:value-type="float" office:value="0">
                <text:p>0</text:p>
              </table:table-cell>
              <table:table-cell office:value-type="float" office:value="-1.1679">
                <text:p>-1.1679</text:p>
              </table:table-cell>
              <table:table-cell office:value-type="float" office:value="-0.112025">
                <text:p>-0.112025</text:p>
              </table:table-cell>
              <table:table-cell office:value-type="float" office:value="2.84717">
                <text:p>2.847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9563">
                <text:p>1.49563</text:p>
              </table:table-cell>
              <table:table-cell office:value-type="float" office:value="1.49563">
                <text:p>1.49563</text:p>
              </table:table-cell>
              <table:table-cell office:value-type="float" office:value="3.4898">
                <text:p>3.4898</text:p>
              </table:table-cell>
              <table:table-cell office:value-type="float" office:value="0">
                <text:p>0</text:p>
              </table:table-cell>
              <table:table-cell office:value-type="float" office:value="-1.1679">
                <text:p>-1.1679</text:p>
              </table:table-cell>
              <table:table-cell office:value-type="float" office:value="-0.112025">
                <text:p>-0.112025</text:p>
              </table:table-cell>
              <table:table-cell office:value-type="float" office:value="2.84717">
                <text:p>2.847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9563">
                <text:p>1.49563</text:p>
              </table:table-cell>
              <table:table-cell office:value-type="float" office:value="1.49563">
                <text:p>1.49563</text:p>
              </table:table-cell>
              <table:table-cell office:value-type="float" office:value="3.4898">
                <text:p>3.4898</text:p>
              </table:table-cell>
              <table:table-cell office:value-type="float" office:value="0">
                <text:p>0</text:p>
              </table:table-cell>
              <table:table-cell office:value-type="float" office:value="-1.1679">
                <text:p>-1.1679</text:p>
              </table:table-cell>
              <table:table-cell office:value-type="float" office:value="-0.112025">
                <text:p>-0.112025</text:p>
              </table:table-cell>
              <table:table-cell office:value-type="float" office:value="2.84717">
                <text:p>2.847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9563">
                <text:p>1.49563</text:p>
              </table:table-cell>
              <table:table-cell office:value-type="float" office:value="1.49563">
                <text:p>1.49563</text:p>
              </table:table-cell>
              <table:table-cell office:value-type="float" office:value="3.4898">
                <text:p>3.4898</text:p>
              </table:table-cell>
              <table:table-cell office:value-type="float" office:value="0">
                <text:p>0</text:p>
              </table:table-cell>
              <table:table-cell office:value-type="float" office:value="-1.1679">
                <text:p>-1.1679</text:p>
              </table:table-cell>
              <table:table-cell office:value-type="float" office:value="-0.112025">
                <text:p>-0.112025</text:p>
              </table:table-cell>
              <table:table-cell office:value-type="float" office:value="2.84717">
                <text:p>2.847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6043">
                <text:p>1.46043</text:p>
              </table:table-cell>
              <table:table-cell office:value-type="float" office:value="1.46043">
                <text:p>1.46043</text:p>
              </table:table-cell>
              <table:table-cell office:value-type="float" office:value="3.40767">
                <text:p>3.40767</text:p>
              </table:table-cell>
              <table:table-cell office:value-type="float" office:value="0">
                <text:p>0</text:p>
              </table:table-cell>
              <table:table-cell office:value-type="float" office:value="-1.12734">
                <text:p>-1.12734</text:p>
              </table:table-cell>
              <table:table-cell office:value-type="float" office:value="-0.144215">
                <text:p>-0.144215</text:p>
              </table:table-cell>
              <table:table-cell office:value-type="float" office:value="2.7689">
                <text:p>2.7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6043">
                <text:p>1.46043</text:p>
              </table:table-cell>
              <table:table-cell office:value-type="float" office:value="1.46043">
                <text:p>1.46043</text:p>
              </table:table-cell>
              <table:table-cell office:value-type="float" office:value="3.40767">
                <text:p>3.40767</text:p>
              </table:table-cell>
              <table:table-cell office:value-type="float" office:value="0">
                <text:p>0</text:p>
              </table:table-cell>
              <table:table-cell office:value-type="float" office:value="-1.12734">
                <text:p>-1.12734</text:p>
              </table:table-cell>
              <table:table-cell office:value-type="float" office:value="-0.144215">
                <text:p>-0.144215</text:p>
              </table:table-cell>
              <table:table-cell office:value-type="float" office:value="2.7689">
                <text:p>2.7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6043">
                <text:p>1.46043</text:p>
              </table:table-cell>
              <table:table-cell office:value-type="float" office:value="1.46043">
                <text:p>1.46043</text:p>
              </table:table-cell>
              <table:table-cell office:value-type="float" office:value="3.40767">
                <text:p>3.40767</text:p>
              </table:table-cell>
              <table:table-cell office:value-type="float" office:value="0">
                <text:p>0</text:p>
              </table:table-cell>
              <table:table-cell office:value-type="float" office:value="-1.12734">
                <text:p>-1.12734</text:p>
              </table:table-cell>
              <table:table-cell office:value-type="float" office:value="-0.144215">
                <text:p>-0.144215</text:p>
              </table:table-cell>
              <table:table-cell office:value-type="float" office:value="2.7689">
                <text:p>2.7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6043">
                <text:p>1.46043</text:p>
              </table:table-cell>
              <table:table-cell office:value-type="float" office:value="1.46043">
                <text:p>1.46043</text:p>
              </table:table-cell>
              <table:table-cell office:value-type="float" office:value="3.40767">
                <text:p>3.40767</text:p>
              </table:table-cell>
              <table:table-cell office:value-type="float" office:value="0">
                <text:p>0</text:p>
              </table:table-cell>
              <table:table-cell office:value-type="float" office:value="-1.12734">
                <text:p>-1.12734</text:p>
              </table:table-cell>
              <table:table-cell office:value-type="float" office:value="-0.144215">
                <text:p>-0.144215</text:p>
              </table:table-cell>
              <table:table-cell office:value-type="float" office:value="2.7689">
                <text:p>2.76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2364">
                <text:p>1.42364</text:p>
              </table:table-cell>
              <table:table-cell office:value-type="float" office:value="1.42364">
                <text:p>1.42364</text:p>
              </table:table-cell>
              <table:table-cell office:value-type="float" office:value="3.32182">
                <text:p>3.32182</text:p>
              </table:table-cell>
              <table:table-cell office:value-type="float" office:value="0">
                <text:p>0</text:p>
              </table:table-cell>
              <table:table-cell office:value-type="float" office:value="-1.07512">
                <text:p>-1.07512</text:p>
              </table:table-cell>
              <table:table-cell office:value-type="float" office:value="-0.178267">
                <text:p>-0.178267</text:p>
              </table:table-cell>
              <table:table-cell office:value-type="float" office:value="2.67695">
                <text:p>2.676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2364">
                <text:p>1.42364</text:p>
              </table:table-cell>
              <table:table-cell office:value-type="float" office:value="1.42364">
                <text:p>1.42364</text:p>
              </table:table-cell>
              <table:table-cell office:value-type="float" office:value="3.32182">
                <text:p>3.32182</text:p>
              </table:table-cell>
              <table:table-cell office:value-type="float" office:value="0">
                <text:p>0</text:p>
              </table:table-cell>
              <table:table-cell office:value-type="float" office:value="-1.07512">
                <text:p>-1.07512</text:p>
              </table:table-cell>
              <table:table-cell office:value-type="float" office:value="-0.178267">
                <text:p>-0.178267</text:p>
              </table:table-cell>
              <table:table-cell office:value-type="float" office:value="2.67695">
                <text:p>2.676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2364">
                <text:p>1.42364</text:p>
              </table:table-cell>
              <table:table-cell office:value-type="float" office:value="1.42364">
                <text:p>1.42364</text:p>
              </table:table-cell>
              <table:table-cell office:value-type="float" office:value="3.32182">
                <text:p>3.32182</text:p>
              </table:table-cell>
              <table:table-cell office:value-type="float" office:value="0">
                <text:p>0</text:p>
              </table:table-cell>
              <table:table-cell office:value-type="float" office:value="-1.07512">
                <text:p>-1.07512</text:p>
              </table:table-cell>
              <table:table-cell office:value-type="float" office:value="-0.178267">
                <text:p>-0.178267</text:p>
              </table:table-cell>
              <table:table-cell office:value-type="float" office:value="2.67695">
                <text:p>2.676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2364">
                <text:p>1.42364</text:p>
              </table:table-cell>
              <table:table-cell office:value-type="float" office:value="1.42364">
                <text:p>1.42364</text:p>
              </table:table-cell>
              <table:table-cell office:value-type="float" office:value="3.32182">
                <text:p>3.32182</text:p>
              </table:table-cell>
              <table:table-cell office:value-type="float" office:value="0">
                <text:p>0</text:p>
              </table:table-cell>
              <table:table-cell office:value-type="float" office:value="-1.07512">
                <text:p>-1.07512</text:p>
              </table:table-cell>
              <table:table-cell office:value-type="float" office:value="-0.178267">
                <text:p>-0.178267</text:p>
              </table:table-cell>
              <table:table-cell office:value-type="float" office:value="2.67695">
                <text:p>2.676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9675">
                <text:p>1.39675</text:p>
              </table:table-cell>
              <table:table-cell office:value-type="float" office:value="1.39675">
                <text:p>1.39675</text:p>
              </table:table-cell>
              <table:table-cell office:value-type="float" office:value="3.25908">
                <text:p>3.25908</text:p>
              </table:table-cell>
              <table:table-cell office:value-type="float" office:value="0">
                <text:p>0</text:p>
              </table:table-cell>
              <table:table-cell office:value-type="float" office:value="-1.0229">
                <text:p>-1.0229</text:p>
              </table:table-cell>
              <table:table-cell office:value-type="float" office:value="-0.211348">
                <text:p>-0.211348</text:p>
              </table:table-cell>
              <table:table-cell office:value-type="float" office:value="2.59639">
                <text:p>2.596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9675">
                <text:p>1.39675</text:p>
              </table:table-cell>
              <table:table-cell office:value-type="float" office:value="1.39675">
                <text:p>1.39675</text:p>
              </table:table-cell>
              <table:table-cell office:value-type="float" office:value="3.25908">
                <text:p>3.25908</text:p>
              </table:table-cell>
              <table:table-cell office:value-type="float" office:value="0">
                <text:p>0</text:p>
              </table:table-cell>
              <table:table-cell office:value-type="float" office:value="-1.0229">
                <text:p>-1.0229</text:p>
              </table:table-cell>
              <table:table-cell office:value-type="float" office:value="-0.211348">
                <text:p>-0.211348</text:p>
              </table:table-cell>
              <table:table-cell office:value-type="float" office:value="2.59639">
                <text:p>2.596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9675">
                <text:p>1.39675</text:p>
              </table:table-cell>
              <table:table-cell office:value-type="float" office:value="1.39675">
                <text:p>1.39675</text:p>
              </table:table-cell>
              <table:table-cell office:value-type="float" office:value="3.25908">
                <text:p>3.25908</text:p>
              </table:table-cell>
              <table:table-cell office:value-type="float" office:value="0">
                <text:p>0</text:p>
              </table:table-cell>
              <table:table-cell office:value-type="float" office:value="-1.0229">
                <text:p>-1.0229</text:p>
              </table:table-cell>
              <table:table-cell office:value-type="float" office:value="-0.211348">
                <text:p>-0.211348</text:p>
              </table:table-cell>
              <table:table-cell office:value-type="float" office:value="2.59639">
                <text:p>2.596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9675">
                <text:p>1.39675</text:p>
              </table:table-cell>
              <table:table-cell office:value-type="float" office:value="1.39675">
                <text:p>1.39675</text:p>
              </table:table-cell>
              <table:table-cell office:value-type="float" office:value="3.25908">
                <text:p>3.25908</text:p>
              </table:table-cell>
              <table:table-cell office:value-type="float" office:value="0">
                <text:p>0</text:p>
              </table:table-cell>
              <table:table-cell office:value-type="float" office:value="-1.0229">
                <text:p>-1.0229</text:p>
              </table:table-cell>
              <table:table-cell office:value-type="float" office:value="-0.211348">
                <text:p>-0.211348</text:p>
              </table:table-cell>
              <table:table-cell office:value-type="float" office:value="2.59639">
                <text:p>2.596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7966">
                <text:p>1.37966</text:p>
              </table:table-cell>
              <table:table-cell office:value-type="float" office:value="1.37966">
                <text:p>1.37966</text:p>
              </table:table-cell>
              <table:table-cell office:value-type="float" office:value="3.2192">
                <text:p>3.2192</text:p>
              </table:table-cell>
              <table:table-cell office:value-type="float" office:value="0">
                <text:p>0</text:p>
              </table:table-cell>
              <table:table-cell office:value-type="float" office:value="-0.972358">
                <text:p>-0.972358</text:p>
              </table:table-cell>
              <table:table-cell office:value-type="float" office:value="-0.244821">
                <text:p>-0.244821</text:p>
              </table:table-cell>
              <table:table-cell office:value-type="float" office:value="2.52985">
                <text:p>2.529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7966">
                <text:p>1.37966</text:p>
              </table:table-cell>
              <table:table-cell office:value-type="float" office:value="1.37966">
                <text:p>1.37966</text:p>
              </table:table-cell>
              <table:table-cell office:value-type="float" office:value="3.2192">
                <text:p>3.2192</text:p>
              </table:table-cell>
              <table:table-cell office:value-type="float" office:value="0">
                <text:p>0</text:p>
              </table:table-cell>
              <table:table-cell office:value-type="float" office:value="-0.972358">
                <text:p>-0.972358</text:p>
              </table:table-cell>
              <table:table-cell office:value-type="float" office:value="-0.244821">
                <text:p>-0.244821</text:p>
              </table:table-cell>
              <table:table-cell office:value-type="float" office:value="2.52985">
                <text:p>2.529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7966">
                <text:p>1.37966</text:p>
              </table:table-cell>
              <table:table-cell office:value-type="float" office:value="1.37966">
                <text:p>1.37966</text:p>
              </table:table-cell>
              <table:table-cell office:value-type="float" office:value="3.2192">
                <text:p>3.2192</text:p>
              </table:table-cell>
              <table:table-cell office:value-type="float" office:value="0">
                <text:p>0</text:p>
              </table:table-cell>
              <table:table-cell office:value-type="float" office:value="-0.972358">
                <text:p>-0.972358</text:p>
              </table:table-cell>
              <table:table-cell office:value-type="float" office:value="-0.244821">
                <text:p>-0.244821</text:p>
              </table:table-cell>
              <table:table-cell office:value-type="float" office:value="2.52985">
                <text:p>2.529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7966">
                <text:p>1.37966</text:p>
              </table:table-cell>
              <table:table-cell office:value-type="float" office:value="1.37966">
                <text:p>1.37966</text:p>
              </table:table-cell>
              <table:table-cell office:value-type="float" office:value="3.2192">
                <text:p>3.2192</text:p>
              </table:table-cell>
              <table:table-cell office:value-type="float" office:value="0">
                <text:p>0</text:p>
              </table:table-cell>
              <table:table-cell office:value-type="float" office:value="-0.972358">
                <text:p>-0.972358</text:p>
              </table:table-cell>
              <table:table-cell office:value-type="float" office:value="-0.244821">
                <text:p>-0.244821</text:p>
              </table:table-cell>
              <table:table-cell office:value-type="float" office:value="2.52985">
                <text:p>2.529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7195">
                <text:p>1.37195</text:p>
              </table:table-cell>
              <table:table-cell office:value-type="float" office:value="1.37195">
                <text:p>1.37195</text:p>
              </table:table-cell>
              <table:table-cell office:value-type="float" office:value="3.20121">
                <text:p>3.20121</text:p>
              </table:table-cell>
              <table:table-cell office:value-type="float" office:value="0">
                <text:p>0</text:p>
              </table:table-cell>
              <table:table-cell office:value-type="float" office:value="-0.923231">
                <text:p>-0.923231</text:p>
              </table:table-cell>
              <table:table-cell office:value-type="float" office:value="-0.279336">
                <text:p>-0.279336</text:p>
              </table:table-cell>
              <table:table-cell office:value-type="float" office:value="2.47737">
                <text:p>2.477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7195">
                <text:p>1.37195</text:p>
              </table:table-cell>
              <table:table-cell office:value-type="float" office:value="1.37195">
                <text:p>1.37195</text:p>
              </table:table-cell>
              <table:table-cell office:value-type="float" office:value="3.20121">
                <text:p>3.20121</text:p>
              </table:table-cell>
              <table:table-cell office:value-type="float" office:value="0">
                <text:p>0</text:p>
              </table:table-cell>
              <table:table-cell office:value-type="float" office:value="-0.923231">
                <text:p>-0.923231</text:p>
              </table:table-cell>
              <table:table-cell office:value-type="float" office:value="-0.279336">
                <text:p>-0.279336</text:p>
              </table:table-cell>
              <table:table-cell office:value-type="float" office:value="2.47737">
                <text:p>2.477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7195">
                <text:p>1.37195</text:p>
              </table:table-cell>
              <table:table-cell office:value-type="float" office:value="1.37195">
                <text:p>1.37195</text:p>
              </table:table-cell>
              <table:table-cell office:value-type="float" office:value="3.20121">
                <text:p>3.20121</text:p>
              </table:table-cell>
              <table:table-cell office:value-type="float" office:value="0">
                <text:p>0</text:p>
              </table:table-cell>
              <table:table-cell office:value-type="float" office:value="-0.923231">
                <text:p>-0.923231</text:p>
              </table:table-cell>
              <table:table-cell office:value-type="float" office:value="-0.279336">
                <text:p>-0.279336</text:p>
              </table:table-cell>
              <table:table-cell office:value-type="float" office:value="2.47737">
                <text:p>2.47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7195">
                <text:p>1.37195</text:p>
              </table:table-cell>
              <table:table-cell office:value-type="float" office:value="1.37195">
                <text:p>1.37195</text:p>
              </table:table-cell>
              <table:table-cell office:value-type="float" office:value="3.20121">
                <text:p>3.20121</text:p>
              </table:table-cell>
              <table:table-cell office:value-type="float" office:value="0">
                <text:p>0</text:p>
              </table:table-cell>
              <table:table-cell office:value-type="float" office:value="-0.923231">
                <text:p>-0.923231</text:p>
              </table:table-cell>
              <table:table-cell office:value-type="float" office:value="-0.279336">
                <text:p>-0.279336</text:p>
              </table:table-cell>
              <table:table-cell office:value-type="float" office:value="2.47737">
                <text:p>2.477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7433">
                <text:p>1.37433</text:p>
              </table:table-cell>
              <table:table-cell office:value-type="float" office:value="1.37433">
                <text:p>1.37433</text:p>
              </table:table-cell>
              <table:table-cell office:value-type="float" office:value="3.20677">
                <text:p>3.20677</text:p>
              </table:table-cell>
              <table:table-cell office:value-type="float" office:value="0">
                <text:p>0</text:p>
              </table:table-cell>
              <table:table-cell office:value-type="float" office:value="-0.874007">
                <text:p>-0.874007</text:p>
              </table:table-cell>
              <table:table-cell office:value-type="float" office:value="-0.315489">
                <text:p>-0.315489</text:p>
              </table:table-cell>
              <table:table-cell office:value-type="float" office:value="2.43887">
                <text:p>2.438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7433">
                <text:p>1.37433</text:p>
              </table:table-cell>
              <table:table-cell office:value-type="float" office:value="1.37433">
                <text:p>1.37433</text:p>
              </table:table-cell>
              <table:table-cell office:value-type="float" office:value="3.20677">
                <text:p>3.20677</text:p>
              </table:table-cell>
              <table:table-cell office:value-type="float" office:value="0">
                <text:p>0</text:p>
              </table:table-cell>
              <table:table-cell office:value-type="float" office:value="-0.874007">
                <text:p>-0.874007</text:p>
              </table:table-cell>
              <table:table-cell office:value-type="float" office:value="-0.315489">
                <text:p>-0.315489</text:p>
              </table:table-cell>
              <table:table-cell office:value-type="float" office:value="2.43887">
                <text:p>2.438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7433">
                <text:p>1.37433</text:p>
              </table:table-cell>
              <table:table-cell office:value-type="float" office:value="1.37433">
                <text:p>1.37433</text:p>
              </table:table-cell>
              <table:table-cell office:value-type="float" office:value="3.20677">
                <text:p>3.20677</text:p>
              </table:table-cell>
              <table:table-cell office:value-type="float" office:value="0">
                <text:p>0</text:p>
              </table:table-cell>
              <table:table-cell office:value-type="float" office:value="-0.874007">
                <text:p>-0.874007</text:p>
              </table:table-cell>
              <table:table-cell office:value-type="float" office:value="-0.315489">
                <text:p>-0.315489</text:p>
              </table:table-cell>
              <table:table-cell office:value-type="float" office:value="2.43887">
                <text:p>2.438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7433">
                <text:p>1.37433</text:p>
              </table:table-cell>
              <table:table-cell office:value-type="float" office:value="1.37433">
                <text:p>1.37433</text:p>
              </table:table-cell>
              <table:table-cell office:value-type="float" office:value="3.20677">
                <text:p>3.20677</text:p>
              </table:table-cell>
              <table:table-cell office:value-type="float" office:value="0">
                <text:p>0</text:p>
              </table:table-cell>
              <table:table-cell office:value-type="float" office:value="-0.874007">
                <text:p>-0.874007</text:p>
              </table:table-cell>
              <table:table-cell office:value-type="float" office:value="-0.315489">
                <text:p>-0.315489</text:p>
              </table:table-cell>
              <table:table-cell office:value-type="float" office:value="2.43887">
                <text:p>2.438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8885">
                <text:p>1.38885</text:p>
              </table:table-cell>
              <table:table-cell office:value-type="float" office:value="1.38885">
                <text:p>1.38885</text:p>
              </table:table-cell>
              <table:table-cell office:value-type="float" office:value="3.24065">
                <text:p>3.24065</text:p>
              </table:table-cell>
              <table:table-cell office:value-type="float" office:value="0">
                <text:p>0</text:p>
              </table:table-cell>
              <table:table-cell office:value-type="float" office:value="-0.822306">
                <text:p>-0.822306</text:p>
              </table:table-cell>
              <table:table-cell office:value-type="float" office:value="-0.353902">
                <text:p>-0.353902</text:p>
              </table:table-cell>
              <table:table-cell office:value-type="float" office:value="2.41526">
                <text:p>2.415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8885">
                <text:p>1.38885</text:p>
              </table:table-cell>
              <table:table-cell office:value-type="float" office:value="1.38885">
                <text:p>1.38885</text:p>
              </table:table-cell>
              <table:table-cell office:value-type="float" office:value="3.24065">
                <text:p>3.24065</text:p>
              </table:table-cell>
              <table:table-cell office:value-type="float" office:value="0">
                <text:p>0</text:p>
              </table:table-cell>
              <table:table-cell office:value-type="float" office:value="-0.822306">
                <text:p>-0.822306</text:p>
              </table:table-cell>
              <table:table-cell office:value-type="float" office:value="-0.353902">
                <text:p>-0.353902</text:p>
              </table:table-cell>
              <table:table-cell office:value-type="float" office:value="2.41526">
                <text:p>2.415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8885">
                <text:p>1.38885</text:p>
              </table:table-cell>
              <table:table-cell office:value-type="float" office:value="1.38885">
                <text:p>1.38885</text:p>
              </table:table-cell>
              <table:table-cell office:value-type="float" office:value="3.24065">
                <text:p>3.24065</text:p>
              </table:table-cell>
              <table:table-cell office:value-type="float" office:value="0">
                <text:p>0</text:p>
              </table:table-cell>
              <table:table-cell office:value-type="float" office:value="-0.822306">
                <text:p>-0.822306</text:p>
              </table:table-cell>
              <table:table-cell office:value-type="float" office:value="-0.353902">
                <text:p>-0.353902</text:p>
              </table:table-cell>
              <table:table-cell office:value-type="float" office:value="2.41526">
                <text:p>2.415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8885">
                <text:p>1.38885</text:p>
              </table:table-cell>
              <table:table-cell office:value-type="float" office:value="1.38885">
                <text:p>1.38885</text:p>
              </table:table-cell>
              <table:table-cell office:value-type="float" office:value="3.24065">
                <text:p>3.24065</text:p>
              </table:table-cell>
              <table:table-cell office:value-type="float" office:value="0">
                <text:p>0</text:p>
              </table:table-cell>
              <table:table-cell office:value-type="float" office:value="-0.822306">
                <text:p>-0.822306</text:p>
              </table:table-cell>
              <table:table-cell office:value-type="float" office:value="-0.353902">
                <text:p>-0.353902</text:p>
              </table:table-cell>
              <table:table-cell office:value-type="float" office:value="2.41526">
                <text:p>2.415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1958">
                <text:p>1.41958</text:p>
              </table:table-cell>
              <table:table-cell office:value-type="float" office:value="1.41958">
                <text:p>1.41958</text:p>
              </table:table-cell>
              <table:table-cell office:value-type="float" office:value="3.31236">
                <text:p>3.31236</text:p>
              </table:table-cell>
              <table:table-cell office:value-type="float" office:value="0">
                <text:p>0</text:p>
              </table:table-cell>
              <table:table-cell office:value-type="float" office:value="-0.765194">
                <text:p>-0.765194</text:p>
              </table:table-cell>
              <table:table-cell office:value-type="float" office:value="-0.395238">
                <text:p>-0.395238</text:p>
              </table:table-cell>
              <table:table-cell office:value-type="float" office:value="2.40994">
                <text:p>2.409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1958">
                <text:p>1.41958</text:p>
              </table:table-cell>
              <table:table-cell office:value-type="float" office:value="1.41958">
                <text:p>1.41958</text:p>
              </table:table-cell>
              <table:table-cell office:value-type="float" office:value="3.31236">
                <text:p>3.31236</text:p>
              </table:table-cell>
              <table:table-cell office:value-type="float" office:value="0">
                <text:p>0</text:p>
              </table:table-cell>
              <table:table-cell office:value-type="float" office:value="-0.765194">
                <text:p>-0.765194</text:p>
              </table:table-cell>
              <table:table-cell office:value-type="float" office:value="-0.395238">
                <text:p>-0.395238</text:p>
              </table:table-cell>
              <table:table-cell office:value-type="float" office:value="2.40994">
                <text:p>2.409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1958">
                <text:p>1.41958</text:p>
              </table:table-cell>
              <table:table-cell office:value-type="float" office:value="1.41958">
                <text:p>1.41958</text:p>
              </table:table-cell>
              <table:table-cell office:value-type="float" office:value="3.31236">
                <text:p>3.31236</text:p>
              </table:table-cell>
              <table:table-cell office:value-type="float" office:value="0">
                <text:p>0</text:p>
              </table:table-cell>
              <table:table-cell office:value-type="float" office:value="-0.765194">
                <text:p>-0.765194</text:p>
              </table:table-cell>
              <table:table-cell office:value-type="float" office:value="-0.395238">
                <text:p>-0.395238</text:p>
              </table:table-cell>
              <table:table-cell office:value-type="float" office:value="2.40994">
                <text:p>2.40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1958">
                <text:p>1.41958</text:p>
              </table:table-cell>
              <table:table-cell office:value-type="float" office:value="1.41958">
                <text:p>1.41958</text:p>
              </table:table-cell>
              <table:table-cell office:value-type="float" office:value="3.31236">
                <text:p>3.31236</text:p>
              </table:table-cell>
              <table:table-cell office:value-type="float" office:value="0">
                <text:p>0</text:p>
              </table:table-cell>
              <table:table-cell office:value-type="float" office:value="-0.765194">
                <text:p>-0.765194</text:p>
              </table:table-cell>
              <table:table-cell office:value-type="float" office:value="-0.395238">
                <text:p>-0.395238</text:p>
              </table:table-cell>
              <table:table-cell office:value-type="float" office:value="2.40994">
                <text:p>2.409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7395">
                <text:p>1.47395</text:p>
              </table:table-cell>
              <table:table-cell office:value-type="float" office:value="1.47395">
                <text:p>1.47395</text:p>
              </table:table-cell>
              <table:table-cell office:value-type="float" office:value="3.43921">
                <text:p>3.43921</text:p>
              </table:table-cell>
              <table:table-cell office:value-type="float" office:value="0">
                <text:p>0</text:p>
              </table:table-cell>
              <table:table-cell office:value-type="float" office:value="-0.699455">
                <text:p>-0.699455</text:p>
              </table:table-cell>
              <table:table-cell office:value-type="float" office:value="-0.439853">
                <text:p>-0.439853</text:p>
              </table:table-cell>
              <table:table-cell office:value-type="float" office:value="2.43113">
                <text:p>2.431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7395">
                <text:p>1.47395</text:p>
              </table:table-cell>
              <table:table-cell office:value-type="float" office:value="1.47395">
                <text:p>1.47395</text:p>
              </table:table-cell>
              <table:table-cell office:value-type="float" office:value="3.43921">
                <text:p>3.43921</text:p>
              </table:table-cell>
              <table:table-cell office:value-type="float" office:value="0">
                <text:p>0</text:p>
              </table:table-cell>
              <table:table-cell office:value-type="float" office:value="-0.699455">
                <text:p>-0.699455</text:p>
              </table:table-cell>
              <table:table-cell office:value-type="float" office:value="-0.439853">
                <text:p>-0.439853</text:p>
              </table:table-cell>
              <table:table-cell office:value-type="float" office:value="2.43113">
                <text:p>2.431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